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1f70f" officeooo:paragraph-rsid="0001f70f"/>
    </style:style>
    <style:style style:name="T1" style:family="text">
      <style:text-properties officeooo:rsid="0003139e"/>
    </style:style>
    <style:style style:name="T2" style:family="text">
      <style:text-properties officeooo:rsid="00042b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;; 0x0000 vector de arranque.</text:p>
      <text:p text:style-name="P1">0000 <text:s/>04 9B <text:s text:c="6"/>JMP<text:tab/>009BH<text:tab/><text:tab/><text:tab/><text:tab/>; salto a 0x009B</text:p>
      <text:p text:style-name="P1">0002 <text:s/>00 <text:s text:c="9"/>NOP</text:p>
      <text:p text:style-name="P1"/>
      <text:p text:style-name="P1"><text:tab/>;; 0x0003 vector de interrupción.</text:p>
      <text:p text:style-name="P1">0003 <text:s/>E5 <text:s text:c="9"/>SEL<text:tab/>MB0<text:tab/><text:tab/><text:tab/><text:tab/>; MBF = 0. Selecciona banco 0 de memoria.</text:p>
      <text:p text:style-name="P1">0004 <text:s/>04 0B <text:s text:c="6"/>JMP<text:tab/>000BH<text:tab/><text:tab/><text:tab/><text:tab/>; Salta a 0x000B</text:p>
      <text:p text:style-name="P1">0006 <text:s/>04 9B <text:s text:c="6"/>JMP<text:tab/>009BH<text:tab/><text:tab/><text:tab/><text:tab/>; Salta a 0x009B</text:p>
      <text:p text:style-name="P1">0008 <text:s/>00 <text:s text:c="9"/>NOP</text:p>
      <text:p text:style-name="P1">0009 <text:s/>04 9B <text:s text:c="6"/>JMP<text:tab/>009BH</text:p>
      <text:p text:style-name="P1"/>
      <text:p text:style-name="P1"><text:tab/>;; viene de vector de interrupción.</text:p>
      <text:p text:style-name="P1">000B <text:s/>99 F7 <text:s text:c="6"/>ANL<text:tab/>P1,#F7H<text:tab/><text:tab/><text:tab/></text:p>
      <text:p text:style-name="P1">000D <text:s/>8A F0 <text:s text:c="6"/>ORL<text:tab/>P2,#F0H<text:tab/><text:tab/><text:tab/>; <text:span text:style-name="T2">Configura </text:span>P2.4 a P2.7 como entradas.</text:p>
      <text:p text:style-name="P1">000F <text:s/>0A <text:s text:c="9"/>IN<text:tab/>A,P2<text:tab/><text:tab/><text:tab/><text:tab/>; Lee valor de P2</text:p>
      <text:p text:style-name="P1">0010 <text:s/>53 F0 <text:s text:c="6"/>ANL<text:tab/>A,#F0H<text:tab/><text:tab/><text:tab/>; Descarta P2.0 a P2.3, usados en direccionamiento.</text:p>
      <text:p text:style-name="P1"><text:tab/><text:tab/><text:tab/><text:tab/><text:tab/><text:tab/><text:tab/><text:tab/>;<text:tab/>se queda con bits P2.4 a P2.7</text:p>
      <text:p text:style-name="P1">0012 <text:s/>47 <text:s text:c="9"/>SWAP<text:tab/>A<text:tab/><text:tab/><text:tab/><text:tab/>; Intercambio de nibbles. P2.4 a P2.7 pasa a bits bajos.</text:p>
      <text:p text:style-name="P1">0013 <text:s/>A8 <text:s text:c="9"/>MOV<text:tab/>R0,A<text:tab/><text:tab/><text:tab/><text:tab/>; Almacena valor en R0</text:p>
      <text:p text:style-name="P1">0014 <text:s/>B9 08 <text:s text:c="6"/>MOV<text:tab/>R1,#08H<text:tab/><text:tab/><text:tab/>; R1 = 0x08</text:p>
      <text:p text:style-name="P1">0016 <text:s/>23 1F <text:s text:c="6"/>MOV<text:tab/>A,#1FH<text:tab/><text:tab/><text:tab/>; A = 0x1F</text:p>
      <text:p text:style-name="P1">0018 <text:s/>A1 <text:s text:c="9"/>MOV<text:tab/>@R1,A<text:tab/><text:tab/><text:tab/><text:tab/>; [ R1 = 0x08 ] = 0x1F. Posición 8 memoria = 0x1F</text:p>
      <text:p text:style-name="P1">0019 <text:s/>19 <text:s text:c="9"/>INC<text:tab/>R1<text:tab/><text:tab/><text:tab/><text:tab/>; R1 = 0x09</text:p>
      <text:p text:style-name="P1">001A <text:s/>27 <text:s text:c="9"/>CLR<text:tab/>A<text:tab/><text:tab/><text:tab/><text:tab/>; A = 0</text:p>
      <text:p text:style-name="P1">001B <text:s/>A1 <text:s text:c="9"/>MOV<text:tab/>@R1,A<text:tab/><text:tab/><text:tab/><text:tab/>; [ R1 = 0x09 ] = 0x00. Posición 9 memoria = 0x00</text:p>
      <text:p text:style-name="P1">001C <text:s/>17 <text:s text:c="9"/>INC<text:tab/>A<text:tab/><text:tab/><text:tab/><text:tab/>; A = 1</text:p>
      <text:p text:style-name="P1">001D <text:s/>D7 <text:s text:c="9"/>MOV<text:tab/>PSW,A<text:tab/><text:tab/><text:tab/><text:tab/>; PWS = A = 1 <text:s text:c="3"/>¡¡¡ OJO !!!</text:p>
      <text:p text:style-name="P1">001E <text:s/>93 <text:s text:c="9"/>RETR<text:tab/><text:tab/><text:tab/><text:tab/><text:tab/>; NO RETORNA. CONTINUA PERO LIMPIA FLAG DE LA INTERRUPCION.</text:p>
      <text:p text:style-name="P1"><text:tab/><text:tab/><text:tab/><text:tab/><text:tab/><text:tab/><text:tab/><text:tab/>; Qué cabroncete, casi se me pasa esto. :-)</text:p>
      <text:p text:style-name="P1"/>
      <text:p text:style-name="P1"><text:tab/>;; <text:span text:style-name="T2">saltos según valor leído en P2.4 a P2.7</text:span></text:p>
      <text:p text:style-name="P1">001F <text:s/>E5 <text:s text:c="9"/>SEL<text:tab/>MB0<text:tab/><text:tab/><text:tab/><text:tab/>; MBF = 0. Selecciona banco 0 de memoria.</text:p>
      <text:p text:style-name="P1">0020 <text:s/>F8 <text:s text:c="9"/>MOV<text:tab/>A,R0<text:tab/><text:tab/><text:tab/><text:tab/>; A = R0 = Valor leído de P2.</text:p>
      <text:p text:style-name="P1">0021 <text:s/>C6 9B <text:s text:c="6"/>JZ<text:tab/>009BH<text:tab/><text:tab/><text:tab/><text:tab/>; Si = 0x00, salta a 0x009B</text:p>
      <text:p text:style-name="P1">0023 <text:s/>23 0F <text:s text:c="6"/>MOV<text:tab/>A,#0FH<text:tab/><text:tab/><text:tab/>; </text:p>
      <text:p text:style-name="P1">0025 <text:s/>D8 <text:s text:c="9"/>XRL<text:tab/>A,R0<text:tab/><text:tab/><text:tab/><text:tab/>;</text:p>
      <text:p text:style-name="P1">0026 <text:s/>C6 98 <text:s text:c="6"/>JZ<text:tab/>0098H<text:tab/><text:tab/><text:tab/><text:tab/>; Si = 0x0F, salta a 0x0098 </text:p>
      <text:p text:style-name="P1">0028 <text:s/>23 0E <text:s text:c="6"/>MOV<text:tab/>A,#0EH<text:tab/><text:tab/><text:tab/>;</text:p>
      <text:p text:style-name="P1">002A <text:s/>D8 <text:s text:c="9"/>XRL<text:tab/>A,R0<text:tab/><text:tab/><text:tab/><text:tab/>;</text:p>
      <text:p text:style-name="P1">002B <text:s/>C6 96 <text:s text:c="6"/>JZ<text:tab/>0096H<text:tab/><text:tab/><text:tab/><text:tab/>; Si = 0x0E, salta a 0x0096</text:p>
      <text:p text:style-name="P1">002D <text:s/>23 0D <text:s text:c="6"/>MOV<text:tab/>A,#0DH<text:tab/><text:tab/><text:tab/>;</text:p>
      <text:p text:style-name="P1"><text:soft-page-break/>002F <text:s/>D8 <text:s text:c="9"/>XRL<text:tab/>A,R0<text:tab/><text:tab/><text:tab/><text:tab/>;</text:p>
      <text:p text:style-name="P1">0030 <text:s/>C6 92 <text:s text:c="6"/>JZ<text:tab/>0092H<text:tab/><text:tab/><text:tab/><text:tab/>; Si = 0x0D, salta a 0x0092</text:p>
      <text:p text:style-name="P1">0032 <text:s/>23 0C <text:s text:c="6"/>MOV<text:tab/>A,#0CH<text:tab/><text:tab/><text:tab/>;</text:p>
      <text:p text:style-name="P1">0034 <text:s/>D8 <text:s text:c="9"/>XRL<text:tab/>A,R0<text:tab/><text:tab/><text:tab/><text:tab/>;</text:p>
      <text:p text:style-name="P1">0035 <text:s/>C6 8D <text:s text:c="6"/>JZ<text:tab/>008DH<text:tab/><text:tab/><text:tab/><text:tab/>; Si = 0x0C, salta a 0x008D</text:p>
      <text:p text:style-name="P1">0037 <text:s/>23 01 <text:s text:c="6"/>MOV<text:tab/>A,#01H<text:tab/><text:tab/><text:tab/>;</text:p>
      <text:p text:style-name="P1">0039 <text:s/>D8 <text:s text:c="9"/>XRL<text:tab/>A,R0<text:tab/><text:tab/><text:tab/><text:tab/>;</text:p>
      <text:p text:style-name="P1">003A <text:s/>C6 70 <text:s text:c="6"/>JZ<text:tab/>0070H<text:tab/><text:tab/><text:tab/><text:tab/>; Si = 0x01, salta a 0x0070</text:p>
      <text:p text:style-name="P1">003C <text:s/>23 02 <text:s text:c="6"/>MOV<text:tab/>A,#02H<text:tab/><text:tab/><text:tab/>;</text:p>
      <text:p text:style-name="P1">003E <text:s/>D8 <text:s text:c="9"/>XRL<text:tab/>A,R0<text:tab/><text:tab/><text:tab/><text:tab/>;</text:p>
      <text:p text:style-name="P1">003F <text:s/>C6 72 <text:s text:c="6"/>JZ<text:tab/>0072H<text:tab/><text:tab/><text:tab/><text:tab/>; Si = 0x02, salta a 0x0072</text:p>
      <text:p text:style-name="P1">0041 <text:s/>23 03 <text:s text:c="6"/>MOV<text:tab/>A,#03H<text:tab/><text:tab/><text:tab/>;</text:p>
      <text:p text:style-name="P1">0043 <text:s/>D8 <text:s text:c="9"/>XRL<text:tab/>A,R0<text:tab/><text:tab/><text:tab/><text:tab/>; </text:p>
      <text:p text:style-name="P1">0044 <text:s/>C6 75 <text:s text:c="6"/>JZ<text:tab/>0075H<text:tab/><text:tab/><text:tab/><text:tab/>; Si = 0x03, salta a 0x0075</text:p>
      <text:p text:style-name="P1">0046 <text:s/>23 04 <text:s text:c="6"/>MOV<text:tab/>A,#04H<text:tab/><text:tab/><text:tab/>;</text:p>
      <text:p text:style-name="P1">0048 <text:s/>D8 <text:s text:c="9"/>XRL<text:tab/>A,R0<text:tab/><text:tab/><text:tab/><text:tab/>;</text:p>
      <text:p text:style-name="P1">0049 <text:s/>C6 78 <text:s text:c="6"/>JZ<text:tab/>0078H<text:tab/><text:tab/><text:tab/><text:tab/>; Si = 0x04, salta a 0x0078</text:p>
      <text:p text:style-name="P1">004B <text:s/>23 05 <text:s text:c="6"/>MOV<text:tab/>A,#05H<text:tab/><text:tab/><text:tab/>;</text:p>
      <text:p text:style-name="P1">004D <text:s/>D8 <text:s text:c="9"/>XRL<text:tab/>A,R0<text:tab/><text:tab/><text:tab/><text:tab/>;</text:p>
      <text:p text:style-name="P1">004E <text:s/>C6 7A <text:s text:c="6"/>JZ<text:tab/>007AH<text:tab/><text:tab/><text:tab/><text:tab/>; Si = 0x05, salta a 0x007A</text:p>
      <text:p text:style-name="P1">0050 <text:s/>23 06 <text:s text:c="6"/>MOV<text:tab/>A,#06H<text:tab/><text:tab/><text:tab/>;</text:p>
      <text:p text:style-name="P1">0052 <text:s/>D8 <text:s text:c="9"/>XRL<text:tab/>A,R0<text:tab/><text:tab/><text:tab/><text:tab/>;</text:p>
      <text:p text:style-name="P1">0053 <text:s/>C6 7D <text:s text:c="6"/>JZ<text:tab/>007DH<text:tab/><text:tab/><text:tab/><text:tab/>; Si = 0x06, salta a 0x007D</text:p>
      <text:p text:style-name="P1">0055 <text:s/>23 07 <text:s text:c="6"/>MOV<text:tab/>A,#07H<text:tab/><text:tab/><text:tab/>;</text:p>
      <text:p text:style-name="P1">0057 <text:s/>D8 <text:s text:c="9"/>XRL<text:tab/>A,R0<text:tab/><text:tab/><text:tab/><text:tab/>;</text:p>
      <text:p text:style-name="P1">0058 <text:s/>C6 81 <text:s text:c="6"/>JZ<text:tab/>0081H<text:tab/><text:tab/><text:tab/><text:tab/>; Si = 0x07, salta a 0x0081</text:p>
      <text:p text:style-name="P1">005A <text:s/>23 08 <text:s text:c="6"/>MOV<text:tab/>A,#08H <text:s text:c="16"/><text:tab/>;</text:p>
      <text:p text:style-name="P1">005C <text:s/>D8 <text:s text:c="9"/>XRL<text:tab/>A,R0<text:tab/><text:tab/><text:tab/><text:tab/>;</text:p>
      <text:p text:style-name="P1">005D <text:s/>C6 83 <text:s text:c="6"/>JZ<text:tab/>0083H<text:tab/><text:tab/><text:tab/><text:tab/>; Si = 0x08, salta a 0x0083</text:p>
      <text:p text:style-name="P1">005F <text:s/>23 09 <text:s text:c="6"/>MOV<text:tab/>A,#09H<text:tab/><text:tab/><text:tab/>;</text:p>
      <text:p text:style-name="P1">0061 <text:s/>D8 <text:s text:c="9"/>XRL<text:tab/>A,R0<text:tab/><text:tab/><text:tab/><text:tab/>;</text:p>
      <text:p text:style-name="P1">0062 <text:s/>C6 85 <text:s text:c="6"/>JZ<text:tab/>0085H<text:tab/><text:tab/><text:tab/><text:tab/>; Si = 0x09, salta a 0x0085</text:p>
      <text:p text:style-name="P1">0064 <text:s/>23 0A <text:s text:c="6"/>MOV<text:tab/>A,#0AH<text:tab/><text:tab/><text:tab/>;</text:p>
      <text:p text:style-name="P1">0066 <text:s/>D8 <text:s text:c="9"/>XRL<text:tab/>A,R0<text:tab/><text:tab/><text:tab/><text:tab/>;</text:p>
      <text:p text:style-name="P1">0067 <text:s/>C6 87 <text:s text:c="6"/>JZ<text:tab/>0087H<text:tab/><text:tab/><text:tab/><text:tab/>; Si = 0x0A, salta a 0x0087</text:p>
      <text:p text:style-name="P1">0069 <text:s/>23 0B <text:s text:c="6"/>MOV<text:tab/>A,#0BH<text:tab/><text:tab/><text:tab/>; </text:p>
      <text:p text:style-name="P1">006B <text:s/>D8 <text:s text:c="9"/>XRL<text:tab/>A,R0<text:tab/><text:tab/><text:tab/><text:tab/>;</text:p>
      <text:p text:style-name="P1">006C <text:s/>C6 89 <text:s text:c="6"/>JZ<text:tab/>0089H<text:tab/><text:tab/><text:tab/><text:tab/>; Si = 0x0B, salta a 0x0089</text:p>
      <text:p text:style-name="P1">006E <text:s/>04 1F <text:s text:c="6"/>JMP<text:tab/>001FH</text:p>
      <text:p text:style-name="P1">0070 <text:s/>24 AB <text:s text:c="6"/>JMP<text:tab/>01ABH</text:p>
      <text:p text:style-name="P1">0072 <text:s/>F5 <text:s text:c="9"/>SEL<text:tab/>MB1</text:p>
      <text:p text:style-name="P1">0073 <text:s/>A4 00 <text:s text:c="6"/>JMP<text:tab/>0500H</text:p>
      <text:p text:style-name="P1"><text:soft-page-break/>0075 <text:s/>F5 <text:s text:c="9"/>SEL<text:tab/>MB1</text:p>
      <text:p text:style-name="P1">0076 <text:s/>A4 3B <text:s text:c="6"/>JMP<text:tab/>053BH</text:p>
      <text:p text:style-name="P1">0078 <text:s/>24 7A <text:s text:c="6"/>JMP<text:tab/>017AH</text:p>
      <text:p text:style-name="P1">007A <text:s/>F5 <text:s text:c="9"/>SEL<text:tab/>MB1</text:p>
      <text:p text:style-name="P1">007B <text:s/>C4 61 <text:s text:c="6"/>JMP<text:tab/>0661H</text:p>
      <text:p text:style-name="P1">007D <text:s/>14 F2 <text:s text:c="6"/>CALL<text:tab/>00F2H</text:p>
      <text:p text:style-name="P1">007F <text:s/>04 9B <text:s text:c="6"/>JMP<text:tab/>009BH</text:p>
      <text:p text:style-name="P1">0081 <text:s/>24 4A <text:s text:c="6"/>JMP<text:tab/>014AH</text:p>
      <text:p text:style-name="P1">0083 <text:s/>24 B6 <text:s text:c="6"/>JMP<text:tab/>01B6H</text:p>
      <text:p text:style-name="P1">0085 <text:s/>64 5C <text:s text:c="6"/>JMP<text:tab/>035CH</text:p>
      <text:p text:style-name="P1">0087 <text:s/>64 A0 <text:s text:c="6"/>JMP<text:tab/>03A0H</text:p>
      <text:p text:style-name="P1">0089 <text:s/>14 E8 <text:s text:c="6"/>CALL<text:tab/>00E8H</text:p>
      <text:p text:style-name="P1">008B <text:s/>04 9B <text:s text:c="6"/>JMP<text:tab/>009BH</text:p>
      <text:p text:style-name="P1">008D <text:s/>34 60 <text:s text:c="6"/>CALL<text:tab/>0160H</text:p>
      <text:p text:style-name="P1">008F <text:s/>E5 <text:s text:c="9"/>SEL<text:tab/>MB0</text:p>
      <text:p text:style-name="P1">0090 <text:s/>04 9B <text:s text:c="6"/>JMP<text:tab/>009BH</text:p>
      <text:p text:style-name="P1">0092 <text:s/>34 09 <text:s text:c="6"/>CALL<text:tab/>0109H</text:p>
      <text:p text:style-name="P1">0094 <text:s/>04 9B <text:s text:c="6"/>JMP<text:tab/>009BH</text:p>
      <text:p text:style-name="P1">0096 <text:s/>64 A4 <text:s text:c="6"/>JMP<text:tab/>03A4H</text:p>
      <text:p text:style-name="P1"/>
      <text:p text:style-name="P1"><text:tab/>;; <text:span text:style-name="T1">INT, con entrada 0x0F</text:span></text:p>
      <text:p text:style-name="P1">0098 <text:s/>F5 <text:s text:c="9"/>SEL<text:tab/>MB1<text:tab/><text:tab/><text:tab/><text:tab/><text:tab/><text:span text:style-name="T1">Selecciona banco 1</text:span></text:p>
      <text:p text:style-name="P1">0099 <text:s/>A4 4D <text:s text:c="6"/>JMP<text:tab/>054DH<text:tab/><text:tab/><text:tab/><text:tab/><text:tab/><text:span text:style-name="T1">Salto a 0x054D</text:span></text:p>
      <text:p text:style-name="P1"/>
      <text:p text:style-name="P1"><text:tab/>;; ================================================================================</text:p>
      <text:p text:style-name="P1"><text:tab/>;; ENTRADA DESDE 0x0000 (vector de arranque) ó después de tratamiento interrupción.</text:p>
      <text:p text:style-name="P1"><text:tab/>;; ================================================================================</text:p>
      <text:p text:style-name="P1">009B <text:s/>05 <text:s text:c="9"/>EN<text:tab/>I<text:tab/><text:tab/><text:tab/><text:tab/><text:tab/>; habilita interrupciones externas.</text:p>
      <text:p text:style-name="P1">009C <text:s/>35 <text:s text:c="9"/>DIS<text:tab/>TCNTI<text:tab/><text:tab/><text:tab/><text:tab/><text:tab/>; deshabilita interrupción del contador/temporizador.</text:p>
      <text:p text:style-name="P1">009D <text:s/>75 <text:s text:c="9"/>ENT0<text:tab/>CLK<text:tab/><text:tab/><text:tab/><text:tab/><text:tab/>; habilita salida de reloj en T0.</text:p>
      <text:p text:style-name="P1"><text:tab/><text:tab/><text:tab/><text:tab/><text:tab/><text:tab/><text:tab/><text:tab/><text:tab/>; <text:tab/>***** este reloj se envía a las patillas CLK de los AY-3-8910</text:p>
      <text:p text:style-name="P1">009E <text:s/>99 03 <text:s text:c="6"/>ANL<text:tab/>P1,#03H<text:tab/><text:tab/><text:tab/><text:tab/>; P1 = P1 AND 0x03.</text:p>
      <text:p text:style-name="P1"><text:tab/><text:tab/><text:tab/><text:tab/><text:tab/><text:tab/><text:tab/><text:tab/><text:tab/>;<text:tab/>***** puesta a 1 de patilla A9 de AY-3-8910 ???</text:p>
      <text:p text:style-name="P1">00A0 <text:s/>14 C2 <text:s text:c="6"/>CALL<text:tab/>00C2H<text:tab/><text:tab/><text:tab/><text:tab/><text:tab/>; retardo.</text:p>
      <text:p text:style-name="P1">00A2 <text:s/>B9 FF <text:s text:c="6"/>MOV<text:tab/>R1,#FFH<text:tab/><text:tab/><text:tab/><text:tab/>; R1 = 0xFF</text:p>
      <text:p text:style-name="P1">00A4 <text:s/>54 EF <text:s text:c="6"/>CALL<text:tab/>02EFH<text:tab/><text:tab/><text:tab/><text:tab/><text:tab/>; Selección AY-3-8910 derecho? </text:p>
      <text:p text:style-name="P1">00A6 <text:s/>14 BC <text:s text:c="6"/>CALL<text:tab/>00BCH<text:tab/><text:tab/><text:tab/><text:tab/><text:tab/>; Deshabilita registros tono y ruido del chip.</text:p>
      <text:p text:style-name="P1">00A8 <text:s/>54 F3 <text:s text:c="6"/>CALL<text:tab/>02F3H<text:tab/><text:tab/><text:tab/><text:tab/><text:tab/>; Selección AY-3-8910 izquierdo?</text:p>
      <text:p text:style-name="P1">00AA <text:s/>14 BC <text:s text:c="6"/>CALL<text:tab/>00BCH<text:tab/><text:tab/><text:tab/><text:tab/><text:tab/>; Deshabilita registros tono y ruido del chip.</text:p>
      <text:p text:style-name="P1">00AC <text:s/>89 0F <text:s text:c="6"/>ORL<text:tab/>P1,#0FH<text:tab/><text:tab/><text:tab/><text:tab/>; P1 = 0x0F. A9 y RESET de chips AY = 1. Deshabilitados.</text:p>
      <text:p text:style-name="P1"><text:tab/><text:tab/><text:tab/><text:tab/><text:tab/><text:tab/><text:tab/><text:tab/><text:tab/>;<text:tab/>P1.3 = 1. Va a conector. Configurado como entrada ???</text:p>
      <text:p text:style-name="P1">00AE <text:s/>8A FF <text:s text:c="6"/>ORL<text:tab/>P2,#FFH<text:tab/><text:tab/><text:tab/><text:tab/>; P2 = 0xFF. P2.4 a P2.7 van a conector. Como entradas ???</text:p>
      <text:p text:style-name="P1"><text:soft-page-break/>00B0 <text:s/>BC B4 <text:s text:c="6"/>MOV<text:tab/>R4,#B4H<text:tab/><text:tab/><text:tab/><text:tab/>; R4 = 0xB4</text:p>
      <text:p text:style-name="P1">00B2 <text:s/>BB FA <text:s text:c="6"/>MOV<text:tab/>R3,#FAH<text:tab/><text:tab/><text:tab/><text:tab/>; R3 = 0xFA<text:tab/><text:tab/><text:tab/><text:tab/></text:p>
      <text:p text:style-name="P1">00B4 <text:s/>BE 01 <text:s text:c="6"/>MOV<text:tab/>R6,#01H<text:tab/><text:tab/><text:tab/><text:tab/>; R6 = 0x01</text:p>
      <text:p text:style-name="P1">00B6 <text:s/>74 22 <text:s text:c="6"/>CALL<text:tab/>0322H<text:tab/><text:tab/><text:tab/><text:tab/><text:tab/>; retardo?</text:p>
      <text:p text:style-name="P1">00B8 <text:s/>EC B2 <text:s text:c="6"/>DJNZ<text:tab/>R4,00B2H<text:tab/><text:tab/><text:tab/><text:tab/>; continúa retardo?</text:p>
      <text:p text:style-name="P1">00BA <text:s/>24 C8 <text:s text:c="6"/>JMP<text:tab/>01C8H</text:p>
      <text:p text:style-name="P1"/>
      <text:p text:style-name="P1"/>
      <text:p text:style-name="P1"><text:tab/>;; subrutina</text:p>
      <text:p text:style-name="P1">00BC <text:s/>B8 07 <text:s text:c="6"/>MOV<text:tab/>R0,#07H<text:tab/><text:tab/><text:tab/><text:tab/>; R0 = 0x07</text:p>
      <text:p text:style-name="P1">00BE <text:s/>23 FF <text:s text:c="6"/>MOV<text:tab/>A,#FFH<text:tab/><text:tab/><text:tab/><text:tab/>; A = 0xFF</text:p>
      <text:p text:style-name="P1">00C0 <text:s/>90 <text:s text:c="9"/>MOVX<text:tab/>@R0,A<text:tab/><text:tab/><text:tab/><text:tab/><text:tab/>; [R0] memoria externa = 0xFF</text:p>
      <text:p text:style-name="P1"><text:tab/><text:tab/><text:tab/><text:tab/><text:tab/><text:tab/><text:tab/><text:tab/><text:tab/>; Registro R7 de AY-3-8910 = 0xFF</text:p>
      <text:p text:style-name="P1"><text:tab/><text:tab/><text:tab/><text:tab/><text:tab/><text:tab/><text:tab/><text:tab/><text:tab/>; <text:tab/>Deshabilita generadores de tono, de ruido y </text:p>
      <text:p text:style-name="P1"><text:tab/><text:tab/><text:tab/><text:tab/><text:tab/><text:tab/><text:tab/><text:tab/><text:tab/>;<text:tab/>puertos como salida aunque no son utilizados ni cableados.</text:p>
      <text:p text:style-name="P1">00C1 <text:s/>83 <text:s text:c="9"/>RET</text:p>
      <text:p text:style-name="P1"/>
      <text:p text:style-name="P1"><text:tab/>; subrutina de retardo.</text:p>
      <text:p text:style-name="P1">00C2 <text:s/>23 FF <text:s text:c="6"/>MOV<text:tab/>A,#FFH</text:p>
      <text:p text:style-name="P1">00C4 <text:s/>07 <text:s text:c="9"/>DEC<text:tab/>A</text:p>
      <text:p text:style-name="P1">00C5 <text:s/>96 C4 <text:s text:c="6"/>JNZ<text:tab/>00C4H</text:p>
      <text:p text:style-name="P1">00C7 <text:s/>83 <text:s text:c="9"/>RET</text:p>
      <text:p text:style-name="P1"/>
      <text:p text:style-name="P1"/>
      <text:p text:style-name="P1">00C8 <text:s/>B8 08 <text:s text:c="6"/>MOV<text:tab/>R0,#08H</text:p>
      <text:p text:style-name="P1">00CA <text:s/>90 <text:s text:c="9"/>MOVX<text:tab/>@R0,A</text:p>
      <text:p text:style-name="P1">00CB <text:s/>18 <text:s text:c="9"/>INC<text:tab/>R0</text:p>
      <text:p text:style-name="P1">00CC <text:s/>90 <text:s text:c="9"/>MOVX<text:tab/>@R0,A</text:p>
      <text:p text:style-name="P1">00CD <text:s/>18 <text:s text:c="9"/>INC<text:tab/>R0</text:p>
      <text:p text:style-name="P1">00CE <text:s/>90 <text:s text:c="9"/>MOVX<text:tab/>@R0,A</text:p>
      <text:p text:style-name="P1">00CF <text:s/>18 <text:s text:c="9"/>INC<text:tab/>R0</text:p>
      <text:p text:style-name="P1">00D0 <text:s/>90 <text:s text:c="9"/>MOVX<text:tab/>@R0,A</text:p>
      <text:p text:style-name="P1">00D1 <text:s/>B9 FF <text:s text:c="6"/>MOV<text:tab/>R1,#FFH</text:p>
      <text:p text:style-name="P1">00D3 <text:s/>83 <text:s text:c="9"/>RET</text:p>
      <text:p text:style-name="P1">00D4 <text:s/>54 EF <text:s text:c="6"/>CALL<text:tab/>02EFH</text:p>
      <text:p text:style-name="P1">00D6 <text:s/>23 FF <text:s text:c="6"/>MOV<text:tab/>A,#FFH</text:p>
      <text:p text:style-name="P1">00D8 <text:s/>D5 <text:s text:c="9"/>SEL<text:tab/>RB1</text:p>
      <text:p text:style-name="P1">00D9 <text:s/>A9 <text:s text:c="9"/>MOV<text:tab/>R1,A</text:p>
      <text:p text:style-name="P1">00DA <text:s/>C5 <text:s text:c="9"/>SEL<text:tab/>RB0</text:p>
      <text:p text:style-name="P1">00DB <text:s/>14 C8 <text:s text:c="6"/>CALL<text:tab/>00C8H</text:p>
      <text:p text:style-name="P1">00DD <text:s/>18 <text:s text:c="9"/>INC<text:tab/>R0</text:p>
      <text:p text:style-name="P1">00DE <text:s/>83 <text:s text:c="9"/>RET</text:p>
      <text:p text:style-name="P1"><text:soft-page-break/>00DF <text:s/>54 F3 <text:s text:c="6"/>CALL<text:tab/>02F3H</text:p>
      <text:p text:style-name="P1">00E1 <text:s/>23 FF <text:s text:c="6"/>MOV<text:tab/>A,#FFH</text:p>
      <text:p text:style-name="P1">00E3 <text:s/>D5 <text:s text:c="9"/>SEL<text:tab/>RB1</text:p>
      <text:p text:style-name="P1">00E4 <text:s/>AA <text:s text:c="9"/>MOV<text:tab/>R2,A</text:p>
      <text:p text:style-name="P1">00E5 <text:s/>C5 <text:s text:c="9"/>SEL<text:tab/>RB0</text:p>
      <text:p text:style-name="P1">00E6 <text:s/>04 DB <text:s text:c="6"/>JMP<text:tab/>00DBH</text:p>
      <text:p text:style-name="P1">00E8 <text:s/>14 D4 <text:s text:c="6"/>CALL<text:tab/>00D4H</text:p>
      <text:p text:style-name="P1">00EA <text:s/>23 08 <text:s text:c="6"/>MOV<text:tab/>A,#08H</text:p>
      <text:p text:style-name="P1">00EC <text:s/>90 <text:s text:c="9"/>MOVX<text:tab/>@R0,A</text:p>
      <text:p text:style-name="P1">00ED <text:s/>BF ED <text:s text:c="6"/>MOV<text:tab/>R7,#EDH</text:p>
      <text:p text:style-name="P1">00EF <text:s/>D4 00 <text:s text:c="6"/>CALL<text:tab/>0600H</text:p>
      <text:p text:style-name="P1">00F1 <text:s/>83 <text:s text:c="9"/>RET</text:p>
      <text:p text:style-name="P1">00F2 <text:s/>14 D4 <text:s text:c="6"/>CALL<text:tab/>00D4H</text:p>
      <text:p text:style-name="P1">00F4 <text:s/>23 08 <text:s text:c="6"/>MOV<text:tab/>A,#08H</text:p>
      <text:p text:style-name="P1">00F6 <text:s/>90 <text:s text:c="9"/>MOVX<text:tab/>@R0,A</text:p>
      <text:p text:style-name="P1">00F7 <text:s/>14 DF <text:s text:c="6"/>CALL<text:tab/>00DFH</text:p>
      <text:p text:style-name="P1">00F9 <text:s/>23 09 <text:s text:c="6"/>MOV<text:tab/>A,#09H</text:p>
      <text:p text:style-name="P1">00FB <text:s/>90 <text:s text:c="9"/>MOVX<text:tab/>@R0,A</text:p>
      <text:p text:style-name="P1">00FC <text:s/>BF 2F <text:s text:c="6"/>MOV<text:tab/>R7,#2FH</text:p>
      <text:p text:style-name="P1">00FE <text:s/>94 00 <text:s text:c="6"/>CALL<text:tab/>0400H</text:p>
      <text:p text:style-name="P1">0100 <text:s/>BF C0 <text:s text:c="6"/>MOV<text:tab/>R7,#C0H</text:p>
      <text:p text:style-name="P1">0102 <text:s/>94 00 <text:s text:c="6"/>CALL<text:tab/>0400H</text:p>
      <text:p text:style-name="P1">0104 <text:s/>BF 2F <text:s text:c="6"/>MOV<text:tab/>R7,#2FH</text:p>
      <text:p text:style-name="P1">0106 <text:s/>B4 00 <text:s text:c="6"/>CALL<text:tab/>0500H</text:p>
      <text:p text:style-name="P1">0108 <text:s/>83 <text:s text:c="9"/>RET</text:p>
      <text:p text:style-name="P1">0109 <text:s/>14 DF <text:s text:c="6"/>CALL<text:tab/>00DFH</text:p>
      <text:p text:style-name="P1">010B <text:s/>23 07 <text:s text:c="6"/>MOV<text:tab/>A,#07H</text:p>
      <text:p text:style-name="P1">010D <text:s/>90 <text:s text:c="9"/>MOVX<text:tab/>@R0,A</text:p>
      <text:p text:style-name="P1">010E <text:s/>14 D4 <text:s text:c="6"/>CALL<text:tab/>00D4H</text:p>
      <text:p text:style-name="P1">0110 <text:s/>23 01 <text:s text:c="6"/>MOV<text:tab/>A,#01H</text:p>
      <text:p text:style-name="P1">0112 <text:s/>90 <text:s text:c="9"/>MOVX<text:tab/>@R0,A</text:p>
      <text:p text:style-name="P1">0113 <text:s/>BF 3D <text:s text:c="6"/>MOV<text:tab/>R7,#3DH</text:p>
      <text:p text:style-name="P1">0115 <text:s/>B4 00 <text:s text:c="6"/>CALL<text:tab/>0500H</text:p>
      <text:p text:style-name="P1">0117 <text:s/>54 EF <text:s text:c="6"/>CALL<text:tab/>02EFH</text:p>
      <text:p text:style-name="P1">0119 <text:s/>B8 0C <text:s text:c="6"/>MOV<text:tab/>R0,#0CH</text:p>
      <text:p text:style-name="P1">011B <text:s/>23 05 <text:s text:c="6"/>MOV<text:tab/>A,#05H</text:p>
      <text:p text:style-name="P1">011D <text:s/>90 <text:s text:c="9"/>MOVX<text:tab/>@R0,A</text:p>
      <text:p text:style-name="P1">011E <text:s/>BF CD <text:s text:c="6"/>MOV<text:tab/>R7,#CDH</text:p>
      <text:p text:style-name="P1">0120 <text:s/>B4 00 <text:s text:c="6"/>CALL<text:tab/>0500H</text:p>
      <text:p text:style-name="P1">0122 <text:s/>54 EF <text:s text:c="6"/>CALL<text:tab/>02EFH</text:p>
      <text:p text:style-name="P1">0124 <text:s/>B8 0C <text:s text:c="6"/>MOV<text:tab/>R0,#0CH</text:p>
      <text:p text:style-name="P1">0126 <text:s/>23 01 <text:s text:c="6"/>MOV<text:tab/>A,#01H</text:p>
      <text:p text:style-name="P1"><text:soft-page-break/>0128 <text:s/>90 <text:s text:c="9"/>MOVX<text:tab/>@R0,A</text:p>
      <text:p text:style-name="P1">0129 <text:s/>BF 2F <text:s text:c="6"/>MOV<text:tab/>R7,#2FH</text:p>
      <text:p text:style-name="P1">012B <text:s/>D4 00 <text:s text:c="6"/>CALL<text:tab/>0600H</text:p>
      <text:p text:style-name="P1">012D <text:s/>83 <text:s text:c="9"/>RET</text:p>
      <text:p text:style-name="P1">012E <text:s/>54 EF <text:s text:c="6"/>CALL<text:tab/>02EFH</text:p>
      <text:p text:style-name="P1">0130 <text:s/>B8 0C <text:s text:c="6"/>MOV<text:tab/>R0,#0CH</text:p>
      <text:p text:style-name="P1">0132 <text:s/>23 05 <text:s text:c="6"/>MOV<text:tab/>A,#05H</text:p>
      <text:p text:style-name="P1">0134 <text:s/>90 <text:s text:c="9"/>MOVX<text:tab/>@R0,A</text:p>
      <text:p text:style-name="P1">0135 <text:s/>BF B9 <text:s text:c="6"/>MOV<text:tab/>R7,#B9H</text:p>
      <text:p text:style-name="P1">0137 <text:s/>D4 00 <text:s text:c="6"/>CALL<text:tab/>0600H</text:p>
      <text:p text:style-name="P1">0139 <text:s/>54 EF <text:s text:c="6"/>CALL<text:tab/>02EFH</text:p>
      <text:p text:style-name="P1">013B <text:s/>B8 0C <text:s text:c="6"/>MOV<text:tab/>R0,#0CH</text:p>
      <text:p text:style-name="P1">013D <text:s/>23 01 <text:s text:c="6"/>MOV<text:tab/>A,#01H</text:p>
      <text:p text:style-name="P1">013F <text:s/>90 <text:s text:c="9"/>MOVX<text:tab/>@R0,A</text:p>
      <text:p text:style-name="P1">0140 <text:s/>BF 2F <text:s text:c="6"/>MOV<text:tab/>R7,#2FH</text:p>
      <text:p text:style-name="P1">0142 <text:s/>F4 00 <text:s text:c="6"/>CALL<text:tab/>0700H</text:p>
      <text:p text:style-name="P1">0144 <text:s/>BF 31 <text:s text:c="6"/>MOV<text:tab/>R7,#31H</text:p>
      <text:p text:style-name="P1">0146 <text:s/>F5 <text:s text:c="9"/>SEL<text:tab/>MB1</text:p>
      <text:p text:style-name="P1">0147 <text:s/>14 00 <text:s text:c="6"/>CALL<text:tab/>0000H</text:p>
      <text:p text:style-name="P1">0149 <text:s/>83 <text:s text:c="9"/>RET</text:p>
      <text:p text:style-name="P1">014A <text:s/>14 D4 <text:s text:c="6"/>CALL<text:tab/>00D4H</text:p>
      <text:p text:style-name="P1">014C <text:s/>23 05 <text:s text:c="6"/>MOV<text:tab/>A,#05H</text:p>
      <text:p text:style-name="P1">014E <text:s/>90 <text:s text:c="9"/>MOVX<text:tab/>@R0,A</text:p>
      <text:p text:style-name="P1">014F <text:s/>14 DF <text:s text:c="6"/>CALL<text:tab/>00DFH</text:p>
      <text:p text:style-name="P1">0151 <text:s/>23 08 <text:s text:c="6"/>MOV<text:tab/>A,#08H</text:p>
      <text:p text:style-name="P1">0153 <text:s/>90 <text:s text:c="9"/>MOVX<text:tab/>@R0,A</text:p>
      <text:p text:style-name="P1">0154 <text:s/>BF 31 <text:s text:c="6"/>MOV<text:tab/>R7,#31H</text:p>
      <text:p text:style-name="P1">0156 <text:s/>F5 <text:s text:c="9"/>SEL<text:tab/>MB1</text:p>
      <text:p text:style-name="P1">0157 <text:s/>34 00 <text:s text:c="6"/>CALL<text:tab/>0100H</text:p>
      <text:p text:style-name="P1">0159 <text:s/>BF 00 <text:s text:c="6"/>MOV<text:tab/>R7,#00H</text:p>
      <text:p text:style-name="P1">015B <text:s/>54 45 <text:s text:c="6"/>CALL<text:tab/>0245H</text:p>
      <text:p text:style-name="P1">015D <text:s/>E5 <text:s text:c="9"/>SEL<text:tab/>MB0</text:p>
      <text:p text:style-name="P1">015E <text:s/>04 9B <text:s text:c="6"/>JMP<text:tab/>009BH</text:p>
      <text:p text:style-name="P1">0160 <text:s/>14 D4 <text:s text:c="6"/>CALL<text:tab/>00D4H</text:p>
      <text:p text:style-name="P1">0162 <text:s/>23 08 <text:s text:c="6"/>MOV<text:tab/>A,#08H</text:p>
      <text:p text:style-name="P1">0164 <text:s/>90 <text:s text:c="9"/>MOVX<text:tab/>@R0,A</text:p>
      <text:p text:style-name="P1">0165 <text:s/>14 DF <text:s text:c="6"/>CALL<text:tab/>00DFH</text:p>
      <text:p text:style-name="P1">0167 <text:s/>23 06 <text:s text:c="6"/>MOV<text:tab/>A,#06H</text:p>
      <text:p text:style-name="P1">0169 <text:s/>90 <text:s text:c="9"/>MOVX<text:tab/>@R0,A</text:p>
      <text:p text:style-name="P1">016A <text:s/>BF 76 <text:s text:c="6"/>MOV<text:tab/>R7,#76H</text:p>
      <text:p text:style-name="P1">016C <text:s/>F5 <text:s text:c="9"/>SEL<text:tab/>MB1</text:p>
      <text:p text:style-name="P1">016D <text:s/>54 45 <text:s text:c="6"/>CALL<text:tab/>0245H</text:p>
      <text:p text:style-name="P1"><text:soft-page-break/>016F <text:s/>BF 76 <text:s text:c="6"/>MOV<text:tab/>R7,#76H</text:p>
      <text:p text:style-name="P1">0171 <text:s/>54 45 <text:s text:c="6"/>CALL<text:tab/>0245H</text:p>
      <text:p text:style-name="P1">0173 <text:s/>83 <text:s text:c="9"/>RET</text:p>
      <text:p text:style-name="P1">0174 <text:s/>F5 <text:s text:c="9"/>SEL<text:tab/>MB1</text:p>
      <text:p text:style-name="P1">0175 <text:s/>BF 31 <text:s text:c="6"/>MOV<text:tab/>R7,#31H</text:p>
      <text:p text:style-name="P1">0177 <text:s/>94 00 <text:s text:c="6"/>CALL<text:tab/>0400H</text:p>
      <text:p text:style-name="P1">0179 <text:s/>83 <text:s text:c="9"/>RET</text:p>
      <text:p text:style-name="P1">017A <text:s/>14 D4 <text:s text:c="6"/>CALL<text:tab/>00D4H</text:p>
      <text:p text:style-name="P1">017C <text:s/>23 08 <text:s text:c="6"/>MOV<text:tab/>A,#08H</text:p>
      <text:p text:style-name="P1">017E <text:s/>90 <text:s text:c="9"/>MOVX<text:tab/>@R0,A</text:p>
      <text:p text:style-name="P1">017F <text:s/>BF 31 <text:s text:c="6"/>MOV<text:tab/>R7,#31H</text:p>
      <text:p text:style-name="P1">0181 <text:s/>F5 <text:s text:c="9"/>SEL<text:tab/>MB1</text:p>
      <text:p text:style-name="P1">0182 <text:s/>74 00 <text:s text:c="6"/>CALL<text:tab/>0300H</text:p>
      <text:p text:style-name="P1">0184 <text:s/>BF 31 <text:s text:c="6"/>MOV<text:tab/>R7,#31H</text:p>
      <text:p text:style-name="P1">0186 <text:s/>74 00 <text:s text:c="6"/>CALL<text:tab/>0300H</text:p>
      <text:p text:style-name="P1">0188 <text:s/>BF 48 <text:s text:c="6"/>MOV<text:tab/>R7,#48H</text:p>
      <text:p text:style-name="P1">018A <text:s/>74 00 <text:s text:c="6"/>CALL<text:tab/>0300H</text:p>
      <text:p text:style-name="P1">018C <text:s/>BF 48 <text:s text:c="6"/>MOV<text:tab/>R7,#48H</text:p>
      <text:p text:style-name="P1">018E <text:s/>74 00 <text:s text:c="6"/>CALL<text:tab/>0300H</text:p>
      <text:p text:style-name="P1">0190 <text:s/>BF 5D <text:s text:c="6"/>MOV<text:tab/>R7,#5DH</text:p>
      <text:p text:style-name="P1">0192 <text:s/>74 00 <text:s text:c="6"/>CALL<text:tab/>0300H</text:p>
      <text:p text:style-name="P1">0194 <text:s/>BF 5D <text:s text:c="6"/>MOV<text:tab/>R7,#5DH</text:p>
      <text:p text:style-name="P1">0196 <text:s/>74 00 <text:s text:c="6"/>CALL<text:tab/>0300H</text:p>
      <text:p text:style-name="P1">0198 <text:s/>BF 76 <text:s text:c="6"/>MOV<text:tab/>R7,#76H</text:p>
      <text:p text:style-name="P1">019A <text:s/>74 00 <text:s text:c="6"/>CALL<text:tab/>0300H</text:p>
      <text:p text:style-name="P1">019C <text:s/>BF 76 <text:s text:c="6"/>MOV<text:tab/>R7,#76H</text:p>
      <text:p text:style-name="P1">019E <text:s/>74 00 <text:s text:c="6"/>CALL<text:tab/>0300H</text:p>
      <text:p text:style-name="P1">01A0 <text:s/>BF 8F <text:s text:c="6"/>MOV<text:tab/>R7,#8FH</text:p>
      <text:p text:style-name="P1">01A2 <text:s/>74 00 <text:s text:c="6"/>CALL<text:tab/>0300H</text:p>
      <text:p text:style-name="P1">01A4 <text:s/>BF 8F <text:s text:c="6"/>MOV<text:tab/>R7,#8FH</text:p>
      <text:p text:style-name="P1">01A6 <text:s/>74 00 <text:s text:c="6"/>CALL<text:tab/>0300H</text:p>
      <text:p text:style-name="P1">01A8 <text:s/>E5 <text:s text:c="9"/>SEL<text:tab/>MB0</text:p>
      <text:p text:style-name="P1">01A9 <text:s/>24 7A <text:s text:c="6"/>JMP<text:tab/>017AH</text:p>
      <text:p text:style-name="P1">01AB <text:s/>14 D4 <text:s text:c="6"/>CALL<text:tab/>00D4H</text:p>
      <text:p text:style-name="P1">01AD <text:s/>23 08 <text:s text:c="6"/>MOV<text:tab/>A,#08H</text:p>
      <text:p text:style-name="P1">01AF <text:s/>90 <text:s text:c="9"/>MOVX<text:tab/>@R0,A</text:p>
      <text:p text:style-name="P1">01B0 <text:s/>BF 33 <text:s text:c="6"/>MOV<text:tab/>R7,#33H</text:p>
      <text:p text:style-name="P1">01B2 <text:s/>74 00 <text:s text:c="6"/>CALL<text:tab/>0300H</text:p>
      <text:p text:style-name="P1">01B4 <text:s/>04 9B <text:s text:c="6"/>JMP<text:tab/>009BH</text:p>
      <text:p text:style-name="P1">01B6 <text:s/>14 D4 <text:s text:c="6"/>CALL<text:tab/>00D4H</text:p>
      <text:p text:style-name="P1">01B8 <text:s/>23 04 <text:s text:c="6"/>MOV<text:tab/>A,#04H</text:p>
      <text:p text:style-name="P1">01BA <text:s/>90 <text:s text:c="9"/>MOVX<text:tab/>@R0,A</text:p>
      <text:p text:style-name="P1"><text:soft-page-break/>01BB <text:s/>14 DF <text:s text:c="6"/>CALL<text:tab/>00DFH</text:p>
      <text:p text:style-name="P1">01BD <text:s/>23 08 <text:s text:c="6"/>MOV<text:tab/>A,#08H</text:p>
      <text:p text:style-name="P1">01BF <text:s/>90 <text:s text:c="9"/>MOVX<text:tab/>@R0,A</text:p>
      <text:p text:style-name="P1">01C0 <text:s/>BF 31 <text:s text:c="6"/>MOV<text:tab/>R7,#31H</text:p>
      <text:p text:style-name="P1">01C2 <text:s/>F5 <text:s text:c="9"/>SEL<text:tab/>MB1</text:p>
      <text:p text:style-name="P1">01C3 <text:s/>F4 00 <text:s text:c="6"/>CALL<text:tab/>0700H</text:p>
      <text:p text:style-name="P1">01C5 <text:s/>E5 <text:s text:c="9"/>SEL<text:tab/>MB0</text:p>
      <text:p text:style-name="P1">01C6 <text:s/>04 9B <text:s text:c="6"/>JMP<text:tab/>009BH</text:p>
      <text:p text:style-name="P1"/>
      <text:p text:style-name="P1"/>
      <text:p text:style-name="P1">01C8 <text:s/>D5 <text:s text:c="9"/>SEL<text:tab/>RB1</text:p>
      <text:p text:style-name="P1">01C9 <text:s/>FE <text:s text:c="9"/>MOV<text:tab/>A,R6</text:p>
      <text:p text:style-name="P1">01CA <text:s/>37 <text:s text:c="9"/>CPL<text:tab/>A</text:p>
      <text:p text:style-name="P1">01CB <text:s/>AE <text:s text:c="9"/>MOV<text:tab/>R6,A</text:p>
      <text:p text:style-name="P1">01CC <text:s/>C5 <text:s text:c="9"/>SEL<text:tab/>RB0</text:p>
      <text:p text:style-name="P1">01CD <text:s/>12 D1 <text:s text:c="6"/>JB0<text:tab/>01D1H</text:p>
      <text:p text:style-name="P1">01CF <text:s/>24 DA <text:s text:c="6"/>JMP<text:tab/>01DAH</text:p>
      <text:p text:style-name="P1">01D1 <text:s/>14 F2 <text:s text:c="6"/>CALL<text:tab/>00F2H</text:p>
      <text:p text:style-name="P1">01D3 <text:s/>34 09 <text:s text:c="6"/>CALL<text:tab/>0109H</text:p>
      <text:p text:style-name="P1">01D5 <text:s/>34 2E <text:s text:c="6"/>CALL<text:tab/>012EH</text:p>
      <text:p text:style-name="P1">01D7 <text:s/>E5 <text:s text:c="9"/>SEL<text:tab/>MB0</text:p>
      <text:p text:style-name="P1">01D8 <text:s/>04 9B <text:s text:c="6"/>JMP<text:tab/>009BH</text:p>
      <text:p text:style-name="P1">01DA <text:s/>34 60 <text:s text:c="6"/>CALL<text:tab/>0160H</text:p>
      <text:p text:style-name="P1">01DC <text:s/>E5 <text:s text:c="9"/>SEL<text:tab/>MB0</text:p>
      <text:p text:style-name="P1">01DD <text:s/>34 74 <text:s text:c="6"/>CALL<text:tab/>0174H</text:p>
      <text:p text:style-name="P1">01DF <text:s/>E5 <text:s text:c="9"/>SEL<text:tab/>MB0</text:p>
      <text:p text:style-name="P1">01E0 <text:s/>04 9B <text:s text:c="6"/>JMP<text:tab/>009BH</text:p>
      <text:p text:style-name="P1">01E2 <text:s/>FF <text:s text:c="9"/>MOV<text:tab/>A,R7</text:p>
      <text:p text:style-name="P1">01E3 <text:s/>FF <text:s text:c="9"/>MOV<text:tab/>A,R7</text:p>
      <text:p text:style-name="P1">01E4 <text:s/>FF <text:s text:c="9"/>MOV<text:tab/>A,R7</text:p>
      <text:p text:style-name="P1">01E5 <text:s/>FF <text:s text:c="9"/>MOV<text:tab/>A,R7</text:p>
      <text:p text:style-name="P1">01E6 <text:s/>FF <text:s text:c="9"/>MOV<text:tab/>A,R7</text:p>
      <text:p text:style-name="P1">01E7 <text:s/>FF <text:s text:c="9"/>MOV<text:tab/>A,R7</text:p>
      <text:p text:style-name="P1">01E8 <text:s/>FF <text:s text:c="9"/>MOV<text:tab/>A,R7</text:p>
      <text:p text:style-name="P1">01E9 <text:s/>FF <text:s text:c="9"/>MOV<text:tab/>A,R7</text:p>
      <text:p text:style-name="P1">01EA <text:s/>FF <text:s text:c="9"/>MOV<text:tab/>A,R7</text:p>
      <text:p text:style-name="P1">01EB <text:s/>FF <text:s text:c="9"/>MOV<text:tab/>A,R7</text:p>
      <text:p text:style-name="P1">01EC <text:s/>FF <text:s text:c="9"/>MOV<text:tab/>A,R7</text:p>
      <text:p text:style-name="P1">01ED <text:s/>FF <text:s text:c="9"/>MOV<text:tab/>A,R7</text:p>
      <text:p text:style-name="P1">01EE <text:s/>FF <text:s text:c="9"/>MOV<text:tab/>A,R7</text:p>
      <text:p text:style-name="P1">01EF <text:s/>FF <text:s text:c="9"/>MOV<text:tab/>A,R7</text:p>
      <text:p text:style-name="P1">01F0 <text:s/>FF <text:s text:c="9"/>MOV<text:tab/>A,R7</text:p>
      <text:p text:style-name="P1"><text:soft-page-break/>01F1 <text:s/>FF <text:s text:c="9"/>MOV<text:tab/>A,R7</text:p>
      <text:p text:style-name="P1">01F2 <text:s/>FF <text:s text:c="9"/>MOV<text:tab/>A,R7</text:p>
      <text:p text:style-name="P1">01F3 <text:s/>FF <text:s text:c="9"/>MOV<text:tab/>A,R7</text:p>
      <text:p text:style-name="P1">01F4 <text:s/>FF <text:s text:c="9"/>MOV<text:tab/>A,R7</text:p>
      <text:p text:style-name="P1">01F5 <text:s/>FF <text:s text:c="9"/>MOV<text:tab/>A,R7</text:p>
      <text:p text:style-name="P1">01F6 <text:s/>FF <text:s text:c="9"/>MOV<text:tab/>A,R7</text:p>
      <text:p text:style-name="P1">01F7 <text:s/>FF <text:s text:c="9"/>MOV<text:tab/>A,R7</text:p>
      <text:p text:style-name="P1">01F8 <text:s/>FF <text:s text:c="9"/>MOV<text:tab/>A,R7</text:p>
      <text:p text:style-name="P1">01F9 <text:s/>FF <text:s text:c="9"/>MOV<text:tab/>A,R7</text:p>
      <text:p text:style-name="P1">01FA <text:s/>FF <text:s text:c="9"/>MOV<text:tab/>A,R7</text:p>
      <text:p text:style-name="P1">01FB <text:s/>FF <text:s text:c="9"/>MOV<text:tab/>A,R7</text:p>
      <text:p text:style-name="P1">01FC <text:s/>FF <text:s text:c="9"/>MOV<text:tab/>A,R7</text:p>
      <text:p text:style-name="P1">01FD <text:s/>FF <text:s text:c="9"/>MOV<text:tab/>A,R7</text:p>
      <text:p text:style-name="P1">01FE <text:s/>FF <text:s text:c="9"/>MOV<text:tab/>A,R7</text:p>
      <text:p text:style-name="P1">01FF <text:s/>FF <text:s text:c="9"/>MOV<text:tab/>A,R7</text:p>
      <text:p text:style-name="P1"/>
      <text:p text:style-name="P1"><text:tab/>;; subrutina</text:p>
      <text:p text:style-name="P1">0200 <text:s/>B3 <text:s text:c="9"/>JMPP<text:tab/>@A</text:p>
      <text:p text:style-name="P1">0201 <text:s/>2E <text:s text:c="9"/>XCH<text:tab/>A,R6</text:p>
      <text:p text:style-name="P1">0202 <text:s/>32 36 <text:s text:c="6"/>JB1<text:tab/>0236H</text:p>
      <text:p text:style-name="P1">0204 <text:s/>3A <text:s text:c="9"/>OUTL<text:tab/>P2,A</text:p>
      <text:p text:style-name="P1">0205 <text:s/>3E <text:s text:c="9"/>MOVD<text:tab/>P6,A</text:p>
      <text:p text:style-name="P1">0206 <text:s/>42 <text:s text:c="9"/>MOV<text:tab/>A,T</text:p>
      <text:p text:style-name="P1">0207 <text:s/>46 4A <text:s text:c="6"/>JNT1<text:tab/>024AH</text:p>
      <text:p text:style-name="P1">0209 <text:s/>4E <text:s text:c="9"/>ORL<text:tab/>A,R6</text:p>
      <text:p text:style-name="P1">020A <text:s/>52 56 <text:s text:c="6"/>JB2<text:tab/>0256H</text:p>
      <text:p text:style-name="P1">020C <text:s/>5A <text:s text:c="9"/>ANL<text:tab/>A,R2</text:p>
      <text:p text:style-name="P1">020D <text:s/>5E <text:s text:c="9"/>ANL<text:tab/>A,R6</text:p>
      <text:p text:style-name="P1">020E <text:s/>62 <text:s text:c="9"/>MOV<text:tab/>T,A</text:p>
      <text:p text:style-name="P1">020F <text:s/>66 <text:s text:c="9"/>DB<text:tab/>66H</text:p>
      <text:p text:style-name="P1">0210 <text:s/>6A <text:s text:c="9"/>ADD<text:tab/>A,R2</text:p>
      <text:p text:style-name="P1">0211 <text:s/>6E <text:s text:c="9"/>ADD<text:tab/>A,R6</text:p>
      <text:p text:style-name="P1">0212 <text:s/>72 76 <text:s text:c="6"/>JB3<text:tab/>0276H</text:p>
      <text:p text:style-name="P1">0214 <text:s/>7A <text:s text:c="9"/>ADDC<text:tab/>A,R2</text:p>
      <text:p text:style-name="P1">0215 <text:s/>7E <text:s text:c="9"/>ADDC<text:tab/>A,R6</text:p>
      <text:p text:style-name="P1">0216 <text:s/>82 <text:s text:c="9"/>DB<text:tab/>82H</text:p>
      <text:p text:style-name="P1">0217 <text:s/>86 8A <text:s text:c="6"/>JNI<text:tab/>028AH</text:p>
      <text:p text:style-name="P1">0219 <text:s/>8E <text:s text:c="9"/>ANLD<text:tab/>A,P6</text:p>
      <text:p text:style-name="P1">021A <text:s/>92 96 <text:s text:c="6"/>JB4<text:tab/>0296H</text:p>
      <text:p text:style-name="P1">021C <text:s/>9A 9E <text:s text:c="6"/>ANL<text:tab/>P2,#9EH</text:p>
      <text:p text:style-name="P1">021E <text:s/>A2 <text:s text:c="9"/>DB<text:tab/>A2H</text:p>
      <text:p text:style-name="P1">021F <text:s/>A6 <text:s text:c="9"/>DB<text:tab/>A6H</text:p>
      <text:p text:style-name="P1"><text:soft-page-break/>0220 <text:s/>AA <text:s text:c="9"/>MOV<text:tab/>R2,A</text:p>
      <text:p text:style-name="P1">0221 <text:s/>AE <text:s text:c="9"/>MOV<text:tab/>R6,A</text:p>
      <text:p text:style-name="P1">0222 <text:s/>B2 B6 <text:s text:c="6"/>JB5<text:tab/>02B6H</text:p>
      <text:p text:style-name="P1">0224 <text:s/>C8 <text:s text:c="9"/>DEC<text:tab/>R0</text:p>
      <text:p text:style-name="P1">0225 <text:s/>CE <text:s text:c="9"/>DEC<text:tab/>R6</text:p>
      <text:p text:style-name="P1">0226 <text:s/>D3 D8 <text:s text:c="6"/>XRL<text:tab/>A,#D8H</text:p>
      <text:p text:style-name="P1">0228 <text:s/>DD <text:s text:c="9"/>XRL<text:tab/>A,R5</text:p>
      <text:p text:style-name="P1">0229 <text:s/>E2 <text:s text:c="9"/>DB<text:tab/>E2H</text:p>
      <text:p text:style-name="P1">022A <text:s/>E5 <text:s text:c="9"/>SEL<text:tab/>MB0</text:p>
      <text:p text:style-name="P1">022B <text:s/>EA EF <text:s text:c="6"/>DJNZ<text:tab/>R2,02EFH</text:p>
      <text:p text:style-name="P1">022D <text:s/>F3 <text:s text:c="9"/>DB<text:tab/>F3H</text:p>
      <text:p text:style-name="P1">022E <text:s/>BA 2B <text:s text:c="6"/>MOV<text:tab/>R2,#2BH</text:p>
      <text:p text:style-name="P1">0230 <text:s/>44 C4 <text:s text:c="6"/>JMP<text:tab/>02C4H</text:p>
      <text:p text:style-name="P1">0232 <text:s/>BA 8F <text:s text:c="6"/>MOV<text:tab/>R2,#8FH</text:p>
      <text:p text:style-name="P1">0234 <text:s/>44 C4 <text:s text:c="6"/>JMP<text:tab/>02C4H</text:p>
      <text:p text:style-name="P1">0236 <text:s/>BA FE <text:s text:c="6"/>MOV<text:tab/>R2,#FEH</text:p>
      <text:p text:style-name="P1">0238 <text:s/>44 C0 <text:s text:c="6"/>JMP<text:tab/>02C0H</text:p>
      <text:p text:style-name="P1">023A <text:s/>BA AA <text:s text:c="6"/>MOV<text:tab/>R2,#AAH</text:p>
      <text:p text:style-name="P1">023C <text:s/>44 C0 <text:s text:c="6"/>JMP<text:tab/>02C0H</text:p>
      <text:p text:style-name="P1">023E <text:s/>BA 60 <text:s text:c="6"/>MOV<text:tab/>R2,#60H</text:p>
      <text:p text:style-name="P1">0240 <text:s/>44 C0 <text:s text:c="6"/>JMP<text:tab/>02C0H</text:p>
      <text:p text:style-name="P1">0242 <text:s/>BA 1D <text:s text:c="6"/>MOV<text:tab/>R2,#1DH</text:p>
      <text:p text:style-name="P1">0244 <text:s/>44 C0 <text:s text:c="6"/>JMP<text:tab/>02C0H</text:p>
      <text:p text:style-name="P1">0246 <text:s/>BA FF <text:s text:c="6"/>MOV<text:tab/>R2,#FFH</text:p>
      <text:p text:style-name="P1">0248 <text:s/>44 BC <text:s text:c="6"/>JMP<text:tab/>02BCH</text:p>
      <text:p text:style-name="P1">024A <text:s/>BA E3 <text:s text:c="6"/>MOV<text:tab/>R2,#E3H</text:p>
      <text:p text:style-name="P1">024C <text:s/>44 BC <text:s text:c="6"/>JMP<text:tab/>02BCH</text:p>
      <text:p text:style-name="P1">024E <text:s/>BA C7 <text:s text:c="6"/>MOV<text:tab/>R2,#C7H</text:p>
      <text:p text:style-name="P1">0250 <text:s/>44 BC <text:s text:c="6"/>JMP<text:tab/>02BCH</text:p>
      <text:p text:style-name="P1">0252 <text:s/>BA AE <text:s text:c="6"/>MOV<text:tab/>R2,#AEH</text:p>
      <text:p text:style-name="P1">0254 <text:s/>44 BC <text:s text:c="6"/>JMP<text:tab/>02BCH</text:p>
      <text:p text:style-name="P1">0256 <text:s/>BA 95 <text:s text:c="6"/>MOV<text:tab/>R2,#95H</text:p>
      <text:p text:style-name="P1">0258 <text:s/>44 BC <text:s text:c="6"/>JMP<text:tab/>02BCH</text:p>
      <text:p text:style-name="P1">025A <text:s/>BA 7F <text:s text:c="6"/>MOV<text:tab/>R2,#7FH</text:p>
      <text:p text:style-name="P1">025C <text:s/>44 BC <text:s text:c="6"/>JMP<text:tab/>02BCH</text:p>
      <text:p text:style-name="P1">025E <text:s/>BA 6A <text:s text:c="6"/>MOV<text:tab/>R2,#6AH</text:p>
      <text:p text:style-name="P1">0260 <text:s/>44 BC <text:s text:c="6"/>JMP<text:tab/>02BCH</text:p>
      <text:p text:style-name="P1">0262 <text:s/>BA 55 <text:s text:c="6"/>MOV<text:tab/>R2,#55H</text:p>
      <text:p text:style-name="P1">0264 <text:s/>44 BC <text:s text:c="6"/>JMP<text:tab/>02BCH</text:p>
      <text:p text:style-name="P1">0266 <text:s/>BA 42 <text:s text:c="6"/>MOV<text:tab/>R2,#42H</text:p>
      <text:p text:style-name="P1">0268 <text:s/>44 BC <text:s text:c="6"/>JMP<text:tab/>02BCH</text:p>
      <text:p text:style-name="P1">026A <text:s/>BA 30 <text:s text:c="6"/>MOV<text:tab/>R2,#30H</text:p>
      <text:p text:style-name="P1"><text:soft-page-break/>026C <text:s/>44 BC <text:s text:c="6"/>JMP<text:tab/>02BCH</text:p>
      <text:p text:style-name="P1">026E <text:s/>BA 1F <text:s text:c="6"/>MOV<text:tab/>R2,#1FH</text:p>
      <text:p text:style-name="P1">0270 <text:s/>44 BC <text:s text:c="6"/>JMP<text:tab/>02BCH</text:p>
      <text:p text:style-name="P1">0272 <text:s/>BA 0E <text:s text:c="6"/>MOV<text:tab/>R2,#0EH</text:p>
      <text:p text:style-name="P1">0274 <text:s/>44 BC <text:s text:c="6"/>JMP<text:tab/>02BCH</text:p>
      <text:p text:style-name="P1">0276 <text:s/>BA FF <text:s text:c="6"/>MOV<text:tab/>R2,#FFH</text:p>
      <text:p text:style-name="P1">0278 <text:s/>44 B8 <text:s text:c="6"/>JMP<text:tab/>02B8H</text:p>
      <text:p text:style-name="P1">027A <text:s/>BA F1 <text:s text:c="6"/>MOV<text:tab/>R2,#F1H</text:p>
      <text:p text:style-name="P1">027C <text:s/>44 B8 <text:s text:c="6"/>JMP<text:tab/>02B8H</text:p>
      <text:p text:style-name="P1">027E <text:s/>BA E3 <text:s text:c="6"/>MOV<text:tab/>R2,#E3H</text:p>
      <text:p text:style-name="P1">0280 <text:s/>44 B8 <text:s text:c="6"/>JMP<text:tab/>02B8H</text:p>
      <text:p text:style-name="P1">0282 <text:s/>BA D6 <text:s text:c="6"/>MOV<text:tab/>R2,#D6H</text:p>
      <text:p text:style-name="P1">0284 <text:s/>44 B8 <text:s text:c="6"/>JMP<text:tab/>02B8H</text:p>
      <text:p text:style-name="P1">0286 <text:s/>BA CA <text:s text:c="6"/>MOV<text:tab/>R2,#CAH</text:p>
      <text:p text:style-name="P1">0288 <text:s/>44 B8 <text:s text:c="6"/>JMP<text:tab/>02B8H</text:p>
      <text:p text:style-name="P1">028A <text:s/>BA BF <text:s text:c="6"/>MOV<text:tab/>R2,#BFH</text:p>
      <text:p text:style-name="P1">028C <text:s/>44 B8 <text:s text:c="6"/>JMP<text:tab/>02B8H</text:p>
      <text:p text:style-name="P1">028E <text:s/>BA B4 <text:s text:c="6"/>MOV<text:tab/>R2,#B4H</text:p>
      <text:p text:style-name="P1">0290 <text:s/>44 B8 <text:s text:c="6"/>JMP<text:tab/>02B8H</text:p>
      <text:p text:style-name="P1">0292 <text:s/>BA AA <text:s text:c="6"/>MOV<text:tab/>R2,#AAH</text:p>
      <text:p text:style-name="P1">0294 <text:s/>44 B8 <text:s text:c="6"/>JMP<text:tab/>02B8H</text:p>
      <text:p text:style-name="P1">0296 <text:s/>BA A1 <text:s text:c="6"/>MOV<text:tab/>R2,#A1H</text:p>
      <text:p text:style-name="P1">0298 <text:s/>44 B8 <text:s text:c="6"/>JMP<text:tab/>02B8H</text:p>
      <text:p text:style-name="P1">029A <text:s/>BA 98 <text:s text:c="6"/>MOV<text:tab/>R2,#98H</text:p>
      <text:p text:style-name="P1">029C <text:s/>44 B8 <text:s text:c="6"/>JMP<text:tab/>02B8H</text:p>
      <text:p text:style-name="P1">029E <text:s/>BA 8F <text:s text:c="6"/>MOV<text:tab/>R2,#8FH</text:p>
      <text:p text:style-name="P1">02A0 <text:s/>44 B8 <text:s text:c="6"/>JMP<text:tab/>02B8H</text:p>
      <text:p text:style-name="P1">02A2 <text:s/>BA 87 <text:s text:c="6"/>MOV<text:tab/>R2,#87H</text:p>
      <text:p text:style-name="P1">02A4 <text:s/>44 B8 <text:s text:c="6"/>JMP<text:tab/>02B8H</text:p>
      <text:p text:style-name="P1">02A6 <text:s/>BA 7F <text:s text:c="6"/>MOV<text:tab/>R2,#7FH</text:p>
      <text:p text:style-name="P1">02A8 <text:s/>44 B8 <text:s text:c="6"/>JMP<text:tab/>02B8H</text:p>
      <text:p text:style-name="P1">02AA <text:s/>BA 78 <text:s text:c="6"/>MOV<text:tab/>R2,#78H</text:p>
      <text:p text:style-name="P1">02AC <text:s/>44 B8 <text:s text:c="6"/>JMP<text:tab/>02B8H</text:p>
      <text:p text:style-name="P1">02AE <text:s/>BA 71 <text:s text:c="6"/>MOV<text:tab/>R2,#71H</text:p>
      <text:p text:style-name="P1">02B0 <text:s/>44 B8 <text:s text:c="6"/>JMP<text:tab/>02B8H</text:p>
      <text:p text:style-name="P1">02B2 <text:s/>BA 65 <text:s text:c="6"/>MOV<text:tab/>R2,#65H</text:p>
      <text:p text:style-name="P1">02B4 <text:s/>44 B8 <text:s text:c="6"/>JMP<text:tab/>02B8H</text:p>
      <text:p text:style-name="P1">02B6 <text:s/>BA 5F <text:s text:c="6"/>MOV<text:tab/>R2,#5FH</text:p>
      <text:p text:style-name="P1">02B8 <text:s/>BC 80 <text:s text:c="6"/>MOV<text:tab/>R4,#80H</text:p>
      <text:p text:style-name="P1">02BA <text:s/>44 F7 <text:s text:c="6"/>JMP<text:tab/>02F7H</text:p>
      <text:p text:style-name="P1">02BC <text:s/>BC 01 <text:s text:c="6"/>MOV<text:tab/>R4,#01H</text:p>
      <text:p text:style-name="P1">02BE <text:s/>44 F7 <text:s text:c="6"/>JMP<text:tab/>02F7H</text:p>
      <text:p text:style-name="P1"><text:soft-page-break/>02C0 <text:s/>BC 02 <text:s text:c="6"/>MOV<text:tab/>R4,#02H</text:p>
      <text:p text:style-name="P1">02C2 <text:s/>44 F7 <text:s text:c="6"/>JMP<text:tab/>02F7H</text:p>
      <text:p text:style-name="P1">02C4 <text:s/>BC 03 <text:s text:c="6"/>MOV<text:tab/>R4,#03H</text:p>
      <text:p text:style-name="P1">02C6 <text:s/>44 F7 <text:s text:c="6"/>JMP<text:tab/>02F7H</text:p>
      <text:p text:style-name="P1">02C8 <text:s/>F9 <text:s text:c="9"/>MOV<text:tab/>A,R1</text:p>
      <text:p text:style-name="P1">02C9 <text:s/>53 FE <text:s text:c="6"/>ANL<text:tab/>A,#FEH</text:p>
      <text:p text:style-name="P1">02CB <text:s/>A9 <text:s text:c="9"/>MOV<text:tab/>R1,A</text:p>
      <text:p text:style-name="P1">02CC <text:s/>90 <text:s text:c="9"/>MOVX<text:tab/>@R0,A</text:p>
      <text:p text:style-name="P1">02CD <text:s/>83 <text:s text:c="9"/>RET</text:p>
      <text:p text:style-name="P1">02CE <text:s/>F9 <text:s text:c="9"/>MOV<text:tab/>A,R1</text:p>
      <text:p text:style-name="P1">02CF <text:s/>53 FD <text:s text:c="6"/>ANL<text:tab/>A,#FDH</text:p>
      <text:p text:style-name="P1">02D1 <text:s/>44 CB <text:s text:c="6"/>JMP<text:tab/>02CBH</text:p>
      <text:p text:style-name="P1">02D3 <text:s/>F9 <text:s text:c="9"/>MOV<text:tab/>A,R1</text:p>
      <text:p text:style-name="P1">02D4 <text:s/>53 FB <text:s text:c="6"/>ANL<text:tab/>A,#FBH</text:p>
      <text:p text:style-name="P1">02D6 <text:s/>44 CB <text:s text:c="6"/>JMP<text:tab/>02CBH</text:p>
      <text:p text:style-name="P1">02D8 <text:s/>F9 <text:s text:c="9"/>MOV<text:tab/>A,R1</text:p>
      <text:p text:style-name="P1">02D9 <text:s/>53 EF <text:s text:c="6"/>ANL<text:tab/>A,#EFH</text:p>
      <text:p text:style-name="P1">02DB <text:s/>44 CB <text:s text:c="6"/>JMP<text:tab/>02CBH</text:p>
      <text:p text:style-name="P1">02DD <text:s/>F9 <text:s text:c="9"/>MOV<text:tab/>A,R1</text:p>
      <text:p text:style-name="P1">02DE <text:s/>43 10 <text:s text:c="6"/>ORL<text:tab/>A,#10H</text:p>
      <text:p text:style-name="P1">02E0 <text:s/>44 CB <text:s text:c="6"/>JMP<text:tab/>02CBH</text:p>
      <text:p text:style-name="P1">02E2 <text:s/>27 <text:s text:c="9"/>CLR<text:tab/>A</text:p>
      <text:p text:style-name="P1">02E3 <text:s/>90 <text:s text:c="9"/>MOVX<text:tab/>@R0,A</text:p>
      <text:p text:style-name="P1">02E4 <text:s/>83 <text:s text:c="9"/>RET</text:p>
      <text:p text:style-name="P1">02E5 <text:s/>D5 <text:s text:c="9"/>SEL<text:tab/>RB1</text:p>
      <text:p text:style-name="P1">02E6 <text:s/>F9 <text:s text:c="9"/>MOV<text:tab/>A,R1</text:p>
      <text:p text:style-name="P1">02E7 <text:s/>C5 <text:s text:c="9"/>SEL<text:tab/>RB0</text:p>
      <text:p text:style-name="P1">02E8 <text:s/>44 ED <text:s text:c="6"/>JMP<text:tab/>02EDH</text:p>
      <text:p text:style-name="P1">02EA <text:s/>D5 <text:s text:c="9"/>SEL<text:tab/>RB1</text:p>
      <text:p text:style-name="P1">02EB <text:s/>FA <text:s text:c="9"/>MOV<text:tab/>A,R2</text:p>
      <text:p text:style-name="P1">02EC <text:s/>C5 <text:s text:c="9"/>SEL<text:tab/>RB0</text:p>
      <text:p text:style-name="P1">02ED <text:s/>90 <text:s text:c="9"/>MOVX<text:tab/>@R0,A</text:p>
      <text:p text:style-name="P1">02EE <text:s/>83 <text:s text:c="9"/>RET</text:p>
      <text:p text:style-name="P1"/>
      <text:p text:style-name="P1"><text:tab/>; subrutina. </text:p>
      <text:p text:style-name="P1"><text:tab/>; selección de chip AY-3-8910 derecho?</text:p>
      <text:p text:style-name="P1"><text:tab/>; patilla A9 de AY-3-8910 derecho = 0</text:p>
      <text:p text:style-name="P1"><text:tab/>; patilla A9 de AY-3-8910 izquierdo = 1</text:p>
      <text:p text:style-name="P1"><text:tab/>; patilla RESET de ambos = 1 = no-reset</text:p>
      <text:p text:style-name="P1">02EF <text:s/>23 06 <text:s text:c="6"/>MOV<text:tab/>A,#06H<text:tab/><text:tab/><text:tab/><text:tab/>; A = 0x06</text:p>
      <text:p text:style-name="P1">02F1 <text:s/>39 <text:s text:c="9"/>OUTL<text:tab/>P1,A<text:tab/><text:tab/><text:tab/><text:tab/><text:tab/>; P1 = A = 0x06</text:p>
      <text:p text:style-name="P1">02F2 <text:s/>83 <text:s text:c="9"/>RET<text:tab/><text:tab/><text:tab/><text:tab/><text:tab/><text:tab/></text:p>
      <text:p text:style-name="P1"><text:soft-page-break/></text:p>
      <text:p text:style-name="P1"><text:tab/>; subrutina. </text:p>
      <text:p text:style-name="P1"><text:tab/>; selección de chip AY-3-8910 izquierdo?</text:p>
      <text:p text:style-name="P1"><text:tab/>; patilla A9 de AY-3-8910 derecho = 1</text:p>
      <text:p text:style-name="P1"><text:tab/>; patilla A9 de AY-3-8910 izquierdo = 0</text:p>
      <text:p text:style-name="P1"><text:tab/>; patilla RESET de ambos = 1 = no-reset</text:p>
      <text:p text:style-name="P1">02F3 <text:s/>23 05 <text:s text:c="6"/>MOV<text:tab/>A,#05H<text:tab/><text:tab/><text:tab/><text:tab/>; A = 0x05</text:p>
      <text:p text:style-name="P1">02F5 <text:s/>39 <text:s text:c="9"/>OUTL<text:tab/>P1,A<text:tab/><text:tab/><text:tab/><text:tab/><text:tab/>; P1 = A = 0x05</text:p>
      <text:p text:style-name="P1">02F6 <text:s/>83 <text:s text:c="9"/>RET</text:p>
      <text:p text:style-name="P1"/>
      <text:p text:style-name="P1"/>
      <text:p text:style-name="P1">02F7 <text:s/>FC <text:s text:c="9"/>MOV<text:tab/>A,R4</text:p>
      <text:p text:style-name="P1">02F8 <text:s/>C6 FC <text:s text:c="6"/>JZ<text:tab/>02FCH</text:p>
      <text:p text:style-name="P1">02FA <text:s/>90 <text:s text:c="9"/>MOVX<text:tab/>@R0,A</text:p>
      <text:p text:style-name="P1">02FB <text:s/>C8 <text:s text:c="9"/>DEC<text:tab/>R0</text:p>
      <text:p text:style-name="P1">02FC <text:s/>FA <text:s text:c="9"/>MOV<text:tab/>A,R2</text:p>
      <text:p text:style-name="P1">02FD <text:s/>90 <text:s text:c="9"/>MOVX<text:tab/>@R0,A</text:p>
      <text:p text:style-name="P1">02FE <text:s/>83 <text:s text:c="9"/>RET</text:p>
      <text:p text:style-name="P1">02FF <text:s/>FF <text:s text:c="9"/>MOV<text:tab/>A,R7</text:p>
      <text:p text:style-name="P1">0300 <text:s/>FF <text:s text:c="9"/>MOV<text:tab/>A,R7</text:p>
      <text:p text:style-name="P1">0301 <text:s/>A3 <text:s text:c="9"/>MOVP<text:tab/>A,@A</text:p>
      <text:p text:style-name="P1">0302 <text:s/>AE <text:s text:c="9"/>MOV<text:tab/>R6,A</text:p>
      <text:p text:style-name="P1"/>
      <text:p text:style-name="P1"><text:tab/>;; viene de retardo.</text:p>
      <text:p text:style-name="P1"><text:tab/>;; valor de R7 en la llegada primera vez??? R7 = 0???</text:p>
      <text:p text:style-name="P1">0303 <text:s/>1F <text:s text:c="9"/>INC<text:tab/>R7<text:tab/><text:tab/><text:tab/><text:tab/><text:tab/>; Incrementa R7. = 1 ???</text:p>
      <text:p text:style-name="P1">0304 <text:s/>FF <text:s text:c="9"/>MOV<text:tab/>A,R7<text:tab/><text:tab/><text:tab/><text:tab/><text:tab/>; A = R7</text:p>
      <text:p text:style-name="P1">0305 <text:s/>A3 <text:s text:c="9"/>MOVP<text:tab/>A,@A<text:tab/><text:tab/><text:tab/><text:tab/><text:tab/>; Copia contenido de [A] en página actual a A</text:p>
      <text:p text:style-name="P1">0306 <text:s/>AD <text:s text:c="9"/>MOV<text:tab/>R5,A<text:tab/><text:tab/><text:tab/><text:tab/><text:tab/>; R5 = A</text:p>
      <text:p text:style-name="P1">0307 <text:s/>C6 0F <text:s text:c="6"/>JZ<text:tab/>030FH<text:tab/><text:tab/><text:tab/><text:tab/><text:tab/>; Si A = 0 salta a 0x030F</text:p>
      <text:p text:style-name="P1">0309 <text:s/>47 <text:s text:c="9"/>SWAP<text:tab/>A<text:tab/><text:tab/><text:tab/><text:tab/><text:tab/>; Invierte nibbles de A.</text:p>
      <text:p text:style-name="P1">030A <text:s/>53 0F <text:s text:c="6"/>ANL<text:tab/>A,#0FH<text:tab/><text:tab/><text:tab/><text:tab/>; A = A AND 0x0F.</text:p>
      <text:p text:style-name="P1">030C <text:s/>A8 <text:s text:c="9"/>MOV<text:tab/>R0,A<text:tab/><text:tab/><text:tab/><text:tab/><text:tab/>; R0 = A</text:p>
      <text:p text:style-name="P1">030D <text:s/>BC 00 <text:s text:c="6"/>MOV<text:tab/>R4,#00H<text:tab/><text:tab/><text:tab/><text:tab/>; R4 = 0</text:p>
      <text:p text:style-name="P1">030F <text:s/>1F <text:s text:c="9"/>INC<text:tab/>R7<text:tab/><text:tab/><text:tab/><text:tab/><text:tab/>; Incrementa R7. = 2 ???</text:p>
      <text:p text:style-name="P1">0310 <text:s/>FF <text:s text:c="9"/>MOV<text:tab/>A,R7<text:tab/><text:tab/><text:tab/><text:tab/><text:tab/>; A = R7</text:p>
      <text:p text:style-name="P1">0311 <text:s/>A3 <text:s text:c="9"/>MOVP<text:tab/>A,@A<text:tab/><text:tab/><text:tab/><text:tab/><text:tab/>; Copia contenido de [A] en página actual a A</text:p>
      <text:p text:style-name="P1">0312 <text:s/>54 00 <text:s text:c="6"/>CALL<text:tab/>0200H<text:tab/><text:tab/><text:tab/><text:tab/><text:tab/>;</text:p>
      <text:p text:style-name="P1">0314 <text:s/>FD <text:s text:c="9"/>MOV<text:tab/>A,R5</text:p>
      <text:p text:style-name="P1">0315 <text:s/>43 08 <text:s text:c="6"/>ORL<text:tab/>A,#08H</text:p>
      <text:p text:style-name="P1">0317 <text:s/>74 2F <text:s text:c="6"/>CALL<text:tab/>032FH</text:p>
      <text:p text:style-name="P1">0319 <text:s/>FD <text:s text:c="9"/>MOV<text:tab/>A,R5</text:p>
      <text:p text:style-name="P1"><text:soft-page-break/>031A <text:s/>53 08 <text:s text:c="6"/>ANL<text:tab/>A,#08H</text:p>
      <text:p text:style-name="P1">031C <text:s/>C6 2C <text:s text:c="6"/>JZ<text:tab/>032CH</text:p>
      <text:p text:style-name="P1">031E <text:s/>1F <text:s text:c="9"/>INC<text:tab/>R7</text:p>
      <text:p text:style-name="P1">031F <text:s/>FF <text:s text:c="9"/>MOV<text:tab/>A,R7</text:p>
      <text:p text:style-name="P1">0320 <text:s/>A3 <text:s text:c="9"/>MOVP<text:tab/>A,@A</text:p>
      <text:p text:style-name="P1">0321 <text:s/>AB <text:s text:c="9"/>MOV<text:tab/>R3,A</text:p>
      <text:p text:style-name="P1"/>
      <text:p text:style-name="P1"><text:tab/>;; subrutina</text:p>
      <text:p text:style-name="P1"><text:tab/>;; retardo???</text:p>
      <text:p text:style-name="P1">0322 <text:s/>23 00 <text:s text:c="6"/>MOV<text:tab/>A,#00H<text:tab/><text:tab/><text:tab/><text:tab/>; A = 0x00</text:p>
      <text:p text:style-name="P1">0324 <text:s/>62 <text:s text:c="9"/>MOV<text:tab/>T,A<text:tab/><text:tab/><text:tab/><text:tab/><text:tab/>; Temporizador = A = 0x00</text:p>
      <text:p text:style-name="P1">0325 <text:s/>55 <text:s text:c="9"/>STRT<text:tab/>T<text:tab/><text:tab/><text:tab/><text:tab/><text:tab/>; Arranca temporizador</text:p>
      <text:p text:style-name="P1">0326 <text:s/>16 2A <text:s text:c="6"/>JTF<text:tab/>032AH<text:tab/><text:tab/><text:tab/><text:tab/><text:tab/>; Si flag de timer activo, salta a 0x032A</text:p>
      <text:p text:style-name="P1">0328 <text:s/>64 26 <text:s text:c="6"/>JMP<text:tab/>0326H<text:tab/><text:tab/><text:tab/><text:tab/><text:tab/>; Vuelve a anterior. Espera flag del timer.</text:p>
      <text:p text:style-name="P1">032A <text:s/>EB 22 <text:s text:c="6"/>DJNZ<text:tab/>R3,0322H<text:tab/><text:tab/><text:tab/><text:tab/>; Decrementa R3. Si no 0, salta a 0x0322. Otra vez timer.</text:p>
      <text:p text:style-name="P1">032C <text:s/>EE 03 <text:s text:c="6"/>DJNZ<text:tab/>R6,0303H<text:tab/><text:tab/><text:tab/><text:tab/>; Decrementa R6. Si no 0, salta a 0x0303</text:p>
      <text:p text:style-name="P1">032E <text:s/>83 <text:s text:c="9"/>RET</text:p>
      <text:p text:style-name="P1"/>
      <text:p text:style-name="P1"/>
      <text:p text:style-name="P1">032F <text:s/>B8 0D <text:s text:c="6"/>MOV<text:tab/>R0,#0DH<text:tab/><text:tab/><text:tab/><text:tab/></text:p>
      <text:p text:style-name="P1">0331 <text:s/>90 <text:s text:c="9"/>MOVX<text:tab/>@R0,A</text:p>
      <text:p text:style-name="P1">0332 <text:s/>83 <text:s text:c="9"/>RET</text:p>
      <text:p text:style-name="P1"/>
      <text:p text:style-name="P1"/>
      <text:p text:style-name="P1">0333 <text:s/>0A <text:s text:c="9"/>IN<text:tab/>A,P2</text:p>
      <text:p text:style-name="P1">0334 <text:s/>00 <text:s text:c="9"/>NOP</text:p>
      <text:p text:style-name="P1">0335 <text:s/>2C <text:s text:c="9"/>XCH<text:tab/>A,R4</text:p>
      <text:p text:style-name="P1">0336 <text:s/>71 <text:s text:c="9"/>ADDC<text:tab/>A,@R1</text:p>
      <text:p text:style-name="P1">0337 <text:s/>24 71 <text:s text:c="6"/>JMP<text:tab/>0171H</text:p>
      <text:p text:style-name="P1">0339 <text:s/>25 <text:s text:c="9"/>EN<text:tab/>TCNTI</text:p>
      <text:p text:style-name="P1">033A <text:s/>71 <text:s text:c="9"/>ADDC<text:tab/>A,@R1</text:p>
      <text:p text:style-name="P1">033B <text:s/>26 19 <text:s text:c="6"/>JNT0<text:tab/>0319H</text:p>
      <text:p text:style-name="P1">033D <text:s/>07 <text:s text:c="9"/>DEC<text:tab/>A</text:p>
      <text:p text:style-name="P1">033E <text:s/>04 39 <text:s text:c="6"/>JMP<text:tab/>0039H</text:p>
      <text:p text:style-name="P1">0340 <text:s/>0B <text:s text:c="9"/>DB<text:tab/>0BH</text:p>
      <text:p text:style-name="P1">0341 <text:s/>04 59 <text:s text:c="6"/>JMP<text:tab/>0059H</text:p>
      <text:p text:style-name="P1">0343 <text:s/>0E <text:s text:c="9"/>MOVD<text:tab/>A,P6</text:p>
      <text:p text:style-name="P1">0344 <text:s/>04 11 <text:s text:c="6"/>JMP<text:tab/>0011H</text:p>
      <text:p text:style-name="P1">0346 <text:s/>0B <text:s text:c="9"/>DB<text:tab/>0BH</text:p>
      <text:p text:style-name="P1">0347 <text:s/>31 <text:s text:c="9"/>XCHD<text:tab/>A,@R1</text:p>
      <text:p text:style-name="P1">0348 <text:s/>0E <text:s text:c="9"/>MOVD<text:tab/>A,P6</text:p>
      <text:p text:style-name="P1">0349 <text:s/>59 <text:s text:c="9"/>ANL<text:tab/>A,R1</text:p>
      <text:p text:style-name="P1"><text:soft-page-break/>034A <text:s/>13 08 <text:s text:c="6"/>ADDC<text:tab/>A,#08H</text:p>
      <text:p text:style-name="P1">034C <text:s/>07 <text:s text:c="9"/>DEC<text:tab/>A</text:p>
      <text:p text:style-name="P1">034D <text:s/>00 <text:s text:c="9"/>NOP</text:p>
      <text:p text:style-name="P1">034E <text:s/>2D <text:s text:c="9"/>XCH<text:tab/>A,R5</text:p>
      <text:p text:style-name="P1">034F <text:s/>71 <text:s text:c="9"/>ADDC<text:tab/>A,@R1</text:p>
      <text:p text:style-name="P1">0350 <text:s/>24 71 <text:s text:c="6"/>JMP<text:tab/>0171H</text:p>
      <text:p text:style-name="P1">0352 <text:s/>25 <text:s text:c="9"/>EN<text:tab/>TCNTI</text:p>
      <text:p text:style-name="P1">0353 <text:s/>71 <text:s text:c="9"/>ADDC<text:tab/>A,@R1</text:p>
      <text:p text:style-name="P1">0354 <text:s/>26 11 <text:s text:c="6"/>JNT0<text:tab/>0311H</text:p>
      <text:p text:style-name="P1">0356 <text:s/>15 <text:s text:c="9"/>DIS<text:tab/>I</text:p>
      <text:p text:style-name="P1">0357 <text:s/>31 <text:s text:c="9"/>XCHD<text:tab/>A,@R1</text:p>
      <text:p text:style-name="P1">0358 <text:s/>0D <text:s text:c="9"/>MOVD<text:tab/>A,P5</text:p>
      <text:p text:style-name="P1">0359 <text:s/>59 <text:s text:c="9"/>ANL<text:tab/>A,R1</text:p>
      <text:p text:style-name="P1">035A <text:s/>10 <text:s text:c="9"/>INC<text:tab/>@R0</text:p>
      <text:p text:style-name="P1">035B <text:s/>04 99 <text:s text:c="6"/>JMP<text:tab/>0099H</text:p>
      <text:p text:style-name="P1">035D <text:s/>00 <text:s text:c="9"/>NOP</text:p>
      <text:p text:style-name="P1">035E <text:s/>BB 03 <text:s text:c="6"/>MOV<text:tab/>R3,#03H</text:p>
      <text:p text:style-name="P1">0360 <text:s/>B9 03 <text:s text:c="6"/>MOV<text:tab/>R1,#03H</text:p>
      <text:p text:style-name="P1">0362 <text:s/>23 07 <text:s text:c="6"/>MOV<text:tab/>A,#07H</text:p>
      <text:p text:style-name="P1">0364 <text:s/>39 <text:s text:c="9"/>OUTL<text:tab/>P1,A</text:p>
      <text:p text:style-name="P1">0365 <text:s/>03 20 <text:s text:c="6"/>ADD<text:tab/>A,#20H</text:p>
      <text:p text:style-name="P1">0367 <text:s/>AA <text:s text:c="9"/>MOV<text:tab/>R2,A</text:p>
      <text:p text:style-name="P1">0368 <text:s/>D3 77 <text:s text:c="6"/>XRL<text:tab/>A,#77H</text:p>
      <text:p text:style-name="P1">036A <text:s/>C6 73 <text:s text:c="6"/>JZ<text:tab/>0373H</text:p>
      <text:p text:style-name="P1">036C <text:s/>FA <text:s text:c="9"/>MOV<text:tab/>A,R2</text:p>
      <text:p text:style-name="P1">036D <text:s/>39 <text:s text:c="9"/>OUTL<text:tab/>P1,A</text:p>
      <text:p text:style-name="P1">036E <text:s/>03 F0 <text:s text:c="6"/>ADD<text:tab/>A,#F0H</text:p>
      <text:p text:style-name="P1">0370 <text:s/>39 <text:s text:c="9"/>OUTL<text:tab/>P1,A</text:p>
      <text:p text:style-name="P1">0371 <text:s/>64 65 <text:s text:c="6"/>JMP<text:tab/>0365H</text:p>
      <text:p text:style-name="P1">0373 <text:s/>23 77 <text:s text:c="6"/>MOV<text:tab/>A,#77H</text:p>
      <text:p text:style-name="P1">0375 <text:s/>39 <text:s text:c="9"/>OUTL<text:tab/>P1,A</text:p>
      <text:p text:style-name="P1">0376 <text:s/>03 E0 <text:s text:c="6"/>ADD<text:tab/>A,#E0H</text:p>
      <text:p text:style-name="P1">0378 <text:s/>AA <text:s text:c="9"/>MOV<text:tab/>R2,A</text:p>
      <text:p text:style-name="P1">0379 <text:s/>D3 07 <text:s text:c="6"/>XRL<text:tab/>A,#07H</text:p>
      <text:p text:style-name="P1">037B <text:s/>C6 84 <text:s text:c="6"/>JZ<text:tab/>0384H</text:p>
      <text:p text:style-name="P1">037D <text:s/>FA <text:s text:c="9"/>MOV<text:tab/>A,R2</text:p>
      <text:p text:style-name="P1">037E <text:s/>39 <text:s text:c="9"/>OUTL<text:tab/>P1,A</text:p>
      <text:p text:style-name="P1">037F <text:s/>03 10 <text:s text:c="6"/>ADD<text:tab/>A,#10H</text:p>
      <text:p text:style-name="P1">0381 <text:s/>39 <text:s text:c="9"/>OUTL<text:tab/>P1,A</text:p>
      <text:p text:style-name="P1">0382 <text:s/>64 76 <text:s text:c="6"/>JMP<text:tab/>0376H</text:p>
      <text:p text:style-name="P1">0384 <text:s/>E9 62 <text:s text:c="6"/>DJNZ<text:tab/>R1,0362H</text:p>
      <text:p text:style-name="P1">0386 <text:s/>BE 01 <text:s text:c="6"/>MOV<text:tab/>R6,#01H</text:p>
      <text:p text:style-name="P1"><text:soft-page-break/>0388 <text:s/>23 77 <text:s text:c="6"/>MOV<text:tab/>A,#77H</text:p>
      <text:p text:style-name="P1">038A <text:s/>39 <text:s text:c="9"/>OUTL<text:tab/>P1,A</text:p>
      <text:p text:style-name="P1">038B <text:s/>CE <text:s text:c="9"/>DEC<text:tab/>R6</text:p>
      <text:p text:style-name="P1">038C <text:s/>FE <text:s text:c="9"/>MOV<text:tab/>A,R6</text:p>
      <text:p text:style-name="P1">038D <text:s/>96 73 <text:s text:c="6"/>JNZ<text:tab/>0373H</text:p>
      <text:p text:style-name="P1">038F <text:s/>CB <text:s text:c="9"/>DEC<text:tab/>R3</text:p>
      <text:p text:style-name="P1">0390 <text:s/>FB <text:s text:c="9"/>MOV<text:tab/>A,R3</text:p>
      <text:p text:style-name="P1">0391 <text:s/>96 60 <text:s text:c="6"/>JNZ<text:tab/>0360H</text:p>
      <text:p text:style-name="P1">0393 <text:s/>23 77 <text:s text:c="6"/>MOV<text:tab/>A,#77H</text:p>
      <text:p text:style-name="P1">0395 <text:s/>39 <text:s text:c="9"/>OUTL<text:tab/>P1,A</text:p>
      <text:p text:style-name="P1">0396 <text:s/>BE FF <text:s text:c="6"/>MOV<text:tab/>R6,#FFH</text:p>
      <text:p text:style-name="P1">0398 <text:s/>BF 3A <text:s text:c="6"/>MOV<text:tab/>R7,#3AH</text:p>
      <text:p text:style-name="P1">039A <text:s/>EF 9A <text:s text:c="6"/>DJNZ<text:tab/>R7,039AH</text:p>
      <text:p text:style-name="P1">039C <text:s/>EE 98 <text:s text:c="6"/>DJNZ<text:tab/>R6,0398H</text:p>
      <text:p text:style-name="P1">039E <text:s/>64 5E <text:s text:c="6"/>JMP<text:tab/>035EH</text:p>
      <text:p text:style-name="P1">03A0 <text:s/>74 A8 <text:s text:c="6"/>CALL<text:tab/>03A8H</text:p>
      <text:p text:style-name="P1">03A2 <text:s/>04 9B <text:s text:c="6"/>JMP<text:tab/>009BH</text:p>
      <text:p text:style-name="P1"/>
      <text:p text:style-name="P1"/>
      <text:p text:style-name="P1">03A4 <text:s/>74 A8 <text:s text:c="6"/>CALL<text:tab/>03A8H</text:p>
      <text:p text:style-name="P1">03A6 <text:s/>64 5C <text:s text:c="6"/>JMP<text:tab/>035CH</text:p>
      <text:p text:style-name="P1">03A8 <text:s/>BB 02 <text:s text:c="6"/>MOV<text:tab/>R3,#02H</text:p>
      <text:p text:style-name="P1">03AA <text:s/>BD 02 <text:s text:c="6"/>MOV<text:tab/>R5,#02H</text:p>
      <text:p text:style-name="P1">03AC <text:s/>BF 02 <text:s text:c="6"/>MOV<text:tab/>R7,#02H</text:p>
      <text:p text:style-name="P1">03AE <text:s/>BE 1E <text:s text:c="6"/>MOV<text:tab/>R6,#1EH</text:p>
      <text:p text:style-name="P1">03B0 <text:s/>B9 07 <text:s text:c="6"/>MOV<text:tab/>R1,#07H</text:p>
      <text:p text:style-name="P1">03B2 <text:s/>BA 87 <text:s text:c="6"/>MOV<text:tab/>R2,#87H</text:p>
      <text:p text:style-name="P1">03B4 <text:s/>B8 47 <text:s text:c="6"/>MOV<text:tab/>R0,#47H</text:p>
      <text:p text:style-name="P1">03B6 <text:s/>F8 <text:s text:c="9"/>MOV<text:tab/>A,R0</text:p>
      <text:p text:style-name="P1">03B7 <text:s/>39 <text:s text:c="9"/>OUTL<text:tab/>P1,A</text:p>
      <text:p text:style-name="P1">03B8 <text:s/>64 BE <text:s text:c="6"/>JMP<text:tab/>03BEH</text:p>
      <text:p text:style-name="P1">03BA <text:s/>F9 <text:s text:c="9"/>MOV<text:tab/>A,R1</text:p>
      <text:p text:style-name="P1">03BB <text:s/>03 10 <text:s text:c="6"/>ADD<text:tab/>A,#10H</text:p>
      <text:p text:style-name="P1">03BD <text:s/>A9 <text:s text:c="9"/>MOV<text:tab/>R1,A</text:p>
      <text:p text:style-name="P1">03BE <text:s/>F8 <text:s text:c="9"/>MOV<text:tab/>A,R0</text:p>
      <text:p text:style-name="P1">03BF <text:s/>03 F0 <text:s text:c="6"/>ADD<text:tab/>A,#F0H</text:p>
      <text:p text:style-name="P1">03C1 <text:s/>39 <text:s text:c="9"/>OUTL<text:tab/>P1,A</text:p>
      <text:p text:style-name="P1">03C2 <text:s/>A8 <text:s text:c="9"/>MOV<text:tab/>R0,A</text:p>
      <text:p text:style-name="P1">03C3 <text:s/>D9 <text:s text:c="9"/>XRL<text:tab/>A,R1</text:p>
      <text:p text:style-name="P1">03C4 <text:s/>C6 CA <text:s text:c="6"/>JZ<text:tab/>03CAH</text:p>
      <text:p text:style-name="P1">03C6 <text:s/>EE BE <text:s text:c="6"/>DJNZ<text:tab/>R6,03BEH</text:p>
      <text:p text:style-name="P1">03C8 <text:s/>64 D8 <text:s text:c="6"/>JMP<text:tab/>03D8H</text:p>
      <text:p text:style-name="P1"><text:soft-page-break/>03CA <text:s/>FA <text:s text:c="9"/>MOV<text:tab/>A,R2</text:p>
      <text:p text:style-name="P1">03CB <text:s/>03 F0 <text:s text:c="6"/>ADD<text:tab/>A,#F0H</text:p>
      <text:p text:style-name="P1">03CD <text:s/>AA <text:s text:c="9"/>MOV<text:tab/>R2,A</text:p>
      <text:p text:style-name="P1">03CE <text:s/>F8 <text:s text:c="9"/>MOV<text:tab/>A,R0</text:p>
      <text:p text:style-name="P1">03CF <text:s/>03 10 <text:s text:c="6"/>ADD<text:tab/>A,#10H</text:p>
      <text:p text:style-name="P1">03D1 <text:s/>39 <text:s text:c="9"/>OUTL<text:tab/>P1,A</text:p>
      <text:p text:style-name="P1">03D2 <text:s/>A8 <text:s text:c="9"/>MOV<text:tab/>R0,A</text:p>
      <text:p text:style-name="P1">03D3 <text:s/>DA <text:s text:c="9"/>XRL<text:tab/>A,R2</text:p>
      <text:p text:style-name="P1">03D4 <text:s/>C6 BA <text:s text:c="6"/>JZ<text:tab/>03BAH</text:p>
      <text:p text:style-name="P1">03D6 <text:s/>EE CE <text:s text:c="6"/>DJNZ<text:tab/>R6,03CEH</text:p>
      <text:p text:style-name="P1">03D8 <text:s/>EF AE <text:s text:c="6"/>DJNZ<text:tab/>R7,03AEH</text:p>
      <text:p text:style-name="P1">03DA <text:s/>23 77 <text:s text:c="6"/>MOV<text:tab/>A,#77H</text:p>
      <text:p text:style-name="P1">03DC <text:s/>39 <text:s text:c="9"/>OUTL<text:tab/>P1,A</text:p>
      <text:p text:style-name="P1">03DD <text:s/>BE FF <text:s text:c="6"/>MOV<text:tab/>R6,#FFH</text:p>
      <text:p text:style-name="P1">03DF <text:s/>BF 08 <text:s text:c="6"/>MOV<text:tab/>R7,#08H</text:p>
      <text:p text:style-name="P1">03E1 <text:s/>EF E1 <text:s text:c="6"/>DJNZ<text:tab/>R7,03E1H</text:p>
      <text:p text:style-name="P1">03E3 <text:s/>EE DF <text:s text:c="6"/>DJNZ<text:tab/>R6,03DFH</text:p>
      <text:p text:style-name="P1">03E5 <text:s/>FD <text:s text:c="9"/>MOV<text:tab/>A,R5</text:p>
      <text:p text:style-name="P1">03E6 <text:s/>D3 00 <text:s text:c="6"/>XRL<text:tab/>A,#00H</text:p>
      <text:p text:style-name="P1">03E8 <text:s/>C6 EC <text:s text:c="6"/>JZ<text:tab/>03ECH</text:p>
      <text:p text:style-name="P1">03EA <text:s/>ED AC <text:s text:c="6"/>DJNZ<text:tab/>R5,03ACH</text:p>
      <text:p text:style-name="P1">03EC <text:s/>BE FF <text:s text:c="6"/>MOV<text:tab/>R6,#FFH</text:p>
      <text:p text:style-name="P1">03EE <text:s/>BF 30 <text:s text:c="6"/>MOV<text:tab/>R7,#30H</text:p>
      <text:p text:style-name="P1">03F0 <text:s/>EF F0 <text:s text:c="6"/>DJNZ<text:tab/>R7,03F0H</text:p>
      <text:p text:style-name="P1">03F2 <text:s/>EE EE <text:s text:c="6"/>DJNZ<text:tab/>R6,03EEH</text:p>
      <text:p text:style-name="P1">03F4 <text:s/>EB AC <text:s text:c="6"/>DJNZ<text:tab/>R3,03ACH</text:p>
      <text:p text:style-name="P1">03F6 <text:s/>83 <text:s text:c="9"/>RET</text:p>
      <text:p text:style-name="P1">03F7 <text:s/>FF <text:s text:c="9"/>MOV<text:tab/>A,R7</text:p>
      <text:p text:style-name="P1">03F8 <text:s/>FF <text:s text:c="9"/>MOV<text:tab/>A,R7</text:p>
      <text:p text:style-name="P1">03F9 <text:s/>FF <text:s text:c="9"/>MOV<text:tab/>A,R7</text:p>
      <text:p text:style-name="P1">03FA <text:s/>FF <text:s text:c="9"/>MOV<text:tab/>A,R7</text:p>
      <text:p text:style-name="P1">03FB <text:s/>FF <text:s text:c="9"/>MOV<text:tab/>A,R7</text:p>
      <text:p text:style-name="P1">03FC <text:s/>FF <text:s text:c="9"/>MOV<text:tab/>A,R7</text:p>
      <text:p text:style-name="P1">03FD <text:s/>FF <text:s text:c="9"/>MOV<text:tab/>A,R7</text:p>
      <text:p text:style-name="P1">03FE <text:s/>FF <text:s text:c="9"/>MOV<text:tab/>A,R7</text:p>
      <text:p text:style-name="P1">03FF <text:s/>FF <text:s text:c="9"/>MOV<text:tab/>A,R7</text:p>
      <text:p text:style-name="P1">0400 <text:s/>FF <text:s text:c="9"/>MOV<text:tab/>A,R7</text:p>
      <text:p text:style-name="P1">0401 <text:s/>A3 <text:s text:c="9"/>MOVP<text:tab/>A,@A</text:p>
      <text:p text:style-name="P1">0402 <text:s/>AE <text:s text:c="9"/>MOV<text:tab/>R6,A</text:p>
      <text:p text:style-name="P1">0403 <text:s/>1F <text:s text:c="9"/>INC<text:tab/>R7</text:p>
      <text:p text:style-name="P1">0404 <text:s/>FF <text:s text:c="9"/>MOV<text:tab/>A,R7</text:p>
      <text:p text:style-name="P1">0405 <text:s/>A3 <text:s text:c="9"/>MOVP<text:tab/>A,@A</text:p>
      <text:p text:style-name="P1"><text:soft-page-break/>0406 <text:s/>AD <text:s text:c="9"/>MOV<text:tab/>R5,A</text:p>
      <text:p text:style-name="P1">0407 <text:s/>C6 0F <text:s text:c="6"/>JZ<text:tab/>040FH</text:p>
      <text:p text:style-name="P1">0409 <text:s/>47 <text:s text:c="9"/>SWAP<text:tab/>A</text:p>
      <text:p text:style-name="P1">040A <text:s/>53 0F <text:s text:c="6"/>ANL<text:tab/>A,#0FH</text:p>
      <text:p text:style-name="P1">040C <text:s/>A8 <text:s text:c="9"/>MOV<text:tab/>R0,A</text:p>
      <text:p text:style-name="P1">040D <text:s/>BC 00 <text:s text:c="6"/>MOV<text:tab/>R4,#00H</text:p>
      <text:p text:style-name="P1">040F <text:s/>1F <text:s text:c="9"/>INC<text:tab/>R7</text:p>
      <text:p text:style-name="P1">0410 <text:s/>FF <text:s text:c="9"/>MOV<text:tab/>A,R7</text:p>
      <text:p text:style-name="P1">0411 <text:s/>A3 <text:s text:c="9"/>MOVP<text:tab/>A,@A</text:p>
      <text:p text:style-name="P1">0412 <text:s/>54 00 <text:s text:c="6"/>CALL<text:tab/>0200H</text:p>
      <text:p text:style-name="P1">0414 <text:s/>FD <text:s text:c="9"/>MOV<text:tab/>A,R5</text:p>
      <text:p text:style-name="P1">0415 <text:s/>43 08 <text:s text:c="6"/>ORL<text:tab/>A,#08H</text:p>
      <text:p text:style-name="P1">0417 <text:s/>74 2F <text:s text:c="6"/>CALL<text:tab/>032FH</text:p>
      <text:p text:style-name="P1">0419 <text:s/>FD <text:s text:c="9"/>MOV<text:tab/>A,R5</text:p>
      <text:p text:style-name="P1">041A <text:s/>53 08 <text:s text:c="6"/>ANL<text:tab/>A,#08H</text:p>
      <text:p text:style-name="P1">041C <text:s/>C6 2C <text:s text:c="6"/>JZ<text:tab/>042CH</text:p>
      <text:p text:style-name="P1">041E <text:s/>1F <text:s text:c="9"/>INC<text:tab/>R7</text:p>
      <text:p text:style-name="P1">041F <text:s/>FF <text:s text:c="9"/>MOV<text:tab/>A,R7</text:p>
      <text:p text:style-name="P1">0420 <text:s/>A3 <text:s text:c="9"/>MOVP<text:tab/>A,@A</text:p>
      <text:p text:style-name="P1">0421 <text:s/>AB <text:s text:c="9"/>MOV<text:tab/>R3,A</text:p>
      <text:p text:style-name="P1">0422 <text:s/>23 00 <text:s text:c="6"/>MOV<text:tab/>A,#00H</text:p>
      <text:p text:style-name="P1">0424 <text:s/>62 <text:s text:c="9"/>MOV<text:tab/>T,A</text:p>
      <text:p text:style-name="P1">0425 <text:s/>55 <text:s text:c="9"/>STRT<text:tab/>T</text:p>
      <text:p text:style-name="P1">0426 <text:s/>16 2A <text:s text:c="6"/>JTF<text:tab/>042AH</text:p>
      <text:p text:style-name="P1">0428 <text:s/>84 26 <text:s text:c="6"/>JMP<text:tab/>0426H</text:p>
      <text:p text:style-name="P1">042A <text:s/>EB 22 <text:s text:c="6"/>DJNZ<text:tab/>R3,0422H</text:p>
      <text:p text:style-name="P1">042C <text:s/>EE 03 <text:s text:c="6"/>DJNZ<text:tab/>R6,0403H</text:p>
      <text:p text:style-name="P1">042E <text:s/>83 <text:s text:c="9"/>RET</text:p>
      <text:p text:style-name="P1">042F <text:s/>41 <text:s text:c="9"/>ORL<text:tab/>A,@R1</text:p>
      <text:p text:style-name="P1">0430 <text:s/>00 <text:s text:c="9"/>NOP</text:p>
      <text:p text:style-name="P1">0431 <text:s/>2D <text:s text:c="9"/>XCH<text:tab/>A,R5</text:p>
      <text:p text:style-name="P1">0432 <text:s/>71 <text:s text:c="9"/>ADDC<text:tab/>A,@R1</text:p>
      <text:p text:style-name="P1">0433 <text:s/>24 91 <text:s text:c="6"/>JMP<text:tab/>0191H</text:p>
      <text:p text:style-name="P1">0435 <text:s/>29 <text:s text:c="9"/>XCH<text:tab/>A,R1</text:p>
      <text:p text:style-name="P1">0436 <text:s/>A1 <text:s text:c="9"/>MOV<text:tab/>@R1,A</text:p>
      <text:p text:style-name="P1">0437 <text:s/>29 <text:s text:c="9"/>XCH<text:tab/>A,R1</text:p>
      <text:p text:style-name="P1">0438 <text:s/>11 <text:s text:c="9"/>INC<text:tab/>@R1</text:p>
      <text:p text:style-name="P1">0439 <text:s/>04 00 <text:s text:c="6"/>JMP<text:tab/>0000H</text:p>
      <text:p text:style-name="P1">043B <text:s/>2C <text:s text:c="9"/>XCH<text:tab/>A,R4</text:p>
      <text:p text:style-name="P1">043C <text:s/>A1 <text:s text:c="9"/>MOV<text:tab/>@R1,A</text:p>
      <text:p text:style-name="P1">043D <text:s/>29 <text:s text:c="9"/>XCH<text:tab/>A,R1</text:p>
      <text:p text:style-name="P1">043E <text:s/>71 <text:s text:c="9"/>ADDC<text:tab/>A,@R1</text:p>
      <text:p text:style-name="P1"><text:soft-page-break/>043F <text:s/>24 71 <text:s text:c="6"/>JMP<text:tab/>0171H</text:p>
      <text:p text:style-name="P1">0441 <text:s/>25 <text:s text:c="9"/>EN<text:tab/>TCNTI</text:p>
      <text:p text:style-name="P1">0442 <text:s/>11 <text:s text:c="9"/>INC<text:tab/>@R1</text:p>
      <text:p text:style-name="P1">0443 <text:s/>1A <text:s text:c="9"/>INC<text:tab/>R2</text:p>
      <text:p text:style-name="P1">0444 <text:s/>39 <text:s text:c="9"/>OUTL<text:tab/>P1,A</text:p>
      <text:p text:style-name="P1">0445 <text:s/>17 <text:s text:c="9"/>INC<text:tab/>A</text:p>
      <text:p text:style-name="P1">0446 <text:s/>08 <text:s text:c="9"/>INS<text:tab/>A,BUS</text:p>
      <text:p text:style-name="P1">0447 <text:s/>11 <text:s text:c="9"/>INC<text:tab/>@R1</text:p>
      <text:p text:style-name="P1">0448 <text:s/>1A <text:s text:c="9"/>INC<text:tab/>R2</text:p>
      <text:p text:style-name="P1">0449 <text:s/>38 <text:s text:c="9"/>DB<text:tab/>38H</text:p>
      <text:p text:style-name="P1">044A <text:s/>17 <text:s text:c="9"/>INC<text:tab/>A</text:p>
      <text:p text:style-name="P1">044B <text:s/>08 <text:s text:c="9"/>INS<text:tab/>A,BUS</text:p>
      <text:p text:style-name="P1">044C <text:s/>00 <text:s text:c="9"/>NOP</text:p>
      <text:p text:style-name="P1">044D <text:s/>2D <text:s text:c="9"/>XCH<text:tab/>A,R5</text:p>
      <text:p text:style-name="P1">044E <text:s/>11 <text:s text:c="9"/>INC<text:tab/>@R1</text:p>
      <text:p text:style-name="P1">044F <text:s/>05 <text:s text:c="9"/>EN<text:tab/>I</text:p>
      <text:p text:style-name="P1">0450 <text:s/>00 <text:s text:c="9"/>NOP</text:p>
      <text:p text:style-name="P1">0451 <text:s/>2C <text:s text:c="9"/>XCH<text:tab/>A,R4</text:p>
      <text:p text:style-name="P1">0452 <text:s/>11 <text:s text:c="9"/>INC<text:tab/>@R1</text:p>
      <text:p text:style-name="P1">0453 <text:s/>1C <text:s text:c="9"/>INC<text:tab/>R4</text:p>
      <text:p text:style-name="P1">0454 <text:s/>39 <text:s text:c="9"/>OUTL<text:tab/>P1,A</text:p>
      <text:p text:style-name="P1">0455 <text:s/>18 <text:s text:c="9"/>INC<text:tab/>R0</text:p>
      <text:p text:style-name="P1">0456 <text:s/>08 <text:s text:c="9"/>INS<text:tab/>A,BUS</text:p>
      <text:p text:style-name="P1">0457 <text:s/>11 <text:s text:c="9"/>INC<text:tab/>@R1</text:p>
      <text:p text:style-name="P1">0458 <text:s/>1C <text:s text:c="9"/>INC<text:tab/>R4</text:p>
      <text:p text:style-name="P1">0459 <text:s/>39 <text:s text:c="9"/>OUTL<text:tab/>P1,A</text:p>
      <text:p text:style-name="P1">045A <text:s/>18 <text:s text:c="9"/>INC<text:tab/>R0</text:p>
      <text:p text:style-name="P1">045B <text:s/>08 <text:s text:c="9"/>INS<text:tab/>A,BUS</text:p>
      <text:p text:style-name="P1">045C <text:s/>00 <text:s text:c="9"/>NOP</text:p>
      <text:p text:style-name="P1">045D <text:s/>2D <text:s text:c="9"/>XCH<text:tab/>A,R5</text:p>
      <text:p text:style-name="P1">045E <text:s/>91 <text:s text:c="9"/>MOVX<text:tab/>@R1,A</text:p>
      <text:p text:style-name="P1">045F <text:s/>2B <text:s text:c="9"/>XCH<text:tab/>A,R3</text:p>
      <text:p text:style-name="P1">0460 <text:s/>11 <text:s text:c="9"/>INC<text:tab/>@R1</text:p>
      <text:p text:style-name="P1">0461 <text:s/>04 00 <text:s text:c="6"/>JMP<text:tab/>0000H</text:p>
      <text:p text:style-name="P1">0463 <text:s/>2C <text:s text:c="9"/>XCH<text:tab/>A,R4</text:p>
      <text:p text:style-name="P1">0464 <text:s/>11 <text:s text:c="9"/>INC<text:tab/>@R1</text:p>
      <text:p text:style-name="P1">0465 <text:s/>17 <text:s text:c="9"/>INC<text:tab/>A</text:p>
      <text:p text:style-name="P1">0466 <text:s/>39 <text:s text:c="9"/>OUTL<text:tab/>P1,A</text:p>
      <text:p text:style-name="P1">0467 <text:s/>13 08 <text:s text:c="6"/>ADDC<text:tab/>A,#08H</text:p>
      <text:p text:style-name="P1">0469 <text:s/>11 <text:s text:c="9"/>INC<text:tab/>@R1</text:p>
      <text:p text:style-name="P1">046A <text:s/>17 <text:s text:c="9"/>INC<text:tab/>A</text:p>
      <text:p text:style-name="P1">046B <text:s/>39 <text:s text:c="9"/>OUTL<text:tab/>P1,A</text:p>
      <text:p text:style-name="P1"><text:soft-page-break/>046C <text:s/>13 08 <text:s text:c="6"/>ADDC<text:tab/>A,#08H</text:p>
      <text:p text:style-name="P1">046E <text:s/>00 <text:s text:c="9"/>NOP</text:p>
      <text:p text:style-name="P1">046F <text:s/>2D <text:s text:c="9"/>XCH<text:tab/>A,R5</text:p>
      <text:p text:style-name="P1">0470 <text:s/>11 <text:s text:c="9"/>INC<text:tab/>@R1</text:p>
      <text:p text:style-name="P1">0471 <text:s/>07 <text:s text:c="9"/>DEC<text:tab/>A</text:p>
      <text:p text:style-name="P1">0472 <text:s/>00 <text:s text:c="9"/>NOP</text:p>
      <text:p text:style-name="P1">0473 <text:s/>2C <text:s text:c="9"/>XCH<text:tab/>A,R4</text:p>
      <text:p text:style-name="P1">0474 <text:s/>11 <text:s text:c="9"/>INC<text:tab/>@R1</text:p>
      <text:p text:style-name="P1">0475 <text:s/>1A <text:s text:c="9"/>INC<text:tab/>R2</text:p>
      <text:p text:style-name="P1">0476 <text:s/>39 <text:s text:c="9"/>OUTL<text:tab/>P1,A</text:p>
      <text:p text:style-name="P1">0477 <text:s/>17 <text:s text:c="9"/>INC<text:tab/>A</text:p>
      <text:p text:style-name="P1">0478 <text:s/>10 <text:s text:c="9"/>INC<text:tab/>@R0</text:p>
      <text:p text:style-name="P1">0479 <text:s/>00 <text:s text:c="9"/>NOP</text:p>
      <text:p text:style-name="P1">047A <text:s/>2D <text:s text:c="9"/>XCH<text:tab/>A,R5</text:p>
      <text:p text:style-name="P1">047B <text:s/>71 <text:s text:c="9"/>ADDC<text:tab/>A,@R1</text:p>
      <text:p text:style-name="P1">047C <text:s/>25 <text:s text:c="9"/>EN<text:tab/>TCNTI</text:p>
      <text:p text:style-name="P1">047D <text:s/>11 <text:s text:c="9"/>INC<text:tab/>@R1</text:p>
      <text:p text:style-name="P1">047E <text:s/>0E <text:s text:c="9"/>MOVD<text:tab/>A,P6</text:p>
      <text:p text:style-name="P1">047F <text:s/>31 <text:s text:c="9"/>XCHD<text:tab/>A,@R1</text:p>
      <text:p text:style-name="P1">0480 <text:s/>0B <text:s text:c="9"/>DB<text:tab/>0BH</text:p>
      <text:p text:style-name="P1">0481 <text:s/>00 <text:s text:c="9"/>NOP</text:p>
      <text:p text:style-name="P1">0482 <text:s/>2C <text:s text:c="9"/>XCH<text:tab/>A,R4</text:p>
      <text:p text:style-name="P1">0483 <text:s/>11 <text:s text:c="9"/>INC<text:tab/>@R1</text:p>
      <text:p text:style-name="P1">0484 <text:s/>1A <text:s text:c="9"/>INC<text:tab/>R2</text:p>
      <text:p text:style-name="P1">0485 <text:s/>39 <text:s text:c="9"/>OUTL<text:tab/>P1,A</text:p>
      <text:p text:style-name="P1">0486 <text:s/>17 <text:s text:c="9"/>INC<text:tab/>A</text:p>
      <text:p text:style-name="P1">0487 <text:s/>08 <text:s text:c="9"/>INS<text:tab/>A,BUS</text:p>
      <text:p text:style-name="P1">0488 <text:s/>11 <text:s text:c="9"/>INC<text:tab/>@R1</text:p>
      <text:p text:style-name="P1">0489 <text:s/>1A <text:s text:c="9"/>INC<text:tab/>R2</text:p>
      <text:p text:style-name="P1">048A <text:s/>39 <text:s text:c="9"/>OUTL<text:tab/>P1,A</text:p>
      <text:p text:style-name="P1">048B <text:s/>17 <text:s text:c="9"/>INC<text:tab/>A</text:p>
      <text:p text:style-name="P1">048C <text:s/>08 <text:s text:c="9"/>INS<text:tab/>A,BUS</text:p>
      <text:p text:style-name="P1">048D <text:s/>00 <text:s text:c="9"/>NOP</text:p>
      <text:p text:style-name="P1">048E <text:s/>2D <text:s text:c="9"/>XCH<text:tab/>A,R5</text:p>
      <text:p text:style-name="P1">048F <text:s/>11 <text:s text:c="9"/>INC<text:tab/>@R1</text:p>
      <text:p text:style-name="P1">0490 <text:s/>04 91 <text:s text:c="6"/>JMP<text:tab/>0091H</text:p>
      <text:p text:style-name="P1">0492 <text:s/>29 <text:s text:c="9"/>XCH<text:tab/>A,R1</text:p>
      <text:p text:style-name="P1">0493 <text:s/>00 <text:s text:c="9"/>NOP</text:p>
      <text:p text:style-name="P1">0494 <text:s/>2C <text:s text:c="9"/>XCH<text:tab/>A,R4</text:p>
      <text:p text:style-name="P1">0495 <text:s/>11 <text:s text:c="9"/>INC<text:tab/>@R1</text:p>
      <text:p text:style-name="P1">0496 <text:s/>1C <text:s text:c="9"/>INC<text:tab/>R4</text:p>
      <text:p text:style-name="P1">0497 <text:s/>39 <text:s text:c="9"/>OUTL<text:tab/>P1,A</text:p>
      <text:p text:style-name="P1"><text:soft-page-break/>0498 <text:s/>18 <text:s text:c="9"/>INC<text:tab/>R0</text:p>
      <text:p text:style-name="P1">0499 <text:s/>08 <text:s text:c="9"/>INS<text:tab/>A,BUS</text:p>
      <text:p text:style-name="P1">049A <text:s/>11 <text:s text:c="9"/>INC<text:tab/>@R1</text:p>
      <text:p text:style-name="P1">049B <text:s/>1C <text:s text:c="9"/>INC<text:tab/>R4</text:p>
      <text:p text:style-name="P1">049C <text:s/>39 <text:s text:c="9"/>OUTL<text:tab/>P1,A</text:p>
      <text:p text:style-name="P1">049D <text:s/>18 <text:s text:c="9"/>INC<text:tab/>R0</text:p>
      <text:p text:style-name="P1">049E <text:s/>08 <text:s text:c="9"/>INS<text:tab/>A,BUS</text:p>
      <text:p text:style-name="P1">049F <text:s/>00 <text:s text:c="9"/>NOP</text:p>
      <text:p text:style-name="P1">04A0 <text:s/>2D <text:s text:c="9"/>XCH<text:tab/>A,R5</text:p>
      <text:p text:style-name="P1">04A1 <text:s/>91 <text:s text:c="9"/>MOVX<text:tab/>@R1,A</text:p>
      <text:p text:style-name="P1">04A2 <text:s/>2B <text:s text:c="9"/>XCH<text:tab/>A,R3</text:p>
      <text:p text:style-name="P1">04A3 <text:s/>11 <text:s text:c="9"/>INC<text:tab/>@R1</text:p>
      <text:p text:style-name="P1">04A4 <text:s/>0E <text:s text:c="9"/>MOVD<text:tab/>A,P6</text:p>
      <text:p text:style-name="P1">04A5 <text:s/>31 <text:s text:c="9"/>XCHD<text:tab/>A,@R1</text:p>
      <text:p text:style-name="P1">04A6 <text:s/>0B <text:s text:c="9"/>DB<text:tab/>0BH</text:p>
      <text:p text:style-name="P1">04A7 <text:s/>00 <text:s text:c="9"/>NOP</text:p>
      <text:p text:style-name="P1">04A8 <text:s/>2C <text:s text:c="9"/>XCH<text:tab/>A,R4</text:p>
      <text:p text:style-name="P1">04A9 <text:s/>11 <text:s text:c="9"/>INC<text:tab/>@R1</text:p>
      <text:p text:style-name="P1">04AA <text:s/>17 <text:s text:c="9"/>INC<text:tab/>A</text:p>
      <text:p text:style-name="P1">04AB <text:s/>39 <text:s text:c="9"/>OUTL<text:tab/>P1,A</text:p>
      <text:p text:style-name="P1">04AC <text:s/>13 08 <text:s text:c="6"/>ADDC<text:tab/>A,#08H</text:p>
      <text:p text:style-name="P1">04AE <text:s/>11 <text:s text:c="9"/>INC<text:tab/>@R1</text:p>
      <text:p text:style-name="P1">04AF <text:s/>17 <text:s text:c="9"/>INC<text:tab/>A</text:p>
      <text:p text:style-name="P1">04B0 <text:s/>39 <text:s text:c="9"/>OUTL<text:tab/>P1,A</text:p>
      <text:p text:style-name="P1">04B1 <text:s/>13 08 <text:s text:c="6"/>ADDC<text:tab/>A,#08H</text:p>
      <text:p text:style-name="P1">04B3 <text:s/>00 <text:s text:c="9"/>NOP</text:p>
      <text:p text:style-name="P1">04B4 <text:s/>2D <text:s text:c="9"/>XCH<text:tab/>A,R5</text:p>
      <text:p text:style-name="P1">04B5 <text:s/>11 <text:s text:c="9"/>INC<text:tab/>@R1</text:p>
      <text:p text:style-name="P1">04B6 <text:s/>07 <text:s text:c="9"/>DEC<text:tab/>A</text:p>
      <text:p text:style-name="P1">04B7 <text:s/>91 <text:s text:c="9"/>MOVX<text:tab/>@R1,A</text:p>
      <text:p text:style-name="P1">04B8 <text:s/>29 <text:s text:c="9"/>XCH<text:tab/>A,R1</text:p>
      <text:p text:style-name="P1">04B9 <text:s/>00 <text:s text:c="9"/>NOP</text:p>
      <text:p text:style-name="P1">04BA <text:s/>2C <text:s text:c="9"/>XCH<text:tab/>A,R4</text:p>
      <text:p text:style-name="P1">04BB <text:s/>11 <text:s text:c="9"/>INC<text:tab/>@R1</text:p>
      <text:p text:style-name="P1">04BC <text:s/>1A <text:s text:c="9"/>INC<text:tab/>R2</text:p>
      <text:p text:style-name="P1">04BD <text:s/>39 <text:s text:c="9"/>OUTL<text:tab/>P1,A</text:p>
      <text:p text:style-name="P1">04BE <text:s/>17 <text:s text:c="9"/>INC<text:tab/>A</text:p>
      <text:p text:style-name="P1">04BF <text:s/>10 <text:s text:c="9"/>INC<text:tab/>@R0</text:p>
      <text:p text:style-name="P1">04C0 <text:s/>1A <text:s text:c="9"/>INC<text:tab/>R2</text:p>
      <text:p text:style-name="P1">04C1 <text:s/>00 <text:s text:c="9"/>NOP</text:p>
      <text:p text:style-name="P1">04C2 <text:s/>2D <text:s text:c="9"/>XCH<text:tab/>A,R5</text:p>
      <text:p text:style-name="P1">04C3 <text:s/>91 <text:s text:c="9"/>MOVX<text:tab/>@R1,A</text:p>
      <text:p text:style-name="P1"><text:soft-page-break/>04C4 <text:s/>2B <text:s text:c="9"/>XCH<text:tab/>A,R3</text:p>
      <text:p text:style-name="P1">04C5 <text:s/>11 <text:s text:c="9"/>INC<text:tab/>@R1</text:p>
      <text:p text:style-name="P1">04C6 <text:s/>0E <text:s text:c="9"/>MOVD<text:tab/>A,P6</text:p>
      <text:p text:style-name="P1">04C7 <text:s/>31 <text:s text:c="9"/>XCHD<text:tab/>A,@R1</text:p>
      <text:p text:style-name="P1">04C8 <text:s/>0B <text:s text:c="9"/>DB<text:tab/>0BH</text:p>
      <text:p text:style-name="P1">04C9 <text:s/>00 <text:s text:c="9"/>NOP</text:p>
      <text:p text:style-name="P1">04CA <text:s/>2C <text:s text:c="9"/>XCH<text:tab/>A,R4</text:p>
      <text:p text:style-name="P1">04CB <text:s/>11 <text:s text:c="9"/>INC<text:tab/>@R1</text:p>
      <text:p text:style-name="P1">04CC <text:s/>1A <text:s text:c="9"/>INC<text:tab/>R2</text:p>
      <text:p text:style-name="P1">04CD <text:s/>39 <text:s text:c="9"/>OUTL<text:tab/>P1,A</text:p>
      <text:p text:style-name="P1">04CE <text:s/>17 <text:s text:c="9"/>INC<text:tab/>A</text:p>
      <text:p text:style-name="P1">04CF <text:s/>08 <text:s text:c="9"/>INS<text:tab/>A,BUS</text:p>
      <text:p text:style-name="P1">04D0 <text:s/>11 <text:s text:c="9"/>INC<text:tab/>@R1</text:p>
      <text:p text:style-name="P1">04D1 <text:s/>1A <text:s text:c="9"/>INC<text:tab/>R2</text:p>
      <text:p text:style-name="P1">04D2 <text:s/>39 <text:s text:c="9"/>OUTL<text:tab/>P1,A</text:p>
      <text:p text:style-name="P1">04D3 <text:s/>17 <text:s text:c="9"/>INC<text:tab/>A</text:p>
      <text:p text:style-name="P1">04D4 <text:s/>08 <text:s text:c="9"/>INS<text:tab/>A,BUS</text:p>
      <text:p text:style-name="P1">04D5 <text:s/>00 <text:s text:c="9"/>NOP</text:p>
      <text:p text:style-name="P1">04D6 <text:s/>2D <text:s text:c="9"/>XCH<text:tab/>A,R5</text:p>
      <text:p text:style-name="P1">04D7 <text:s/>11 <text:s text:c="9"/>INC<text:tab/>@R1</text:p>
      <text:p text:style-name="P1">04D8 <text:s/>04 91 <text:s text:c="6"/>JMP<text:tab/>0091H</text:p>
      <text:p text:style-name="P1">04DA <text:s/>29 <text:s text:c="9"/>XCH<text:tab/>A,R1</text:p>
      <text:p text:style-name="P1">04DB <text:s/>00 <text:s text:c="9"/>NOP</text:p>
      <text:p text:style-name="P1">04DC <text:s/>2C <text:s text:c="9"/>XCH<text:tab/>A,R4</text:p>
      <text:p text:style-name="P1">04DD <text:s/>11 <text:s text:c="9"/>INC<text:tab/>@R1</text:p>
      <text:p text:style-name="P1">04DE <text:s/>1C <text:s text:c="9"/>INC<text:tab/>R4</text:p>
      <text:p text:style-name="P1">04DF <text:s/>39 <text:s text:c="9"/>OUTL<text:tab/>P1,A</text:p>
      <text:p text:style-name="P1">04E0 <text:s/>18 <text:s text:c="9"/>INC<text:tab/>R0</text:p>
      <text:p text:style-name="P1">04E1 <text:s/>08 <text:s text:c="9"/>INS<text:tab/>A,BUS</text:p>
      <text:p text:style-name="P1">04E2 <text:s/>11 <text:s text:c="9"/>INC<text:tab/>@R1</text:p>
      <text:p text:style-name="P1">04E3 <text:s/>1C <text:s text:c="9"/>INC<text:tab/>R4</text:p>
      <text:p text:style-name="P1">04E4 <text:s/>39 <text:s text:c="9"/>OUTL<text:tab/>P1,A</text:p>
      <text:p text:style-name="P1">04E5 <text:s/>18 <text:s text:c="9"/>INC<text:tab/>R0</text:p>
      <text:p text:style-name="P1">04E6 <text:s/>08 <text:s text:c="9"/>INS<text:tab/>A,BUS</text:p>
      <text:p text:style-name="P1">04E7 <text:s/>00 <text:s text:c="9"/>NOP</text:p>
      <text:p text:style-name="P1">04E8 <text:s/>2D <text:s text:c="9"/>XCH<text:tab/>A,R5</text:p>
      <text:p text:style-name="P1">04E9 <text:s/>91 <text:s text:c="9"/>MOVX<text:tab/>@R1,A</text:p>
      <text:p text:style-name="P1">04EA <text:s/>2B <text:s text:c="9"/>XCH<text:tab/>A,R3</text:p>
      <text:p text:style-name="P1">04EB <text:s/>11 <text:s text:c="9"/>INC<text:tab/>@R1</text:p>
      <text:p text:style-name="P1">04EC <text:s/>0E <text:s text:c="9"/>MOVD<text:tab/>A,P6</text:p>
      <text:p text:style-name="P1">04ED <text:s/>31 <text:s text:c="9"/>XCHD<text:tab/>A,@R1</text:p>
      <text:p text:style-name="P1">04EE <text:s/>0B <text:s text:c="9"/>DB<text:tab/>0BH</text:p>
      <text:p text:style-name="P1"><text:soft-page-break/>04EF <text:s/>00 <text:s text:c="9"/>NOP</text:p>
      <text:p text:style-name="P1">04F0 <text:s/>2C <text:s text:c="9"/>XCH<text:tab/>A,R4</text:p>
      <text:p text:style-name="P1">04F1 <text:s/>11 <text:s text:c="9"/>INC<text:tab/>@R1</text:p>
      <text:p text:style-name="P1">04F2 <text:s/>1F <text:s text:c="9"/>INC<text:tab/>R7</text:p>
      <text:p text:style-name="P1">04F3 <text:s/>39 <text:s text:c="9"/>OUTL<text:tab/>P1,A</text:p>
      <text:p text:style-name="P1">04F4 <text:s/>17 <text:s text:c="9"/>INC<text:tab/>A</text:p>
      <text:p text:style-name="P1">04F5 <text:s/>08 <text:s text:c="9"/>INS<text:tab/>A,BUS</text:p>
      <text:p text:style-name="P1">04F6 <text:s/>11 <text:s text:c="9"/>INC<text:tab/>@R1</text:p>
      <text:p text:style-name="P1">04F7 <text:s/>1F <text:s text:c="9"/>INC<text:tab/>R7</text:p>
      <text:p text:style-name="P1">04F8 <text:s/>39 <text:s text:c="9"/>OUTL<text:tab/>P1,A</text:p>
      <text:p text:style-name="P1">04F9 <text:s/>17 <text:s text:c="9"/>INC<text:tab/>A</text:p>
      <text:p text:style-name="P1">04FA <text:s/>08 <text:s text:c="9"/>INS<text:tab/>A,BUS</text:p>
      <text:p text:style-name="P1">04FB <text:s/>FF <text:s text:c="9"/>MOV<text:tab/>A,R7</text:p>
      <text:p text:style-name="P1">04FC <text:s/>FF <text:s text:c="9"/>MOV<text:tab/>A,R7</text:p>
      <text:p text:style-name="P1">04FD <text:s/>FF <text:s text:c="9"/>MOV<text:tab/>A,R7</text:p>
      <text:p text:style-name="P1">04FE <text:s/>FF <text:s text:c="9"/>MOV<text:tab/>A,R7</text:p>
      <text:p text:style-name="P1">04FF <text:s/>FF <text:s text:c="9"/>MOV<text:tab/>A,R7</text:p>
      <text:p text:style-name="P1">0500 <text:s/>FF <text:s text:c="9"/>MOV<text:tab/>A,R7</text:p>
      <text:p text:style-name="P1">0501 <text:s/>A3 <text:s text:c="9"/>MOVP<text:tab/>A,@A</text:p>
      <text:p text:style-name="P1">0502 <text:s/>AE <text:s text:c="9"/>MOV<text:tab/>R6,A</text:p>
      <text:p text:style-name="P1">0503 <text:s/>1F <text:s text:c="9"/>INC<text:tab/>R7</text:p>
      <text:p text:style-name="P1">0504 <text:s/>FF <text:s text:c="9"/>MOV<text:tab/>A,R7</text:p>
      <text:p text:style-name="P1">0505 <text:s/>A3 <text:s text:c="9"/>MOVP<text:tab/>A,@A</text:p>
      <text:p text:style-name="P1">0506 <text:s/>AD <text:s text:c="9"/>MOV<text:tab/>R5,A</text:p>
      <text:p text:style-name="P1">0507 <text:s/>C6 0F <text:s text:c="6"/>JZ<text:tab/>050FH</text:p>
      <text:p text:style-name="P1">0509 <text:s/>47 <text:s text:c="9"/>SWAP<text:tab/>A</text:p>
      <text:p text:style-name="P1">050A <text:s/>53 0F <text:s text:c="6"/>ANL<text:tab/>A,#0FH</text:p>
      <text:p text:style-name="P1">050C <text:s/>A8 <text:s text:c="9"/>MOV<text:tab/>R0,A</text:p>
      <text:p text:style-name="P1">050D <text:s/>BC 00 <text:s text:c="6"/>MOV<text:tab/>R4,#00H</text:p>
      <text:p text:style-name="P1">050F <text:s/>1F <text:s text:c="9"/>INC<text:tab/>R7</text:p>
      <text:p text:style-name="P1">0510 <text:s/>FF <text:s text:c="9"/>MOV<text:tab/>A,R7</text:p>
      <text:p text:style-name="P1">0511 <text:s/>A3 <text:s text:c="9"/>MOVP<text:tab/>A,@A</text:p>
      <text:p text:style-name="P1">0512 <text:s/>54 00 <text:s text:c="6"/>CALL<text:tab/>0200H</text:p>
      <text:p text:style-name="P1">0514 <text:s/>FD <text:s text:c="9"/>MOV<text:tab/>A,R5</text:p>
      <text:p text:style-name="P1">0515 <text:s/>43 08 <text:s text:c="6"/>ORL<text:tab/>A,#08H</text:p>
      <text:p text:style-name="P1"/>
      <text:p text:style-name="P1"><text:tab/>;; <text:span text:style-name="T1">sigue de INT, con entrada 0x0F, bit0 de R4 = 1.</text:span></text:p>
      <text:p text:style-name="P1">0517 <text:s/>74 2F <text:s text:c="6"/>CALL<text:tab/>032FH<text:tab/><text:tab/><text:tab/><text:tab/><text:tab/>; <text:span text:style-name="T1">MOVX [0x0D] = A</text:span></text:p>
      <text:p text:style-name="P1">0519 <text:s/>FD <text:s text:c="9"/>MOV<text:tab/>A,R5</text:p>
      <text:p text:style-name="P1">051A <text:s/>53 08 <text:s text:c="6"/>ANL<text:tab/>A,#08H</text:p>
      <text:p text:style-name="P1">051C <text:s/>C6 2C <text:s text:c="6"/>JZ<text:tab/>052CH</text:p>
      <text:p text:style-name="P1">051E <text:s/>1F <text:s text:c="9"/>INC<text:tab/>R7</text:p>
      <text:p text:style-name="P1"><text:soft-page-break/>051F <text:s/>FF <text:s text:c="9"/>MOV<text:tab/>A,R7</text:p>
      <text:p text:style-name="P1">0520 <text:s/>A3 <text:s text:c="9"/>MOVP<text:tab/>A,@A</text:p>
      <text:p text:style-name="P1">0521 <text:s/>AB <text:s text:c="9"/>MOV<text:tab/>R3,A</text:p>
      <text:p text:style-name="P1">0522 <text:s/>23 00 <text:s text:c="6"/>MOV<text:tab/>A,#00H</text:p>
      <text:p text:style-name="P1">0524 <text:s/>62 <text:s text:c="9"/>MOV<text:tab/>T,A</text:p>
      <text:p text:style-name="P1">0525 <text:s/>55 <text:s text:c="9"/>STRT<text:tab/>T</text:p>
      <text:p text:style-name="P1">0526 <text:s/>16 2A <text:s text:c="6"/>JTF<text:tab/>052AH<text:tab/><text:tab/><text:tab/><text:tab/><text:tab/>; <text:span text:style-name="T1">Retardo?</text:span></text:p>
      <text:p text:style-name="P1">0528 <text:s/>A4 26 <text:s text:c="6"/>JMP<text:tab/>0526H<text:tab/><text:tab/></text:p>
      <text:p text:style-name="P1">052A <text:s/>EB 22 <text:s text:c="6"/>DJNZ<text:tab/>R3,0522H</text:p>
      <text:p text:style-name="P1">052C <text:s/>EE 03 <text:s text:c="6"/>DJNZ<text:tab/>R6,0503H<text:tab/><text:tab/><text:tab/><text:tab/>; <text:span text:style-name="T1">Fin retardo?</text:span></text:p>
      <text:p text:style-name="P1">052E <text:s/>83 <text:s text:c="9"/>RET<text:tab/><text:tab/><text:tab/><text:tab/><text:tab/><text:tab/>; <text:span text:style-name="T1">¡¡¡¡ OJO !!!! Retorno de la interrupción.</text:span></text:p>
      <text:p text:style-name="P1"><text:tab/><text:tab/><text:tab/><text:tab/><text:tab/><text:tab/><text:tab/><text:tab/><text:tab/>; <text:span text:style-name="T1">Recordar, se había borrado flag, pero no se había retornado.</text:span></text:p>
      <text:p text:style-name="P1"/>
      <text:p text:style-name="P1"/>
      <text:p text:style-name="P1">052F <text:s/>06 <text:s text:c="9"/>DB<text:tab/>06H</text:p>
      <text:p text:style-name="P1">0530 <text:s/>00 <text:s text:c="9"/>NOP</text:p>
      <text:p text:style-name="P1">0531 <text:s/>2D <text:s text:c="9"/>XCH<text:tab/>A,R5</text:p>
      <text:p text:style-name="P1">0532 <text:s/>11 <text:s text:c="9"/>INC<text:tab/>@R1</text:p>
      <text:p text:style-name="P1">0533 <text:s/>09 <text:s text:c="9"/>IN<text:tab/>A,P1</text:p>
      <text:p text:style-name="P1">0534 <text:s/>91 <text:s text:c="9"/>MOVX<text:tab/>@R1,A</text:p>
      <text:p text:style-name="P1">0535 <text:s/>29 <text:s text:c="9"/>XCH<text:tab/>A,R1</text:p>
      <text:p text:style-name="P1">0536 <text:s/>00 <text:s text:c="9"/>NOP</text:p>
      <text:p text:style-name="P1">0537 <text:s/>2C <text:s text:c="9"/>XCH<text:tab/>A,R4</text:p>
      <text:p text:style-name="P1">0538 <text:s/>11 <text:s text:c="9"/>INC<text:tab/>@R1</text:p>
      <text:p text:style-name="P1">0539 <text:s/>1E <text:s text:c="9"/>INC<text:tab/>R6</text:p>
      <text:p text:style-name="P1">053A <text:s/>39 <text:s text:c="9"/>OUTL<text:tab/>P1,A</text:p>
      <text:p text:style-name="P1">053B <text:s/>15 <text:s text:c="9"/>DIS<text:tab/>I</text:p>
      <text:p text:style-name="P1">053C <text:s/>10 <text:s text:c="9"/>INC<text:tab/>@R0</text:p>
      <text:p text:style-name="P1">053D <text:s/>41 <text:s text:c="9"/>ORL<text:tab/>A,@R1</text:p>
      <text:p text:style-name="P1">053E <text:s/>00 <text:s text:c="9"/>NOP</text:p>
      <text:p text:style-name="P1">053F <text:s/>2C <text:s text:c="9"/>XCH<text:tab/>A,R4</text:p>
      <text:p text:style-name="P1">0540 <text:s/>72 24 <text:s text:c="6"/>JB3<text:tab/>0524H</text:p>
      <text:p text:style-name="P1">0542 <text:s/>72 25 <text:s text:c="6"/>JB3<text:tab/>0525H</text:p>
      <text:p text:style-name="P1">0544 <text:s/>A2 <text:s text:c="9"/>DB<text:tab/>A2H</text:p>
      <text:p text:style-name="P1">0545 <text:s/>29 <text:s text:c="9"/>XCH<text:tab/>A,R1</text:p>
      <text:p text:style-name="P1">0546 <text:s/>00 <text:s text:c="9"/>NOP</text:p>
      <text:p text:style-name="P1">0547 <text:s/>2D <text:s text:c="9"/>XCH<text:tab/>A,R5</text:p>
      <text:p text:style-name="P1">0548 <text:s/>71 <text:s text:c="9"/>ADDC<text:tab/>A,@R1</text:p>
      <text:p text:style-name="P1">0549 <text:s/>24 71 <text:s text:c="6"/>JMP<text:tab/>0171H</text:p>
      <text:p text:style-name="P1">054B <text:s/>25 <text:s text:c="9"/>EN<text:tab/>TCNTI</text:p>
      <text:p text:style-name="P1">054C <text:s/>A1 <text:s text:c="9"/>MOV<text:tab/>@R1,A</text:p>
      <text:p text:style-name="P1"/>
      <text:p text:style-name="P1"><text:soft-page-break/><text:tab/>;; <text:span text:style-name="T1">INT, con entrada = 0x0F</text:span></text:p>
      <text:p text:style-name="P1">054D <text:s/>29 <text:s text:c="9"/>XCH<text:tab/>A,R1<text:tab/><text:tab/><text:tab/><text:tab/>; <text:span text:style-name="T1">Intercambia A con R1. Guarda A?</text:span></text:p>
      <text:p text:style-name="P1">054E <text:s/>00 <text:s text:c="9"/>NOP</text:p>
      <text:p text:style-name="P1">054F <text:s/>2C <text:s text:c="9"/>XCH<text:tab/>A,R4<text:tab/><text:tab/><text:tab/><text:tab/>; <text:span text:style-name="T1">Intercambia A con R4</text:span></text:p>
      <text:p text:style-name="P1">0550 <text:s/>12 17 <text:s text:c="6"/>JB0<text:tab/>0517H<text:tab/><text:tab/><text:tab/><text:tab/>; <text:span text:style-name="T1">Si bit 0 de A = 1, salta a 0x0517</text:span></text:p>
      <text:p text:style-name="P1">0552 <text:s/>32 13 <text:s text:c="6"/>JB1<text:tab/>0513H<text:tab/><text:tab/><text:tab/><text:tab/>; <text:span text:style-name="T1">Si bit 1 de A = 1, salta a 0x0513</text:span></text:p>
      <text:p text:style-name="P1">0554 <text:s/>00 <text:s text:c="9"/>NOP</text:p>
      <text:p text:style-name="P1">0555 <text:s/>2D <text:s text:c="9"/>XCH<text:tab/>A,R5</text:p>
      <text:p text:style-name="P1">0556 <text:s/>11 <text:s text:c="9"/>INC<text:tab/>@R1</text:p>
      <text:p text:style-name="P1">0557 <text:s/>07 <text:s text:c="9"/>DEC<text:tab/>A</text:p>
      <text:p text:style-name="P1">0558 <text:s/>99 29 <text:s text:c="6"/>ANL<text:tab/>P1,#29H</text:p>
      <text:p text:style-name="P1">055A <text:s/>10 <text:s text:c="9"/>INC<text:tab/>@R0</text:p>
      <text:p text:style-name="P1">055B <text:s/>91 <text:s text:c="9"/>MOVX<text:tab/>@R1,A</text:p>
      <text:p text:style-name="P1">055C <text:s/>2B <text:s text:c="9"/>XCH<text:tab/>A,R3</text:p>
      <text:p text:style-name="P1">055D <text:s/>11 <text:s text:c="9"/>INC<text:tab/>@R1</text:p>
      <text:p text:style-name="P1">055E <text:s/>0E <text:s text:c="9"/>MOVD<text:tab/>A,P6</text:p>
      <text:p text:style-name="P1">055F <text:s/>39 <text:s text:c="9"/>OUTL<text:tab/>P1,A</text:p>
      <text:p text:style-name="P1">0560 <text:s/>0B <text:s text:c="9"/>DB<text:tab/>0BH</text:p>
      <text:p text:style-name="P1">0561 <text:s/>10 <text:s text:c="9"/>INC<text:tab/>@R0</text:p>
      <text:p text:style-name="P1">0562 <text:s/>11 <text:s text:c="9"/>INC<text:tab/>@R1</text:p>
      <text:p text:style-name="P1">0563 <text:s/>04 99 <text:s text:c="6"/>JMP<text:tab/>0099H</text:p>
      <text:p text:style-name="P1">0565 <text:s/>29 <text:s text:c="9"/>XCH<text:tab/>A,R1</text:p>
      <text:p text:style-name="P1">0566 <text:s/>10 <text:s text:c="9"/>INC<text:tab/>@R0</text:p>
      <text:p text:style-name="P1">0567 <text:s/>91 <text:s text:c="9"/>MOVX<text:tab/>@R1,A</text:p>
      <text:p text:style-name="P1">0568 <text:s/>2B <text:s text:c="9"/>XCH<text:tab/>A,R3</text:p>
      <text:p text:style-name="P1">0569 <text:s/>00 <text:s text:c="9"/>NOP</text:p>
      <text:p text:style-name="P1">056A <text:s/>2C <text:s text:c="9"/>XCH<text:tab/>A,R4</text:p>
      <text:p text:style-name="P1">056B <text:s/>12 1A <text:s text:c="6"/>JB0<text:tab/>051AH</text:p>
      <text:p text:style-name="P1">056D <text:s/>32 17 <text:s text:c="6"/>JB1<text:tab/>0517H</text:p>
      <text:p text:style-name="P1">056F <text:s/>00 <text:s text:c="9"/>NOP</text:p>
      <text:p text:style-name="P1">0570 <text:s/>2D <text:s text:c="9"/>XCH<text:tab/>A,R5</text:p>
      <text:p text:style-name="P1">0571 <text:s/>11 <text:s text:c="9"/>INC<text:tab/>@R1</text:p>
      <text:p text:style-name="P1">0572 <text:s/>0E <text:s text:c="9"/>MOVD<text:tab/>A,P6</text:p>
      <text:p text:style-name="P1">0573 <text:s/>39 <text:s text:c="9"/>OUTL<text:tab/>P1,A</text:p>
      <text:p text:style-name="P1">0574 <text:s/>0B <text:s text:c="9"/>DB<text:tab/>0BH</text:p>
      <text:p text:style-name="P1">0575 <text:s/>10 <text:s text:c="9"/>INC<text:tab/>@R0</text:p>
      <text:p text:style-name="P1">0576 <text:s/>00 <text:s text:c="9"/>NOP</text:p>
      <text:p text:style-name="P1">0577 <text:s/>2C <text:s text:c="9"/>XCH<text:tab/>A,R4</text:p>
      <text:p text:style-name="P1">0578 <text:s/>12 22 <text:s text:c="6"/>JB0<text:tab/>0522H</text:p>
      <text:p text:style-name="P1">057A <text:s/>32 1A <text:s text:c="6"/>JB1<text:tab/>051AH</text:p>
      <text:p text:style-name="P1">057C <text:s/>00 <text:s text:c="9"/>NOP</text:p>
      <text:p text:style-name="P1">057D <text:s/>2D <text:s text:c="9"/>XCH<text:tab/>A,R5</text:p>
      <text:p text:style-name="P1"><text:soft-page-break/>057E <text:s/>11 <text:s text:c="9"/>INC<text:tab/>@R1</text:p>
      <text:p text:style-name="P1">057F <text:s/>07 <text:s text:c="9"/>DEC<text:tab/>A</text:p>
      <text:p text:style-name="P1">0580 <text:s/>99 29 <text:s text:c="6"/>ANL<text:tab/>P1,#29H</text:p>
      <text:p text:style-name="P1">0582 <text:s/>10 <text:s text:c="9"/>INC<text:tab/>@R0</text:p>
      <text:p text:style-name="P1">0583 <text:s/>91 <text:s text:c="9"/>MOVX<text:tab/>@R1,A</text:p>
      <text:p text:style-name="P1">0584 <text:s/>2B <text:s text:c="9"/>XCH<text:tab/>A,R3</text:p>
      <text:p text:style-name="P1">0585 <text:s/>11 <text:s text:c="9"/>INC<text:tab/>@R1</text:p>
      <text:p text:style-name="P1">0586 <text:s/>0E <text:s text:c="9"/>MOVD<text:tab/>A,P6</text:p>
      <text:p text:style-name="P1">0587 <text:s/>39 <text:s text:c="9"/>OUTL<text:tab/>P1,A</text:p>
      <text:p text:style-name="P1">0588 <text:s/>0B <text:s text:c="9"/>DB<text:tab/>0BH</text:p>
      <text:p text:style-name="P1">0589 <text:s/>10 <text:s text:c="9"/>INC<text:tab/>@R0</text:p>
      <text:p text:style-name="P1">058A <text:s/>11 <text:s text:c="9"/>INC<text:tab/>@R1</text:p>
      <text:p text:style-name="P1">058B <text:s/>04 99 <text:s text:c="6"/>JMP<text:tab/>0099H</text:p>
      <text:p text:style-name="P1">058D <text:s/>29 <text:s text:c="9"/>XCH<text:tab/>A,R1</text:p>
      <text:p text:style-name="P1">058E <text:s/>10 <text:s text:c="9"/>INC<text:tab/>@R0</text:p>
      <text:p text:style-name="P1">058F <text:s/>91 <text:s text:c="9"/>MOVX<text:tab/>@R1,A</text:p>
      <text:p text:style-name="P1">0590 <text:s/>2B <text:s text:c="9"/>XCH<text:tab/>A,R3</text:p>
      <text:p text:style-name="P1">0591 <text:s/>00 <text:s text:c="9"/>NOP</text:p>
      <text:p text:style-name="P1">0592 <text:s/>2C <text:s text:c="9"/>XCH<text:tab/>A,R4</text:p>
      <text:p text:style-name="P1">0593 <text:s/>12 21 <text:s text:c="6"/>JB0<text:tab/>0521H</text:p>
      <text:p text:style-name="P1">0595 <text:s/>32 18 <text:s text:c="6"/>JB1<text:tab/>0518H</text:p>
      <text:p text:style-name="P1">0597 <text:s/>00 <text:s text:c="9"/>NOP</text:p>
      <text:p text:style-name="P1">0598 <text:s/>2D <text:s text:c="9"/>XCH<text:tab/>A,R5</text:p>
      <text:p text:style-name="P1">0599 <text:s/>11 <text:s text:c="9"/>INC<text:tab/>@R1</text:p>
      <text:p text:style-name="P1">059A <text:s/>0E <text:s text:c="9"/>MOVD<text:tab/>A,P6</text:p>
      <text:p text:style-name="P1">059B <text:s/>39 <text:s text:c="9"/>OUTL<text:tab/>P1,A</text:p>
      <text:p text:style-name="P1">059C <text:s/>0B <text:s text:c="9"/>DB<text:tab/>0BH</text:p>
      <text:p text:style-name="P1">059D <text:s/>10 <text:s text:c="9"/>INC<text:tab/>@R0</text:p>
      <text:p text:style-name="P1">059E <text:s/>00 <text:s text:c="9"/>NOP</text:p>
      <text:p text:style-name="P1">059F <text:s/>2C <text:s text:c="9"/>XCH<text:tab/>A,R4</text:p>
      <text:p text:style-name="P1">05A0 <text:s/>12 21 <text:s text:c="6"/>JB0<text:tab/>0521H</text:p>
      <text:p text:style-name="P1">05A2 <text:s/>32 18 <text:s text:c="6"/>JB1<text:tab/>0518H</text:p>
      <text:p text:style-name="P1">05A4 <text:s/>00 <text:s text:c="9"/>NOP</text:p>
      <text:p text:style-name="P1">05A5 <text:s/>2D <text:s text:c="9"/>XCH<text:tab/>A,R5</text:p>
      <text:p text:style-name="P1">05A6 <text:s/>11 <text:s text:c="9"/>INC<text:tab/>@R1</text:p>
      <text:p text:style-name="P1">05A7 <text:s/>07 <text:s text:c="9"/>DEC<text:tab/>A</text:p>
      <text:p text:style-name="P1">05A8 <text:s/>99 29 <text:s text:c="6"/>ANL<text:tab/>P1,#29H</text:p>
      <text:p text:style-name="P1">05AA <text:s/>10 <text:s text:c="9"/>INC<text:tab/>@R0</text:p>
      <text:p text:style-name="P1">05AB <text:s/>91 <text:s text:c="9"/>MOVX<text:tab/>@R1,A</text:p>
      <text:p text:style-name="P1">05AC <text:s/>2B <text:s text:c="9"/>XCH<text:tab/>A,R3</text:p>
      <text:p text:style-name="P1">05AD <text:s/>11 <text:s text:c="9"/>INC<text:tab/>@R1</text:p>
      <text:p text:style-name="P1">05AE <text:s/>0E <text:s text:c="9"/>MOVD<text:tab/>A,P6</text:p>
      <text:p text:style-name="P1"><text:soft-page-break/>05AF <text:s/>39 <text:s text:c="9"/>OUTL<text:tab/>P1,A</text:p>
      <text:p text:style-name="P1">05B0 <text:s/>0B <text:s text:c="9"/>DB<text:tab/>0BH</text:p>
      <text:p text:style-name="P1">05B1 <text:s/>10 <text:s text:c="9"/>INC<text:tab/>@R0</text:p>
      <text:p text:style-name="P1">05B2 <text:s/>00 <text:s text:c="9"/>NOP</text:p>
      <text:p text:style-name="P1">05B3 <text:s/>2C <text:s text:c="9"/>XCH<text:tab/>A,R4</text:p>
      <text:p text:style-name="P1">05B4 <text:s/>12 1F <text:s text:c="6"/>JB0<text:tab/>051FH</text:p>
      <text:p text:style-name="P1">05B6 <text:s/>32 17 <text:s text:c="6"/>JB1<text:tab/>0517H</text:p>
      <text:p text:style-name="P1">05B8 <text:s/>00 <text:s text:c="9"/>NOP</text:p>
      <text:p text:style-name="P1">05B9 <text:s/>2D <text:s text:c="9"/>XCH<text:tab/>A,R5</text:p>
      <text:p text:style-name="P1">05BA <text:s/>11 <text:s text:c="9"/>INC<text:tab/>@R1</text:p>
      <text:p text:style-name="P1">05BB <text:s/>04 99 <text:s text:c="6"/>JMP<text:tab/>0099H</text:p>
      <text:p text:style-name="P1">05BD <text:s/>29 <text:s text:c="9"/>XCH<text:tab/>A,R1</text:p>
      <text:p text:style-name="P1">05BE <text:s/>10 <text:s text:c="9"/>INC<text:tab/>@R0</text:p>
      <text:p text:style-name="P1">05BF <text:s/>91 <text:s text:c="9"/>MOVX<text:tab/>@R1,A</text:p>
      <text:p text:style-name="P1">05C0 <text:s/>2B <text:s text:c="9"/>XCH<text:tab/>A,R3</text:p>
      <text:p text:style-name="P1">05C1 <text:s/>11 <text:s text:c="9"/>INC<text:tab/>@R1</text:p>
      <text:p text:style-name="P1">05C2 <text:s/>0E <text:s text:c="9"/>MOVD<text:tab/>A,P6</text:p>
      <text:p text:style-name="P1">05C3 <text:s/>39 <text:s text:c="9"/>OUTL<text:tab/>P1,A</text:p>
      <text:p text:style-name="P1">05C4 <text:s/>0B <text:s text:c="9"/>DB<text:tab/>0BH</text:p>
      <text:p text:style-name="P1">05C5 <text:s/>10 <text:s text:c="9"/>INC<text:tab/>@R0</text:p>
      <text:p text:style-name="P1">05C6 <text:s/>11 <text:s text:c="9"/>INC<text:tab/>@R1</text:p>
      <text:p text:style-name="P1">05C7 <text:s/>07 <text:s text:c="9"/>DEC<text:tab/>A</text:p>
      <text:p text:style-name="P1">05C8 <text:s/>99 29 <text:s text:c="6"/>ANL<text:tab/>P1,#29H</text:p>
      <text:p text:style-name="P1">05CA <text:s/>10 <text:s text:c="9"/>INC<text:tab/>@R0</text:p>
      <text:p text:style-name="P1">05CB <text:s/>91 <text:s text:c="9"/>MOVX<text:tab/>@R1,A</text:p>
      <text:p text:style-name="P1">05CC <text:s/>2B <text:s text:c="9"/>XCH<text:tab/>A,R3</text:p>
      <text:p text:style-name="P1">05CD <text:s/>13 00 <text:s text:c="6"/>ADDC<text:tab/>A,#00H</text:p>
      <text:p text:style-name="P1">05CF <text:s/>2C <text:s text:c="9"/>XCH<text:tab/>A,R4</text:p>
      <text:p text:style-name="P1">05D0 <text:s/>11 <text:s text:c="9"/>INC<text:tab/>@R1</text:p>
      <text:p text:style-name="P1">05D1 <text:s/>1A <text:s text:c="9"/>INC<text:tab/>R2</text:p>
      <text:p text:style-name="P1">05D2 <text:s/>31 <text:s text:c="9"/>XCHD<text:tab/>A,@R1</text:p>
      <text:p text:style-name="P1">05D3 <text:s/>17 <text:s text:c="9"/>INC<text:tab/>A</text:p>
      <text:p text:style-name="P1">05D4 <text:s/>00 <text:s text:c="9"/>NOP</text:p>
      <text:p text:style-name="P1">05D5 <text:s/>2D <text:s text:c="9"/>XCH<text:tab/>A,R5</text:p>
      <text:p text:style-name="P1">05D6 <text:s/>11 <text:s text:c="9"/>INC<text:tab/>@R1</text:p>
      <text:p text:style-name="P1">05D7 <text:s/>0E <text:s text:c="9"/>MOVD<text:tab/>A,P6</text:p>
      <text:p text:style-name="P1">05D8 <text:s/>39 <text:s text:c="9"/>OUTL<text:tab/>P1,A</text:p>
      <text:p text:style-name="P1">05D9 <text:s/>0B <text:s text:c="9"/>DB<text:tab/>0BH</text:p>
      <text:p text:style-name="P1">05DA <text:s/>10 <text:s text:c="9"/>INC<text:tab/>@R0</text:p>
      <text:p text:style-name="P1">05DB <text:s/>00 <text:s text:c="9"/>NOP</text:p>
      <text:p text:style-name="P1">05DC <text:s/>2C <text:s text:c="9"/>XCH<text:tab/>A,R4</text:p>
      <text:p text:style-name="P1">05DD <text:s/>11 <text:s text:c="9"/>INC<text:tab/>@R1</text:p>
      <text:p text:style-name="P1"><text:soft-page-break/>05DE <text:s/>19 <text:s text:c="9"/>INC<text:tab/>R1</text:p>
      <text:p text:style-name="P1">05DF <text:s/>31 <text:s text:c="9"/>XCHD<text:tab/>A,@R1</text:p>
      <text:p text:style-name="P1">05E0 <text:s/>16 00 <text:s text:c="6"/>JTF<text:tab/>0500H</text:p>
      <text:p text:style-name="P1">05E2 <text:s/>2D <text:s text:c="9"/>XCH<text:tab/>A,R5</text:p>
      <text:p text:style-name="P1">05E3 <text:s/>11 <text:s text:c="9"/>INC<text:tab/>@R1</text:p>
      <text:p text:style-name="P1">05E4 <text:s/>04 99 <text:s text:c="6"/>JMP<text:tab/>0099H</text:p>
      <text:p text:style-name="P1">05E6 <text:s/>29 <text:s text:c="9"/>XCH<text:tab/>A,R1</text:p>
      <text:p text:style-name="P1">05E7 <text:s/>10 <text:s text:c="9"/>INC<text:tab/>@R0</text:p>
      <text:p text:style-name="P1">05E8 <text:s/>91 <text:s text:c="9"/>MOVX<text:tab/>@R1,A</text:p>
      <text:p text:style-name="P1">05E9 <text:s/>2B <text:s text:c="9"/>XCH<text:tab/>A,R3</text:p>
      <text:p text:style-name="P1">05EA <text:s/>00 <text:s text:c="9"/>NOP</text:p>
      <text:p text:style-name="P1">05EB <text:s/>2C <text:s text:c="9"/>XCH<text:tab/>A,R4</text:p>
      <text:p text:style-name="P1">05EC <text:s/>11 <text:s text:c="9"/>INC<text:tab/>@R1</text:p>
      <text:p text:style-name="P1">05ED <text:s/>18 <text:s text:c="9"/>INC<text:tab/>R0</text:p>
      <text:p text:style-name="P1">05EE <text:s/>31 <text:s text:c="9"/>XCHD<text:tab/>A,@R1</text:p>
      <text:p text:style-name="P1">05EF <text:s/>15 <text:s text:c="9"/>DIS<text:tab/>I</text:p>
      <text:p text:style-name="P1">05F0 <text:s/>00 <text:s text:c="9"/>NOP</text:p>
      <text:p text:style-name="P1">05F1 <text:s/>2D <text:s text:c="9"/>XCH<text:tab/>A,R5</text:p>
      <text:p text:style-name="P1">05F2 <text:s/>11 <text:s text:c="9"/>INC<text:tab/>@R1</text:p>
      <text:p text:style-name="P1">05F3 <text:s/>0E <text:s text:c="9"/>MOVD<text:tab/>A,P6</text:p>
      <text:p text:style-name="P1">05F4 <text:s/>39 <text:s text:c="9"/>OUTL<text:tab/>P1,A</text:p>
      <text:p text:style-name="P1">05F5 <text:s/>0B <text:s text:c="9"/>DB<text:tab/>0BH</text:p>
      <text:p text:style-name="P1">05F6 <text:s/>10 <text:s text:c="9"/>INC<text:tab/>@R0</text:p>
      <text:p text:style-name="P1">05F7 <text:s/>FF <text:s text:c="9"/>MOV<text:tab/>A,R7</text:p>
      <text:p text:style-name="P1">05F8 <text:s/>FF <text:s text:c="9"/>MOV<text:tab/>A,R7</text:p>
      <text:p text:style-name="P1">05F9 <text:s/>FF <text:s text:c="9"/>MOV<text:tab/>A,R7</text:p>
      <text:p text:style-name="P1">05FA <text:s/>FF <text:s text:c="9"/>MOV<text:tab/>A,R7</text:p>
      <text:p text:style-name="P1">05FB <text:s/>FF <text:s text:c="9"/>MOV<text:tab/>A,R7</text:p>
      <text:p text:style-name="P1">05FC <text:s/>FF <text:s text:c="9"/>MOV<text:tab/>A,R7</text:p>
      <text:p text:style-name="P1">05FD <text:s/>FF <text:s text:c="9"/>MOV<text:tab/>A,R7</text:p>
      <text:p text:style-name="P1">05FE <text:s/>FF <text:s text:c="9"/>MOV<text:tab/>A,R7</text:p>
      <text:p text:style-name="P1">05FF <text:s/>FF <text:s text:c="9"/>MOV<text:tab/>A,R7</text:p>
      <text:p text:style-name="P1">0600 <text:s/>FF <text:s text:c="9"/>MOV<text:tab/>A,R7</text:p>
      <text:p text:style-name="P1">0601 <text:s/>A3 <text:s text:c="9"/>MOVP<text:tab/>A,@A</text:p>
      <text:p text:style-name="P1">0602 <text:s/>AE <text:s text:c="9"/>MOV<text:tab/>R6,A</text:p>
      <text:p text:style-name="P1">0603 <text:s/>1F <text:s text:c="9"/>INC<text:tab/>R7</text:p>
      <text:p text:style-name="P1">0604 <text:s/>FF <text:s text:c="9"/>MOV<text:tab/>A,R7</text:p>
      <text:p text:style-name="P1">0605 <text:s/>A3 <text:s text:c="9"/>MOVP<text:tab/>A,@A</text:p>
      <text:p text:style-name="P1">0606 <text:s/>AD <text:s text:c="9"/>MOV<text:tab/>R5,A</text:p>
      <text:p text:style-name="P1">0607 <text:s/>C6 0F <text:s text:c="6"/>JZ<text:tab/>060FH</text:p>
      <text:p text:style-name="P1">0609 <text:s/>47 <text:s text:c="9"/>SWAP<text:tab/>A</text:p>
      <text:p text:style-name="P1">060A <text:s/>53 0F <text:s text:c="6"/>ANL<text:tab/>A,#0FH</text:p>
      <text:p text:style-name="P1"><text:soft-page-break/>060C <text:s/>A8 <text:s text:c="9"/>MOV<text:tab/>R0,A</text:p>
      <text:p text:style-name="P1">060D <text:s/>BC 00 <text:s text:c="6"/>MOV<text:tab/>R4,#00H</text:p>
      <text:p text:style-name="P1">060F <text:s/>1F <text:s text:c="9"/>INC<text:tab/>R7</text:p>
      <text:p text:style-name="P1">0610 <text:s/>FF <text:s text:c="9"/>MOV<text:tab/>A,R7</text:p>
      <text:p text:style-name="P1">0611 <text:s/>A3 <text:s text:c="9"/>MOVP<text:tab/>A,@A</text:p>
      <text:p text:style-name="P1">0612 <text:s/>54 00 <text:s text:c="6"/>CALL<text:tab/>0200H</text:p>
      <text:p text:style-name="P1">0614 <text:s/>FD <text:s text:c="9"/>MOV<text:tab/>A,R5</text:p>
      <text:p text:style-name="P1">0615 <text:s/>43 08 <text:s text:c="6"/>ORL<text:tab/>A,#08H</text:p>
      <text:p text:style-name="P1">0617 <text:s/>74 2F <text:s text:c="6"/>CALL<text:tab/>032FH</text:p>
      <text:p text:style-name="P1">0619 <text:s/>FD <text:s text:c="9"/>MOV<text:tab/>A,R5</text:p>
      <text:p text:style-name="P1">061A <text:s/>53 08 <text:s text:c="6"/>ANL<text:tab/>A,#08H</text:p>
      <text:p text:style-name="P1">061C <text:s/>C6 2C <text:s text:c="6"/>JZ<text:tab/>062CH</text:p>
      <text:p text:style-name="P1">061E <text:s/>1F <text:s text:c="9"/>INC<text:tab/>R7</text:p>
      <text:p text:style-name="P1">061F <text:s/>FF <text:s text:c="9"/>MOV<text:tab/>A,R7</text:p>
      <text:p text:style-name="P1">0620 <text:s/>A3 <text:s text:c="9"/>MOVP<text:tab/>A,@A</text:p>
      <text:p text:style-name="P1">0621 <text:s/>AB <text:s text:c="9"/>MOV<text:tab/>R3,A</text:p>
      <text:p text:style-name="P1">0622 <text:s/>23 00 <text:s text:c="6"/>MOV<text:tab/>A,#00H</text:p>
      <text:p text:style-name="P1">0624 <text:s/>62 <text:s text:c="9"/>MOV<text:tab/>T,A</text:p>
      <text:p text:style-name="P1">0625 <text:s/>55 <text:s text:c="9"/>STRT<text:tab/>T</text:p>
      <text:p text:style-name="P1">0626 <text:s/>16 2A <text:s text:c="6"/>JTF<text:tab/>062AH</text:p>
      <text:p text:style-name="P1">0628 <text:s/>C4 26 <text:s text:c="6"/>JMP<text:tab/>0626H</text:p>
      <text:p text:style-name="P1">062A <text:s/>EB 22 <text:s text:c="6"/>DJNZ<text:tab/>R3,0622H</text:p>
      <text:p text:style-name="P1">062C <text:s/>EE 03 <text:s text:c="6"/>DJNZ<text:tab/>R6,0603H</text:p>
      <text:p text:style-name="P1">062E <text:s/>83 <text:s text:c="9"/>RET</text:p>
      <text:p text:style-name="P1">062F <text:s/>3E <text:s text:c="9"/>MOVD<text:tab/>P6,A</text:p>
      <text:p text:style-name="P1">0630 <text:s/>00 <text:s text:c="9"/>NOP</text:p>
      <text:p text:style-name="P1">0631 <text:s/>2C <text:s text:c="9"/>XCH<text:tab/>A,R4</text:p>
      <text:p text:style-name="P1">0632 <text:s/>12 17 <text:s text:c="6"/>JB0<text:tab/>0617H</text:p>
      <text:p text:style-name="P1">0634 <text:s/>32 13 <text:s text:c="6"/>JB1<text:tab/>0613H</text:p>
      <text:p text:style-name="P1">0636 <text:s/>00 <text:s text:c="9"/>NOP</text:p>
      <text:p text:style-name="P1">0637 <text:s/>2D <text:s text:c="9"/>XCH<text:tab/>A,R5</text:p>
      <text:p text:style-name="P1">0638 <text:s/>11 <text:s text:c="9"/>INC<text:tab/>@R1</text:p>
      <text:p text:style-name="P1">0639 <text:s/>07 <text:s text:c="9"/>DEC<text:tab/>A</text:p>
      <text:p text:style-name="P1">063A <text:s/>99 29 <text:s text:c="6"/>ANL<text:tab/>P1,#29H</text:p>
      <text:p text:style-name="P1">063C <text:s/>10 <text:s text:c="9"/>INC<text:tab/>@R0</text:p>
      <text:p text:style-name="P1">063D <text:s/>91 <text:s text:c="9"/>MOVX<text:tab/>@R1,A</text:p>
      <text:p text:style-name="P1">063E <text:s/>2B <text:s text:c="9"/>XCH<text:tab/>A,R3</text:p>
      <text:p text:style-name="P1">063F <text:s/>11 <text:s text:c="9"/>INC<text:tab/>@R1</text:p>
      <text:p text:style-name="P1">0640 <text:s/>0E <text:s text:c="9"/>MOVD<text:tab/>A,P6</text:p>
      <text:p text:style-name="P1">0641 <text:s/>39 <text:s text:c="9"/>OUTL<text:tab/>P1,A</text:p>
      <text:p text:style-name="P1">0642 <text:s/>0B <text:s text:c="9"/>DB<text:tab/>0BH</text:p>
      <text:p text:style-name="P1">0643 <text:s/>10 <text:s text:c="9"/>INC<text:tab/>@R0</text:p>
      <text:p text:style-name="P1"><text:soft-page-break/>0644 <text:s/>11 <text:s text:c="9"/>INC<text:tab/>@R1</text:p>
      <text:p text:style-name="P1">0645 <text:s/>04 99 <text:s text:c="6"/>JMP<text:tab/>0099H</text:p>
      <text:p text:style-name="P1">0647 <text:s/>29 <text:s text:c="9"/>XCH<text:tab/>A,R1</text:p>
      <text:p text:style-name="P1">0648 <text:s/>10 <text:s text:c="9"/>INC<text:tab/>@R0</text:p>
      <text:p text:style-name="P1">0649 <text:s/>91 <text:s text:c="9"/>MOVX<text:tab/>@R1,A</text:p>
      <text:p text:style-name="P1">064A <text:s/>2B <text:s text:c="9"/>XCH<text:tab/>A,R3</text:p>
      <text:p text:style-name="P1">064B <text:s/>00 <text:s text:c="9"/>NOP</text:p>
      <text:p text:style-name="P1">064C <text:s/>2C <text:s text:c="9"/>XCH<text:tab/>A,R4</text:p>
      <text:p text:style-name="P1">064D <text:s/>12 1A <text:s text:c="6"/>JB0<text:tab/>061AH</text:p>
      <text:p text:style-name="P1">064F <text:s/>32 17 <text:s text:c="6"/>JB1<text:tab/>0617H</text:p>
      <text:p text:style-name="P1">0651 <text:s/>00 <text:s text:c="9"/>NOP</text:p>
      <text:p text:style-name="P1">0652 <text:s/>2D <text:s text:c="9"/>XCH<text:tab/>A,R5</text:p>
      <text:p text:style-name="P1">0653 <text:s/>11 <text:s text:c="9"/>INC<text:tab/>@R1</text:p>
      <text:p text:style-name="P1">0654 <text:s/>0E <text:s text:c="9"/>MOVD<text:tab/>A,P6</text:p>
      <text:p text:style-name="P1">0655 <text:s/>39 <text:s text:c="9"/>OUTL<text:tab/>P1,A</text:p>
      <text:p text:style-name="P1">0656 <text:s/>0B <text:s text:c="9"/>DB<text:tab/>0BH</text:p>
      <text:p text:style-name="P1">0657 <text:s/>10 <text:s text:c="9"/>INC<text:tab/>@R0</text:p>
      <text:p text:style-name="P1">0658 <text:s/>00 <text:s text:c="9"/>NOP</text:p>
      <text:p text:style-name="P1">0659 <text:s/>2C <text:s text:c="9"/>XCH<text:tab/>A,R4</text:p>
      <text:p text:style-name="P1">065A <text:s/>12 21 <text:s text:c="6"/>JB0<text:tab/>0621H</text:p>
      <text:p text:style-name="P1">065C <text:s/>32 1A <text:s text:c="6"/>JB1<text:tab/>061AH</text:p>
      <text:p text:style-name="P1">065E <text:s/>00 <text:s text:c="9"/>NOP</text:p>
      <text:p text:style-name="P1">065F <text:s/>2D <text:s text:c="9"/>XCH<text:tab/>A,R5</text:p>
      <text:p text:style-name="P1">0660 <text:s/>11 <text:s text:c="9"/>INC<text:tab/>@R1</text:p>
      <text:p text:style-name="P1">0661 <text:s/>07 <text:s text:c="9"/>DEC<text:tab/>A</text:p>
      <text:p text:style-name="P1">0662 <text:s/>99 29 <text:s text:c="6"/>ANL<text:tab/>P1,#29H</text:p>
      <text:p text:style-name="P1">0664 <text:s/>10 <text:s text:c="9"/>INC<text:tab/>@R0</text:p>
      <text:p text:style-name="P1">0665 <text:s/>91 <text:s text:c="9"/>MOVX<text:tab/>@R1,A</text:p>
      <text:p text:style-name="P1">0666 <text:s/>2B <text:s text:c="9"/>XCH<text:tab/>A,R3</text:p>
      <text:p text:style-name="P1">0667 <text:s/>11 <text:s text:c="9"/>INC<text:tab/>@R1</text:p>
      <text:p text:style-name="P1">0668 <text:s/>0E <text:s text:c="9"/>MOVD<text:tab/>A,P6</text:p>
      <text:p text:style-name="P1">0669 <text:s/>39 <text:s text:c="9"/>OUTL<text:tab/>P1,A</text:p>
      <text:p text:style-name="P1">066A <text:s/>0B <text:s text:c="9"/>DB<text:tab/>0BH</text:p>
      <text:p text:style-name="P1">066B <text:s/>10 <text:s text:c="9"/>INC<text:tab/>@R0</text:p>
      <text:p text:style-name="P1">066C <text:s/>11 <text:s text:c="9"/>INC<text:tab/>@R1</text:p>
      <text:p text:style-name="P1">066D <text:s/>04 99 <text:s text:c="6"/>JMP<text:tab/>0099H</text:p>
      <text:p text:style-name="P1">066F <text:s/>29 <text:s text:c="9"/>XCH<text:tab/>A,R1</text:p>
      <text:p text:style-name="P1">0670 <text:s/>10 <text:s text:c="9"/>INC<text:tab/>@R0</text:p>
      <text:p text:style-name="P1">0671 <text:s/>91 <text:s text:c="9"/>MOVX<text:tab/>@R1,A</text:p>
      <text:p text:style-name="P1">0672 <text:s/>2B <text:s text:c="9"/>XCH<text:tab/>A,R3</text:p>
      <text:p text:style-name="P1">0673 <text:s/>00 <text:s text:c="9"/>NOP</text:p>
      <text:p text:style-name="P1">0674 <text:s/>2C <text:s text:c="9"/>XCH<text:tab/>A,R4</text:p>
      <text:p text:style-name="P1"><text:soft-page-break/>0675 <text:s/>12 1F <text:s text:c="6"/>JB0<text:tab/>061FH</text:p>
      <text:p text:style-name="P1">0677 <text:s/>32 17 <text:s text:c="6"/>JB1<text:tab/>0617H</text:p>
      <text:p text:style-name="P1">0679 <text:s/>00 <text:s text:c="9"/>NOP</text:p>
      <text:p text:style-name="P1">067A <text:s/>2D <text:s text:c="9"/>XCH<text:tab/>A,R5</text:p>
      <text:p text:style-name="P1">067B <text:s/>11 <text:s text:c="9"/>INC<text:tab/>@R1</text:p>
      <text:p text:style-name="P1">067C <text:s/>0E <text:s text:c="9"/>MOVD<text:tab/>A,P6</text:p>
      <text:p text:style-name="P1">067D <text:s/>39 <text:s text:c="9"/>OUTL<text:tab/>P1,A</text:p>
      <text:p text:style-name="P1">067E <text:s/>0B <text:s text:c="9"/>DB<text:tab/>0BH</text:p>
      <text:p text:style-name="P1">067F <text:s/>10 <text:s text:c="9"/>INC<text:tab/>@R0</text:p>
      <text:p text:style-name="P1">0680 <text:s/>00 <text:s text:c="9"/>NOP</text:p>
      <text:p text:style-name="P1">0681 <text:s/>2C <text:s text:c="9"/>XCH<text:tab/>A,R4</text:p>
      <text:p text:style-name="P1">0682 <text:s/>12 1E <text:s text:c="6"/>JB0<text:tab/>061EH</text:p>
      <text:p text:style-name="P1">0684 <text:s/>32 18 <text:s text:c="6"/>JB1<text:tab/>0618H</text:p>
      <text:p text:style-name="P1">0686 <text:s/>72 26 <text:s text:c="6"/>JB3<text:tab/>0626H</text:p>
      <text:p text:style-name="P1">0688 <text:s/>52 15 <text:s text:c="6"/>JB2<text:tab/>0615H</text:p>
      <text:p text:style-name="P1">068A <text:s/>00 <text:s text:c="9"/>NOP</text:p>
      <text:p text:style-name="P1">068B <text:s/>2D <text:s text:c="9"/>XCH<text:tab/>A,R5</text:p>
      <text:p text:style-name="P1">068C <text:s/>11 <text:s text:c="9"/>INC<text:tab/>@R1</text:p>
      <text:p text:style-name="P1">068D <text:s/>09 <text:s text:c="9"/>IN<text:tab/>A,P1</text:p>
      <text:p text:style-name="P1">068E <text:s/>99 29 <text:s text:c="6"/>ANL<text:tab/>P1,#29H</text:p>
      <text:p text:style-name="P1">0690 <text:s/>10 <text:s text:c="9"/>INC<text:tab/>@R0</text:p>
      <text:p text:style-name="P1">0691 <text:s/>00 <text:s text:c="9"/>NOP</text:p>
      <text:p text:style-name="P1">0692 <text:s/>2C <text:s text:c="9"/>XCH<text:tab/>A,R4</text:p>
      <text:p text:style-name="P1">0693 <text:s/>A2 <text:s text:c="9"/>DB<text:tab/>A2H</text:p>
      <text:p text:style-name="P1">0694 <text:s/>29 <text:s text:c="9"/>XCH<text:tab/>A,R1</text:p>
      <text:p text:style-name="P1">0695 <text:s/>00 <text:s text:c="9"/>NOP</text:p>
      <text:p text:style-name="P1">0696 <text:s/>2D <text:s text:c="9"/>XCH<text:tab/>A,R5</text:p>
      <text:p text:style-name="P1">0697 <text:s/>91 <text:s text:c="9"/>MOVX<text:tab/>@R1,A</text:p>
      <text:p text:style-name="P1">0698 <text:s/>2B <text:s text:c="9"/>XCH<text:tab/>A,R3</text:p>
      <text:p text:style-name="P1">0699 <text:s/>11 <text:s text:c="9"/>INC<text:tab/>@R1</text:p>
      <text:p text:style-name="P1">069A <text:s/>0E <text:s text:c="9"/>MOVD<text:tab/>A,P6</text:p>
      <text:p text:style-name="P1">069B <text:s/>39 <text:s text:c="9"/>OUTL<text:tab/>P1,A</text:p>
      <text:p text:style-name="P1">069C <text:s/>0C <text:s text:c="9"/>MOVD<text:tab/>A,P4</text:p>
      <text:p text:style-name="P1">069D <text:s/>10 <text:s text:c="9"/>INC<text:tab/>@R0</text:p>
      <text:p text:style-name="P1">069E <text:s/>11 <text:s text:c="9"/>INC<text:tab/>@R1</text:p>
      <text:p text:style-name="P1">069F <text:s/>04 99 <text:s text:c="6"/>JMP<text:tab/>0099H</text:p>
      <text:p text:style-name="P1">06A1 <text:s/>29 <text:s text:c="9"/>XCH<text:tab/>A,R1</text:p>
      <text:p text:style-name="P1">06A2 <text:s/>10 <text:s text:c="9"/>INC<text:tab/>@R0</text:p>
      <text:p text:style-name="P1">06A3 <text:s/>91 <text:s text:c="9"/>MOVX<text:tab/>@R1,A</text:p>
      <text:p text:style-name="P1">06A4 <text:s/>2B <text:s text:c="9"/>XCH<text:tab/>A,R3</text:p>
      <text:p text:style-name="P1">06A5 <text:s/>11 <text:s text:c="9"/>INC<text:tab/>@R1</text:p>
      <text:p text:style-name="P1">06A6 <text:s/>0E <text:s text:c="9"/>MOVD<text:tab/>A,P6</text:p>
      <text:p text:style-name="P1"><text:soft-page-break/>06A7 <text:s/>39 <text:s text:c="9"/>OUTL<text:tab/>P1,A</text:p>
      <text:p text:style-name="P1">06A8 <text:s/>0C <text:s text:c="9"/>MOVD<text:tab/>A,P4</text:p>
      <text:p text:style-name="P1">06A9 <text:s/>10 <text:s text:c="9"/>INC<text:tab/>@R0</text:p>
      <text:p text:style-name="P1">06AA <text:s/>11 <text:s text:c="9"/>INC<text:tab/>@R1</text:p>
      <text:p text:style-name="P1">06AB <text:s/>09 <text:s text:c="9"/>IN<text:tab/>A,P1</text:p>
      <text:p text:style-name="P1">06AC <text:s/>99 29 <text:s text:c="6"/>ANL<text:tab/>P1,#29H</text:p>
      <text:p text:style-name="P1">06AE <text:s/>10 <text:s text:c="9"/>INC<text:tab/>@R0</text:p>
      <text:p text:style-name="P1">06AF <text:s/>81 <text:s text:c="9"/>MOVX<text:tab/>A,@R1</text:p>
      <text:p text:style-name="P1">06B0 <text:s/>29 <text:s text:c="9"/>XCH<text:tab/>A,R1</text:p>
      <text:p text:style-name="P1">06B1 <text:s/>00 <text:s text:c="9"/>NOP</text:p>
      <text:p text:style-name="P1">06B2 <text:s/>2C <text:s text:c="9"/>XCH<text:tab/>A,R4</text:p>
      <text:p text:style-name="P1">06B3 <text:s/>11 <text:s text:c="9"/>INC<text:tab/>@R1</text:p>
      <text:p text:style-name="P1">06B4 <text:s/>29 <text:s text:c="9"/>XCH<text:tab/>A,R1</text:p>
      <text:p text:style-name="P1">06B5 <text:s/>31 <text:s text:c="9"/>XCHD<text:tab/>A,@R1</text:p>
      <text:p text:style-name="P1">06B6 <text:s/>29 <text:s text:c="9"/>XCH<text:tab/>A,R1</text:p>
      <text:p text:style-name="P1">06B7 <text:s/>51 <text:s text:c="9"/>ANL<text:tab/>@R1</text:p>
      <text:p text:style-name="P1">06B8 <text:s/>29 <text:s text:c="9"/>XCH<text:tab/>A,R1</text:p>
      <text:p text:style-name="P1">06B9 <text:s/>18 <text:s text:c="9"/>INC<text:tab/>R0</text:p>
      <text:p text:style-name="P1">06BA <text:s/>00 <text:s text:c="9"/>NOP</text:p>
      <text:p text:style-name="P1">06BB <text:s/>2C <text:s text:c="9"/>XCH<text:tab/>A,R4</text:p>
      <text:p text:style-name="P1">06BC <text:s/>11 <text:s text:c="9"/>INC<text:tab/>@R1</text:p>
      <text:p text:style-name="P1">06BD <text:s/>2A <text:s text:c="9"/>XCH<text:tab/>A,R2</text:p>
      <text:p text:style-name="P1">06BE <text:s/>31 <text:s text:c="9"/>XCHD<text:tab/>A,@R1</text:p>
      <text:p text:style-name="P1">06BF <text:s/>2A <text:s text:c="9"/>XCH<text:tab/>A,R2</text:p>
      <text:p text:style-name="P1">06C0 <text:s/>51 <text:s text:c="9"/>ANL<text:tab/>@R1</text:p>
      <text:p text:style-name="P1">06C1 <text:s/>2A <text:s text:c="9"/>XCH<text:tab/>A,R2</text:p>
      <text:p text:style-name="P1">06C2 <text:s/>11 <text:s text:c="9"/>INC<text:tab/>@R1</text:p>
      <text:p text:style-name="P1">06C3 <text:s/>1C <text:s text:c="9"/>INC<text:tab/>R4</text:p>
      <text:p text:style-name="P1">06C4 <text:s/>31 <text:s text:c="9"/>XCHD<text:tab/>A,@R1</text:p>
      <text:p text:style-name="P1">06C5 <text:s/>18 <text:s text:c="9"/>INC<text:tab/>R0</text:p>
      <text:p text:style-name="P1">06C6 <text:s/>00 <text:s text:c="9"/>NOP</text:p>
      <text:p text:style-name="P1">06C7 <text:s/>2D <text:s text:c="9"/>XCH<text:tab/>A,R5</text:p>
      <text:p text:style-name="P1">06C8 <text:s/>81 <text:s text:c="9"/>MOVX<text:tab/>A,@R1</text:p>
      <text:p text:style-name="P1">06C9 <text:s/>2B <text:s text:c="9"/>XCH<text:tab/>A,R3</text:p>
      <text:p text:style-name="P1">06CA <text:s/>91 <text:s text:c="9"/>MOVX<text:tab/>@R1,A</text:p>
      <text:p text:style-name="P1">06CB <text:s/>2B <text:s text:c="9"/>XCH<text:tab/>A,R3</text:p>
      <text:p text:style-name="P1">06CC <text:s/>11 <text:s text:c="9"/>INC<text:tab/>@R1</text:p>
      <text:p text:style-name="P1">06CD <text:s/>0E <text:s text:c="9"/>MOVD<text:tab/>A,P6</text:p>
      <text:p text:style-name="P1">06CE <text:s/>39 <text:s text:c="9"/>OUTL<text:tab/>P1,A</text:p>
      <text:p text:style-name="P1">06CF <text:s/>0C <text:s text:c="9"/>MOVD<text:tab/>A,P4</text:p>
      <text:p text:style-name="P1">06D0 <text:s/>10 <text:s text:c="9"/>INC<text:tab/>@R0</text:p>
      <text:p text:style-name="P1">06D1 <text:s/>00 <text:s text:c="9"/>NOP</text:p>
      <text:p text:style-name="P1"><text:soft-page-break/>06D2 <text:s/>2C <text:s text:c="9"/>XCH<text:tab/>A,R4</text:p>
      <text:p text:style-name="P1">06D3 <text:s/>11 <text:s text:c="9"/>INC<text:tab/>@R1</text:p>
      <text:p text:style-name="P1">06D4 <text:s/>1B <text:s text:c="9"/>INC<text:tab/>R3</text:p>
      <text:p text:style-name="P1">06D5 <text:s/>31 <text:s text:c="9"/>XCHD<text:tab/>A,@R1</text:p>
      <text:p text:style-name="P1">06D6 <text:s/>17 <text:s text:c="9"/>INC<text:tab/>A</text:p>
      <text:p text:style-name="P1">06D7 <text:s/>00 <text:s text:c="9"/>NOP</text:p>
      <text:p text:style-name="P1">06D8 <text:s/>2D <text:s text:c="9"/>XCH<text:tab/>A,R5</text:p>
      <text:p text:style-name="P1">06D9 <text:s/>11 <text:s text:c="9"/>INC<text:tab/>@R1</text:p>
      <text:p text:style-name="P1">06DA <text:s/>04 99 <text:s text:c="6"/>JMP<text:tab/>0099H</text:p>
      <text:p text:style-name="P1">06DC <text:s/>29 <text:s text:c="9"/>XCH<text:tab/>A,R1</text:p>
      <text:p text:style-name="P1">06DD <text:s/>10 <text:s text:c="9"/>INC<text:tab/>@R0</text:p>
      <text:p text:style-name="P1">06DE <text:s/>91 <text:s text:c="9"/>MOVX<text:tab/>@R1,A</text:p>
      <text:p text:style-name="P1">06DF <text:s/>2B <text:s text:c="9"/>XCH<text:tab/>A,R3</text:p>
      <text:p text:style-name="P1">06E0 <text:s/>00 <text:s text:c="9"/>NOP</text:p>
      <text:p text:style-name="P1">06E1 <text:s/>2C <text:s text:c="9"/>XCH<text:tab/>A,R4</text:p>
      <text:p text:style-name="P1">06E2 <text:s/>11 <text:s text:c="9"/>INC<text:tab/>@R1</text:p>
      <text:p text:style-name="P1">06E3 <text:s/>1A <text:s text:c="9"/>INC<text:tab/>R2</text:p>
      <text:p text:style-name="P1">06E4 <text:s/>31 <text:s text:c="9"/>XCHD<text:tab/>A,@R1</text:p>
      <text:p text:style-name="P1">06E5 <text:s/>16 00 <text:s text:c="6"/>JTF<text:tab/>0600H</text:p>
      <text:p text:style-name="P1">06E7 <text:s/>2D <text:s text:c="9"/>XCH<text:tab/>A,R5</text:p>
      <text:p text:style-name="P1">06E8 <text:s/>11 <text:s text:c="9"/>INC<text:tab/>@R1</text:p>
      <text:p text:style-name="P1">06E9 <text:s/>0E <text:s text:c="9"/>MOVD<text:tab/>A,P6</text:p>
      <text:p text:style-name="P1">06EA <text:s/>39 <text:s text:c="9"/>OUTL<text:tab/>P1,A</text:p>
      <text:p text:style-name="P1">06EB <text:s/>0C <text:s text:c="9"/>MOVD<text:tab/>A,P4</text:p>
      <text:p text:style-name="P1">06EC <text:s/>10 <text:s text:c="9"/>INC<text:tab/>@R0</text:p>
      <text:p text:style-name="P1">06ED <text:s/>05 <text:s text:c="9"/>EN<text:tab/>I</text:p>
      <text:p text:style-name="P1">06EE <text:s/>00 <text:s text:c="9"/>NOP</text:p>
      <text:p text:style-name="P1">06EF <text:s/>2C <text:s text:c="9"/>XCH<text:tab/>A,R4</text:p>
      <text:p text:style-name="P1">06F0 <text:s/>71 <text:s text:c="9"/>ADDC<text:tab/>A,@R1</text:p>
      <text:p text:style-name="P1">06F1 <text:s/>24 01 <text:s text:c="6"/>JMP<text:tab/>0101H</text:p>
      <text:p text:style-name="P1">06F3 <text:s/>29 <text:s text:c="9"/>XCH<text:tab/>A,R1</text:p>
      <text:p text:style-name="P1">06F4 <text:s/>A1 <text:s text:c="9"/>MOV<text:tab/>@R1,A</text:p>
      <text:p text:style-name="P1">06F5 <text:s/>29 <text:s text:c="9"/>XCH<text:tab/>A,R1</text:p>
      <text:p text:style-name="P1">06F6 <text:s/>18 <text:s text:c="9"/>INC<text:tab/>R0</text:p>
      <text:p text:style-name="P1">06F7 <text:s/>23 FF <text:s text:c="6"/>MOV<text:tab/>A,#FFH</text:p>
      <text:p text:style-name="P1">06F9 <text:s/>FF <text:s text:c="9"/>MOV<text:tab/>A,R7</text:p>
      <text:p text:style-name="P1">06FA <text:s/>FF <text:s text:c="9"/>MOV<text:tab/>A,R7</text:p>
      <text:p text:style-name="P1">06FB <text:s/>FF <text:s text:c="9"/>MOV<text:tab/>A,R7</text:p>
      <text:p text:style-name="P1">06FC <text:s/>FF <text:s text:c="9"/>MOV<text:tab/>A,R7</text:p>
      <text:p text:style-name="P1">06FD <text:s/>FF <text:s text:c="9"/>MOV<text:tab/>A,R7</text:p>
      <text:p text:style-name="P1">06FE <text:s/>FF <text:s text:c="9"/>MOV<text:tab/>A,R7</text:p>
      <text:p text:style-name="P1">06FF <text:s/>FF <text:s text:c="9"/>MOV<text:tab/>A,R7</text:p>
      <text:p text:style-name="P1"><text:soft-page-break/>0700 <text:s/>FF <text:s text:c="9"/>MOV<text:tab/>A,R7</text:p>
      <text:p text:style-name="P1">0701 <text:s/>A3 <text:s text:c="9"/>MOVP<text:tab/>A,@A</text:p>
      <text:p text:style-name="P1">0702 <text:s/>AE <text:s text:c="9"/>MOV<text:tab/>R6,A</text:p>
      <text:p text:style-name="P1">0703 <text:s/>1F <text:s text:c="9"/>INC<text:tab/>R7</text:p>
      <text:p text:style-name="P1">0704 <text:s/>FF <text:s text:c="9"/>MOV<text:tab/>A,R7</text:p>
      <text:p text:style-name="P1">0705 <text:s/>A3 <text:s text:c="9"/>MOVP<text:tab/>A,@A</text:p>
      <text:p text:style-name="P1">0706 <text:s/>AD <text:s text:c="9"/>MOV<text:tab/>R5,A</text:p>
      <text:p text:style-name="P1">0707 <text:s/>C6 0F <text:s text:c="6"/>JZ<text:tab/>070FH</text:p>
      <text:p text:style-name="P1">0709 <text:s/>47 <text:s text:c="9"/>SWAP<text:tab/>A</text:p>
      <text:p text:style-name="P1">070A <text:s/>53 0F <text:s text:c="6"/>ANL<text:tab/>A,#0FH</text:p>
      <text:p text:style-name="P1">070C <text:s/>A8 <text:s text:c="9"/>MOV<text:tab/>R0,A</text:p>
      <text:p text:style-name="P1">070D <text:s/>BC 00 <text:s text:c="6"/>MOV<text:tab/>R4,#00H</text:p>
      <text:p text:style-name="P1">070F <text:s/>1F <text:s text:c="9"/>INC<text:tab/>R7</text:p>
      <text:p text:style-name="P1">0710 <text:s/>FF <text:s text:c="9"/>MOV<text:tab/>A,R7</text:p>
      <text:p text:style-name="P1">0711 <text:s/>A3 <text:s text:c="9"/>MOVP<text:tab/>A,@A</text:p>
      <text:p text:style-name="P1">0712 <text:s/>54 00 <text:s text:c="6"/>CALL<text:tab/>0200H</text:p>
      <text:p text:style-name="P1">0714 <text:s/>FD <text:s text:c="9"/>MOV<text:tab/>A,R5</text:p>
      <text:p text:style-name="P1">0715 <text:s/>43 08 <text:s text:c="6"/>ORL<text:tab/>A,#08H</text:p>
      <text:p text:style-name="P1">0717 <text:s/>74 2F <text:s text:c="6"/>CALL<text:tab/>032FH</text:p>
      <text:p text:style-name="P1">0719 <text:s/>FD <text:s text:c="9"/>MOV<text:tab/>A,R5</text:p>
      <text:p text:style-name="P1">071A <text:s/>53 08 <text:s text:c="6"/>ANL<text:tab/>A,#08H</text:p>
      <text:p text:style-name="P1">071C <text:s/>C6 2C <text:s text:c="6"/>JZ<text:tab/>072CH</text:p>
      <text:p text:style-name="P1">071E <text:s/>1F <text:s text:c="9"/>INC<text:tab/>R7</text:p>
      <text:p text:style-name="P1">071F <text:s/>FF <text:s text:c="9"/>MOV<text:tab/>A,R7</text:p>
      <text:p text:style-name="P1">0720 <text:s/>A3 <text:s text:c="9"/>MOVP<text:tab/>A,@A</text:p>
      <text:p text:style-name="P1">0721 <text:s/>AB <text:s text:c="9"/>MOV<text:tab/>R3,A</text:p>
      <text:p text:style-name="P1">0722 <text:s/>23 00 <text:s text:c="6"/>MOV<text:tab/>A,#00H</text:p>
      <text:p text:style-name="P1">0724 <text:s/>62 <text:s text:c="9"/>MOV<text:tab/>T,A</text:p>
      <text:p text:style-name="P1">0725 <text:s/>55 <text:s text:c="9"/>STRT<text:tab/>T</text:p>
      <text:p text:style-name="P1">0726 <text:s/>16 2A <text:s text:c="6"/>JTF<text:tab/>072AH</text:p>
      <text:p text:style-name="P1">0728 <text:s/>E4 26 <text:s text:c="6"/>JMP<text:tab/>0726H</text:p>
      <text:p text:style-name="P1">072A <text:s/>EB 22 <text:s text:c="6"/>DJNZ<text:tab/>R3,0722H</text:p>
      <text:p text:style-name="P1">072C <text:s/>EE 03 <text:s text:c="6"/>DJNZ<text:tab/>R6,0703H</text:p>
      <text:p text:style-name="P1">072E <text:s/>83 <text:s text:c="9"/>RET</text:p>
      <text:p text:style-name="P1">072F <text:s/>43 00 <text:s text:c="6"/>ORL<text:tab/>A,#00H</text:p>
      <text:p text:style-name="P1">0731 <text:s/>2C <text:s text:c="9"/>XCH<text:tab/>A,R4</text:p>
      <text:p text:style-name="P1">0732 <text:s/>12 18 <text:s text:c="6"/>JB0<text:tab/>0718H</text:p>
      <text:p text:style-name="P1">0734 <text:s/>32 12 <text:s text:c="6"/>JB1<text:tab/>0712H</text:p>
      <text:p text:style-name="P1">0736 <text:s/>00 <text:s text:c="9"/>NOP</text:p>
      <text:p text:style-name="P1">0737 <text:s/>2D <text:s text:c="9"/>XCH<text:tab/>A,R5</text:p>
      <text:p text:style-name="P1">0738 <text:s/>11 <text:s text:c="9"/>INC<text:tab/>@R1</text:p>
      <text:p text:style-name="P1">0739 <text:s/>09 <text:s text:c="9"/>IN<text:tab/>A,P1</text:p>
      <text:p text:style-name="P1"><text:soft-page-break/>073A <text:s/>99 29 <text:s text:c="6"/>ANL<text:tab/>P1,#29H</text:p>
      <text:p text:style-name="P1">073C <text:s/>10 <text:s text:c="9"/>INC<text:tab/>@R0</text:p>
      <text:p text:style-name="P1">073D <text:s/>91 <text:s text:c="9"/>MOVX<text:tab/>@R1,A</text:p>
      <text:p text:style-name="P1">073E <text:s/>2B <text:s text:c="9"/>XCH<text:tab/>A,R3</text:p>
      <text:p text:style-name="P1">073F <text:s/>11 <text:s text:c="9"/>INC<text:tab/>@R1</text:p>
      <text:p text:style-name="P1">0740 <text:s/>0E <text:s text:c="9"/>MOVD<text:tab/>A,P6</text:p>
      <text:p text:style-name="P1">0741 <text:s/>39 <text:s text:c="9"/>OUTL<text:tab/>P1,A</text:p>
      <text:p text:style-name="P1">0742 <text:s/>0C <text:s text:c="9"/>MOVD<text:tab/>A,P4</text:p>
      <text:p text:style-name="P1">0743 <text:s/>10 <text:s text:c="9"/>INC<text:tab/>@R0</text:p>
      <text:p text:style-name="P1">0744 <text:s/>11 <text:s text:c="9"/>INC<text:tab/>@R1</text:p>
      <text:p text:style-name="P1">0745 <text:s/>04 99 <text:s text:c="6"/>JMP<text:tab/>0099H</text:p>
      <text:p text:style-name="P1">0747 <text:s/>29 <text:s text:c="9"/>XCH<text:tab/>A,R1</text:p>
      <text:p text:style-name="P1">0748 <text:s/>10 <text:s text:c="9"/>INC<text:tab/>@R0</text:p>
      <text:p text:style-name="P1">0749 <text:s/>91 <text:s text:c="9"/>MOVX<text:tab/>@R1,A</text:p>
      <text:p text:style-name="P1">074A <text:s/>2B <text:s text:c="9"/>XCH<text:tab/>A,R3</text:p>
      <text:p text:style-name="P1">074B <text:s/>00 <text:s text:c="9"/>NOP</text:p>
      <text:p text:style-name="P1">074C <text:s/>2C <text:s text:c="9"/>XCH<text:tab/>A,R4</text:p>
      <text:p text:style-name="P1">074D <text:s/>12 1A <text:s text:c="6"/>JB0<text:tab/>071AH</text:p>
      <text:p text:style-name="P1">074F <text:s/>32 15 <text:s text:c="6"/>JB1<text:tab/>0715H</text:p>
      <text:p text:style-name="P1">0751 <text:s/>00 <text:s text:c="9"/>NOP</text:p>
      <text:p text:style-name="P1">0752 <text:s/>2D <text:s text:c="9"/>XCH<text:tab/>A,R5</text:p>
      <text:p text:style-name="P1">0753 <text:s/>11 <text:s text:c="9"/>INC<text:tab/>@R1</text:p>
      <text:p text:style-name="P1">0754 <text:s/>0E <text:s text:c="9"/>MOVD<text:tab/>A,P6</text:p>
      <text:p text:style-name="P1">0755 <text:s/>39 <text:s text:c="9"/>OUTL<text:tab/>P1,A</text:p>
      <text:p text:style-name="P1">0756 <text:s/>0C <text:s text:c="9"/>MOVD<text:tab/>A,P4</text:p>
      <text:p text:style-name="P1">0757 <text:s/>10 <text:s text:c="9"/>INC<text:tab/>@R0</text:p>
      <text:p text:style-name="P1">0758 <text:s/>00 <text:s text:c="9"/>NOP</text:p>
      <text:p text:style-name="P1">0759 <text:s/>2C <text:s text:c="9"/>XCH<text:tab/>A,R4</text:p>
      <text:p text:style-name="P1">075A <text:s/>12 21 <text:s text:c="6"/>JB0<text:tab/>0721H</text:p>
      <text:p text:style-name="P1">075C <text:s/>32 18 <text:s text:c="6"/>JB1<text:tab/>0718H</text:p>
      <text:p text:style-name="P1">075E <text:s/>00 <text:s text:c="9"/>NOP</text:p>
      <text:p text:style-name="P1">075F <text:s/>2D <text:s text:c="9"/>XCH<text:tab/>A,R5</text:p>
      <text:p text:style-name="P1">0760 <text:s/>11 <text:s text:c="9"/>INC<text:tab/>@R1</text:p>
      <text:p text:style-name="P1">0761 <text:s/>09 <text:s text:c="9"/>IN<text:tab/>A,P1</text:p>
      <text:p text:style-name="P1">0762 <text:s/>99 29 <text:s text:c="6"/>ANL<text:tab/>P1,#29H</text:p>
      <text:p text:style-name="P1">0764 <text:s/>10 <text:s text:c="9"/>INC<text:tab/>@R0</text:p>
      <text:p text:style-name="P1">0765 <text:s/>91 <text:s text:c="9"/>MOVX<text:tab/>@R1,A</text:p>
      <text:p text:style-name="P1">0766 <text:s/>2B <text:s text:c="9"/>XCH<text:tab/>A,R3</text:p>
      <text:p text:style-name="P1">0767 <text:s/>11 <text:s text:c="9"/>INC<text:tab/>@R1</text:p>
      <text:p text:style-name="P1">0768 <text:s/>0E <text:s text:c="9"/>MOVD<text:tab/>A,P6</text:p>
      <text:p text:style-name="P1">0769 <text:s/>39 <text:s text:c="9"/>OUTL<text:tab/>P1,A</text:p>
      <text:p text:style-name="P1">076A <text:s/>0C <text:s text:c="9"/>MOVD<text:tab/>A,P4</text:p>
      <text:p text:style-name="P1"><text:soft-page-break/>076B <text:s/>10 <text:s text:c="9"/>INC<text:tab/>@R0</text:p>
      <text:p text:style-name="P1">076C <text:s/>11 <text:s text:c="9"/>INC<text:tab/>@R1</text:p>
      <text:p text:style-name="P1">076D <text:s/>04 99 <text:s text:c="6"/>JMP<text:tab/>0099H</text:p>
      <text:p text:style-name="P1">076F <text:s/>29 <text:s text:c="9"/>XCH<text:tab/>A,R1</text:p>
      <text:p text:style-name="P1">0770 <text:s/>10 <text:s text:c="9"/>INC<text:tab/>@R0</text:p>
      <text:p text:style-name="P1">0771 <text:s/>91 <text:s text:c="9"/>MOVX<text:tab/>@R1,A</text:p>
      <text:p text:style-name="P1">0772 <text:s/>2B <text:s text:c="9"/>XCH<text:tab/>A,R3</text:p>
      <text:p text:style-name="P1">0773 <text:s/>00 <text:s text:c="9"/>NOP</text:p>
      <text:p text:style-name="P1">0774 <text:s/>2C <text:s text:c="9"/>XCH<text:tab/>A,R4</text:p>
      <text:p text:style-name="P1">0775 <text:s/>12 1F <text:s text:c="6"/>JB0<text:tab/>071FH</text:p>
      <text:p text:style-name="P1">0777 <text:s/>32 17 <text:s text:c="6"/>JB1<text:tab/>0717H</text:p>
      <text:p text:style-name="P1">0779 <text:s/>00 <text:s text:c="9"/>NOP</text:p>
      <text:p text:style-name="P1">077A <text:s/>2D <text:s text:c="9"/>XCH<text:tab/>A,R5</text:p>
      <text:p text:style-name="P1">077B <text:s/>11 <text:s text:c="9"/>INC<text:tab/>@R1</text:p>
      <text:p text:style-name="P1">077C <text:s/>0E <text:s text:c="9"/>MOVD<text:tab/>A,P6</text:p>
      <text:p text:style-name="P1">077D <text:s/>39 <text:s text:c="9"/>OUTL<text:tab/>P1,A</text:p>
      <text:p text:style-name="P1">077E <text:s/>0C <text:s text:c="9"/>MOVD<text:tab/>A,P4</text:p>
      <text:p text:style-name="P1">077F <text:s/>10 <text:s text:c="9"/>INC<text:tab/>@R0</text:p>
      <text:p text:style-name="P1">0780 <text:s/>00 <text:s text:c="9"/>NOP</text:p>
      <text:p text:style-name="P1">0781 <text:s/>2C <text:s text:c="9"/>XCH<text:tab/>A,R4</text:p>
      <text:p text:style-name="P1">0782 <text:s/>12 1F <text:s text:c="6"/>JB0<text:tab/>071FH</text:p>
      <text:p text:style-name="P1">0784 <text:s/>32 17 <text:s text:c="6"/>JB1<text:tab/>0717H</text:p>
      <text:p text:style-name="P1">0786 <text:s/>00 <text:s text:c="9"/>NOP</text:p>
      <text:p text:style-name="P1">0787 <text:s/>2D <text:s text:c="9"/>XCH<text:tab/>A,R5</text:p>
      <text:p text:style-name="P1">0788 <text:s/>11 <text:s text:c="9"/>INC<text:tab/>@R1</text:p>
      <text:p text:style-name="P1">0789 <text:s/>09 <text:s text:c="9"/>IN<text:tab/>A,P1</text:p>
      <text:p text:style-name="P1">078A <text:s/>99 29 <text:s text:c="6"/>ANL<text:tab/>P1,#29H</text:p>
      <text:p text:style-name="P1">078C <text:s/>10 <text:s text:c="9"/>INC<text:tab/>@R0</text:p>
      <text:p text:style-name="P1">078D <text:s/>91 <text:s text:c="9"/>MOVX<text:tab/>@R1,A</text:p>
      <text:p text:style-name="P1">078E <text:s/>2B <text:s text:c="9"/>XCH<text:tab/>A,R3</text:p>
      <text:p text:style-name="P1">078F <text:s/>11 <text:s text:c="9"/>INC<text:tab/>@R1</text:p>
      <text:p text:style-name="P1">0790 <text:s/>0E <text:s text:c="9"/>MOVD<text:tab/>A,P6</text:p>
      <text:p text:style-name="P1">0791 <text:s/>39 <text:s text:c="9"/>OUTL<text:tab/>P1,A</text:p>
      <text:p text:style-name="P1">0792 <text:s/>0C <text:s text:c="9"/>MOVD<text:tab/>A,P4</text:p>
      <text:p text:style-name="P1">0793 <text:s/>10 <text:s text:c="9"/>INC<text:tab/>@R0</text:p>
      <text:p text:style-name="P1">0794 <text:s/>00 <text:s text:c="9"/>NOP</text:p>
      <text:p text:style-name="P1">0795 <text:s/>2C <text:s text:c="9"/>XCH<text:tab/>A,R4</text:p>
      <text:p text:style-name="P1">0796 <text:s/>12 1E <text:s text:c="6"/>JB0<text:tab/>071EH</text:p>
      <text:p text:style-name="P1">0798 <text:s/>32 15 <text:s text:c="6"/>JB1<text:tab/>0715H</text:p>
      <text:p text:style-name="P1">079A <text:s/>00 <text:s text:c="9"/>NOP</text:p>
      <text:p text:style-name="P1">079B <text:s/>2D <text:s text:c="9"/>XCH<text:tab/>A,R5</text:p>
      <text:p text:style-name="P1">079C <text:s/>11 <text:s text:c="9"/>INC<text:tab/>@R1</text:p>
      <text:p text:style-name="P1"><text:soft-page-break/>079D <text:s/>04 99 <text:s text:c="6"/>JMP<text:tab/>0099H</text:p>
      <text:p text:style-name="P1">079F <text:s/>29 <text:s text:c="9"/>XCH<text:tab/>A,R1</text:p>
      <text:p text:style-name="P1">07A0 <text:s/>10 <text:s text:c="9"/>INC<text:tab/>@R0</text:p>
      <text:p text:style-name="P1">07A1 <text:s/>91 <text:s text:c="9"/>MOVX<text:tab/>@R1,A</text:p>
      <text:p text:style-name="P1">07A2 <text:s/>2B <text:s text:c="9"/>XCH<text:tab/>A,R3</text:p>
      <text:p text:style-name="P1">07A3 <text:s/>00 <text:s text:c="9"/>NOP</text:p>
      <text:p text:style-name="P1">07A4 <text:s/>2C <text:s text:c="9"/>XCH<text:tab/>A,R4</text:p>
      <text:p text:style-name="P1">07A5 <text:s/>12 1E <text:s text:c="6"/>JB0<text:tab/>071EH</text:p>
      <text:p text:style-name="P1">07A7 <text:s/>32 15 <text:s text:c="6"/>JB1<text:tab/>0715H</text:p>
      <text:p text:style-name="P1">07A9 <text:s/>00 <text:s text:c="9"/>NOP</text:p>
      <text:p text:style-name="P1">07AA <text:s/>2D <text:s text:c="9"/>XCH<text:tab/>A,R5</text:p>
      <text:p text:style-name="P1">07AB <text:s/>11 <text:s text:c="9"/>INC<text:tab/>@R1</text:p>
      <text:p text:style-name="P1">07AC <text:s/>0E <text:s text:c="9"/>MOVD<text:tab/>A,P6</text:p>
      <text:p text:style-name="P1">07AD <text:s/>39 <text:s text:c="9"/>OUTL<text:tab/>P1,A</text:p>
      <text:p text:style-name="P1">07AE <text:s/>0C <text:s text:c="9"/>MOVD<text:tab/>A,P4</text:p>
      <text:p text:style-name="P1">07AF <text:s/>10 <text:s text:c="9"/>INC<text:tab/>@R0</text:p>
      <text:p text:style-name="P1">07B0 <text:s/>11 <text:s text:c="9"/>INC<text:tab/>@R1</text:p>
      <text:p text:style-name="P1">07B1 <text:s/>09 <text:s text:c="9"/>IN<text:tab/>A,P1</text:p>
      <text:p text:style-name="P1">07B2 <text:s/>99 29 <text:s text:c="6"/>ANL<text:tab/>P1,#29H</text:p>
      <text:p text:style-name="P1">07B4 <text:s/>10 <text:s text:c="9"/>INC<text:tab/>@R0</text:p>
      <text:p text:style-name="P1">07B5 <text:s/>91 <text:s text:c="9"/>MOVX<text:tab/>@R1,A</text:p>
      <text:p text:style-name="P1">07B6 <text:s/>2B <text:s text:c="9"/>XCH<text:tab/>A,R3</text:p>
      <text:p text:style-name="P1">07B7 <text:s/>00 <text:s text:c="9"/>NOP</text:p>
      <text:p text:style-name="P1">07B8 <text:s/>2C <text:s text:c="9"/>XCH<text:tab/>A,R4</text:p>
      <text:p text:style-name="P1">07B9 <text:s/>12 21 <text:s text:c="6"/>JB0<text:tab/>0721H</text:p>
      <text:p text:style-name="P1">07BB <text:s/>32 18 <text:s text:c="6"/>JB1<text:tab/>0718H</text:p>
      <text:p text:style-name="P1">07BD <text:s/>00 <text:s text:c="9"/>NOP</text:p>
      <text:p text:style-name="P1">07BE <text:s/>2D <text:s text:c="9"/>XCH<text:tab/>A,R5</text:p>
      <text:p text:style-name="P1">07BF <text:s/>11 <text:s text:c="9"/>INC<text:tab/>@R1</text:p>
      <text:p text:style-name="P1">07C0 <text:s/>0E <text:s text:c="9"/>MOVD<text:tab/>A,P6</text:p>
      <text:p text:style-name="P1">07C1 <text:s/>39 <text:s text:c="9"/>OUTL<text:tab/>P1,A</text:p>
      <text:p text:style-name="P1">07C2 <text:s/>0C <text:s text:c="9"/>MOVD<text:tab/>A,P4</text:p>
      <text:p text:style-name="P1">07C3 <text:s/>10 <text:s text:c="9"/>INC<text:tab/>@R0</text:p>
      <text:p text:style-name="P1">07C4 <text:s/>FF <text:s text:c="9"/>MOV<text:tab/>A,R7</text:p>
      <text:p text:style-name="P1">07C5 <text:s/>FF <text:s text:c="9"/>MOV<text:tab/>A,R7</text:p>
      <text:p text:style-name="P1">07C6 <text:s/>FF <text:s text:c="9"/>MOV<text:tab/>A,R7</text:p>
      <text:p text:style-name="P1">07C7 <text:s/>FF <text:s text:c="9"/>MOV<text:tab/>A,R7</text:p>
      <text:p text:style-name="P1">07C8 <text:s/>FF <text:s text:c="9"/>MOV<text:tab/>A,R7</text:p>
      <text:p text:style-name="P1">07C9 <text:s/>FF <text:s text:c="9"/>MOV<text:tab/>A,R7</text:p>
      <text:p text:style-name="P1">07CA <text:s/>FF <text:s text:c="9"/>MOV<text:tab/>A,R7</text:p>
      <text:p text:style-name="P1">07CB <text:s/>FF <text:s text:c="9"/>MOV<text:tab/>A,R7</text:p>
      <text:p text:style-name="P1">07CC <text:s/>FF <text:s text:c="9"/>MOV<text:tab/>A,R7</text:p>
      <text:p text:style-name="P1"><text:soft-page-break/>07CD <text:s/>FF <text:s text:c="9"/>MOV<text:tab/>A,R7</text:p>
      <text:p text:style-name="P1">07CE <text:s/>FF <text:s text:c="9"/>MOV<text:tab/>A,R7</text:p>
      <text:p text:style-name="P1">07CF <text:s/>FF <text:s text:c="9"/>MOV<text:tab/>A,R7</text:p>
      <text:p text:style-name="P1">07D0 <text:s/>FF <text:s text:c="9"/>MOV<text:tab/>A,R7</text:p>
      <text:p text:style-name="P1">07D1 <text:s/>FF <text:s text:c="9"/>MOV<text:tab/>A,R7</text:p>
      <text:p text:style-name="P1">07D2 <text:s/>FF <text:s text:c="9"/>MOV<text:tab/>A,R7</text:p>
      <text:p text:style-name="P1">07D3 <text:s/>FF <text:s text:c="9"/>MOV<text:tab/>A,R7</text:p>
      <text:p text:style-name="P1">07D4 <text:s/>FF <text:s text:c="9"/>MOV<text:tab/>A,R7</text:p>
      <text:p text:style-name="P1">07D5 <text:s/>FF <text:s text:c="9"/>MOV<text:tab/>A,R7</text:p>
      <text:p text:style-name="P1">07D6 <text:s/>FF <text:s text:c="9"/>MOV<text:tab/>A,R7</text:p>
      <text:p text:style-name="P1">07D7 <text:s/>FF <text:s text:c="9"/>MOV<text:tab/>A,R7</text:p>
      <text:p text:style-name="P1">07D8 <text:s/>FF <text:s text:c="9"/>MOV<text:tab/>A,R7</text:p>
      <text:p text:style-name="P1">07D9 <text:s/>FF <text:s text:c="9"/>MOV<text:tab/>A,R7</text:p>
      <text:p text:style-name="P1">07DA <text:s/>FF <text:s text:c="9"/>MOV<text:tab/>A,R7</text:p>
      <text:p text:style-name="P1">07DB <text:s/>FF <text:s text:c="9"/>MOV<text:tab/>A,R7</text:p>
      <text:p text:style-name="P1">07DC <text:s/>FF <text:s text:c="9"/>MOV<text:tab/>A,R7</text:p>
      <text:p text:style-name="P1">07DD <text:s/>FF <text:s text:c="9"/>MOV<text:tab/>A,R7</text:p>
      <text:p text:style-name="P1">07DE <text:s/>FF <text:s text:c="9"/>MOV<text:tab/>A,R7</text:p>
      <text:p text:style-name="P1">07DF <text:s/>FF <text:s text:c="9"/>MOV<text:tab/>A,R7</text:p>
      <text:p text:style-name="P1">07E0 <text:s/>FF <text:s text:c="9"/>MOV<text:tab/>A,R7</text:p>
      <text:p text:style-name="P1">07E1 <text:s/>FF <text:s text:c="9"/>MOV<text:tab/>A,R7</text:p>
      <text:p text:style-name="P1">07E2 <text:s/>FF <text:s text:c="9"/>MOV<text:tab/>A,R7</text:p>
      <text:p text:style-name="P1">07E3 <text:s/>FF <text:s text:c="9"/>MOV<text:tab/>A,R7</text:p>
      <text:p text:style-name="P1">07E4 <text:s/>FF <text:s text:c="9"/>MOV<text:tab/>A,R7</text:p>
      <text:p text:style-name="P1">07E5 <text:s/>FF <text:s text:c="9"/>MOV<text:tab/>A,R7</text:p>
      <text:p text:style-name="P1">07E6 <text:s/>FF <text:s text:c="9"/>MOV<text:tab/>A,R7</text:p>
      <text:p text:style-name="P1">07E7 <text:s/>FF <text:s text:c="9"/>MOV<text:tab/>A,R7</text:p>
      <text:p text:style-name="P1">07E8 <text:s/>FF <text:s text:c="9"/>MOV<text:tab/>A,R7</text:p>
      <text:p text:style-name="P1">07E9 <text:s/>FF <text:s text:c="9"/>MOV<text:tab/>A,R7</text:p>
      <text:p text:style-name="P1">07EA <text:s/>FF <text:s text:c="9"/>MOV<text:tab/>A,R7</text:p>
      <text:p text:style-name="P1">07EB <text:s/>FF <text:s text:c="9"/>MOV<text:tab/>A,R7</text:p>
      <text:p text:style-name="P1">07EC <text:s/>FF <text:s text:c="9"/>MOV<text:tab/>A,R7</text:p>
      <text:p text:style-name="P1">07ED <text:s/>FF <text:s text:c="9"/>MOV<text:tab/>A,R7</text:p>
      <text:p text:style-name="P1">07EE <text:s/>FF <text:s text:c="9"/>MOV<text:tab/>A,R7</text:p>
      <text:p text:style-name="P1">07EF <text:s/>FF <text:s text:c="9"/>MOV<text:tab/>A,R7</text:p>
      <text:p text:style-name="P1">07F0 <text:s/>FF <text:s text:c="9"/>MOV<text:tab/>A,R7</text:p>
      <text:p text:style-name="P1">07F1 <text:s/>FF <text:s text:c="9"/>MOV<text:tab/>A,R7</text:p>
      <text:p text:style-name="P1">07F2 <text:s/>FF <text:s text:c="9"/>MOV<text:tab/>A,R7</text:p>
      <text:p text:style-name="P1">07F3 <text:s/>FF <text:s text:c="9"/>MOV<text:tab/>A,R7</text:p>
      <text:p text:style-name="P1">07F4 <text:s/>FF <text:s text:c="9"/>MOV<text:tab/>A,R7</text:p>
      <text:p text:style-name="P1">07F5 <text:s/>FF <text:s text:c="9"/>MOV<text:tab/>A,R7</text:p>
      <text:p text:style-name="P1">07F6 <text:s/>FF <text:s text:c="9"/>MOV<text:tab/>A,R7</text:p>
      <text:p text:style-name="P1"><text:soft-page-break/>07F7 <text:s/>FF <text:s text:c="9"/>MOV<text:tab/>A,R7</text:p>
      <text:p text:style-name="P1">07F8 <text:s/>FF <text:s text:c="9"/>MOV<text:tab/>A,R7</text:p>
      <text:p text:style-name="P1">07F9 <text:s/>FF <text:s text:c="9"/>MOV<text:tab/>A,R7</text:p>
      <text:p text:style-name="P1">07FA <text:s/>FF <text:s text:c="9"/>MOV<text:tab/>A,R7</text:p>
      <text:p text:style-name="P1">07FB <text:s/>FF <text:s text:c="9"/>MOV<text:tab/>A,R7</text:p>
      <text:p text:style-name="P1">07FC <text:s/>FF <text:s text:c="9"/>MOV<text:tab/>A,R7</text:p>
      <text:p text:style-name="P1">07FD <text:s/>FF <text:s text:c="9"/>MOV<text:tab/>A,R7</text:p>
      <text:p text:style-name="P1">07FE <text:s/>FF <text:s text:c="9"/>MOV<text:tab/>A,R7</text:p>
      <text:p text:style-name="P1">07FF <text:s/>FF <text:s text:c="9"/>MOV<text:tab/>A,R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5T11:59:09.695000000</dc:date>
    <meta:editing-duration>PT7M58S</meta:editing-duration>
    <meta:editing-cycles>3</meta:editing-cycles>
    <meta:generator>LibreOffice/5.0.6.3$Windows_x86 LibreOffice_project/490fc03b25318460cfc54456516ea2519c11d1aa</meta:generator>
    <meta:document-statistic meta:table-count="0" meta:image-count="0" meta:object-count="0" meta:page-count="39" meta:paragraph-count="1575" meta:word-count="7400" meta:character-count="44702" meta:non-whitespace-character-count="24486"/>
  </office:meta>
</office:document-meta>
</file>